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0.9896in" fo:margin-left="-0.0813in" fo:margin-right="-0.0028in" table:align="margins"/>
    </style:style>
    <style:style style:name="តារាង1.A" style:family="table-column">
      <style:table-column-properties style:column-width="0.7104in" style:rel-column-width="4237*"/>
    </style:style>
    <style:style style:name="តារាង1.B" style:family="table-column">
      <style:table-column-properties style:column-width="1.0417in" style:rel-column-width="6213*"/>
    </style:style>
    <style:style style:name="តារាង1.C" style:family="table-column">
      <style:table-column-properties style:column-width="0.434in" style:rel-column-width="2588*"/>
    </style:style>
    <style:style style:name="តារាង1.D" style:family="table-column">
      <style:table-column-properties style:column-width="0.9118in" style:rel-column-width="5438*"/>
    </style:style>
    <style:style style:name="តារាង1.E" style:family="table-column">
      <style:table-column-properties style:column-width="0.5903in" style:rel-column-width="3520*"/>
    </style:style>
    <style:style style:name="តារាង1.F" style:family="table-column">
      <style:table-column-properties style:column-width="0.9458in" style:rel-column-width="5641*"/>
    </style:style>
    <style:style style:name="តារាង1.G" style:family="table-column">
      <style:table-column-properties style:column-width="4.15in" style:rel-column-width="24748*"/>
    </style:style>
    <style:style style:name="តារាង1.H" style:family="table-column">
      <style:table-column-properties style:column-width="1.1215in" style:rel-column-width="6689*"/>
    </style:style>
    <style:style style:name="តារាង1.I" style:family="table-column">
      <style:table-column-properties style:column-width="1.0833in" style:rel-column-width="6461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2" style:family="paragraph" style:parent-style-name="Table_20_Heading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fo:background-color="#ffffff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6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9" style:family="paragraph" style:parent-style-name="Table_20_Contents">
      <style:paragraph-properties fo:text-align="justify" style:justify-single-word="false">
        <style:tab-stops>
          <style:tab-stop style:position="2.0661in"/>
        </style:tab-stops>
      </style:paragraph-properties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12" style:family="paragraph" style:parent-style-name="Table_20_Contents">
      <style:paragraph-properties fo:text-align="center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/>
    </style:style>
    <style:style style:name="P13" style:family="paragraph" style:parent-style-name="Table_20_Contents">
      <style:paragraph-properties fo:text-align="justify" style:justify-single-word="false"/>
      <style:text-properties style:font-name="Khmer OS" fo:font-size="11pt" style:font-size-asian="11pt" style:font-name-complex="Khmer OS" style:font-size-complex="11pt"/>
    </style:style>
    <style:style style:name="P14" style:family="paragraph" style:parent-style-name="Table_20_Contents">
      <style:paragraph-properties fo:text-align="justify" style:justify-single-word="false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15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6" style:family="paragraph" style:parent-style-name="Table_20_Contents">
      <style:paragraph-properties fo:text-align="center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7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scale="98%"/>
    </style:style>
    <style:style style:name="T4" style:family="text">
      <style:text-properties fo:font-weight="normal" style:font-name-asian="Baiduk OT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style:font-name-asian="Baiduk OT"/>
    </style:style>
    <style:style style:name="T8" style:family="text">
      <style:text-properties fo:background-color="#ffff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style:font-weight-asian="bold" style:font-weight-complex="bold"/>
    </style:style>
    <style:style style:name="T11" style:family="text">
      <style:text-properties fo:background-color="transparent"/>
    </style:style>
    <style:style style:name="T12" style:family="text"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1">ល.រ</text:p>
          </table:table-cell>
          <table:table-cell table:style-name="តារាង1.A1" office:value-type="string">
            <text:p text:style-name="P2">មេ​ពាក្យ</text:p>
          </table:table-cell>
          <table:table-cell table:style-name="តារាង1.A1" office:value-type="string">
            <text:p text:style-name="P3">ល.រ</text:p>
          </table:table-cell>
          <table:table-cell table:style-name="តារាង1.A1" office:value-type="string">
            <text:p text:style-name="P3">សូរ​ប្រកប</text:p>
          </table:table-cell>
          <table:table-cell table:style-name="តារាង1.A1" office:value-type="string">
            <text:p text:style-name="P3">មក​ពី</text:p>
          </table:table-cell>
          <table:table-cell table:style-name="តារាង1.A1" office:value-type="string">
            <text:p text:style-name="P3">ថ្នាក់</text:p>
          </table:table-cell>
          <table:table-cell table:style-name="តារាង1.A1" office:value-type="string">
            <text:p text:style-name="P3">សេចក្ដី​ពន្យល់</text:p>
          </table:table-cell>
          <table:table-cell table:style-name="តារាង1.A1" office:value-type="string">
            <text:p text:style-name="P3">របៀប​សរសេរ​ផ្សេង</text:p>
          </table:table-cell>
          <table:table-cell table:style-name="តារាង1.I1" office:value-type="string">
            <text:p text:style-name="P3"/>
            <text:p text:style-name="P3">ពាក្យ​ផ្សំ</text:p>
            <text:p text:style-name="P3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>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15">ព្យញ្ជនៈ​ទី ៣ ក្នុង​វគ្គ​ទី ២ ជា​តាលុជៈ មាន​សំឡេង​ក្នុង​ពិតាន គឺ​ត្រង់​ក្រអូម​មាត់ ជា​សិថិល-ឃោសៈ, សំ. បា. អាន​ថា ជៈ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16"/>
          </table:table-cell>
        </table:table-row>
        <table:table-row>
          <table:table-cell table:style-name="តារាង1.A2" office:value-type="string">
            <text:p text:style-name="P4">៣០៧៧</text:p>
          </table:table-cell>
          <table:table-cell table:style-name="តារាង1.A2" office:value-type="string">
            <text:p text:style-name="P6">ជក់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5">ប្រដាប់​ធ្វើ​ដោយ​រោម​សត្វ​ឬ​សរសៃ​សំបក​ឈើ សម្រាប់​គូរ, សម្រាប់​សរសេរ, សម្រាប់​លាប​ថ្នាំ​ទឹ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15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បឺត​ស្រូប​ផ្សែង : ជក់​បារី ។ បឺត​ខ្យល់ : ក្ដោង​ជក់​ខ្យល់, រនាំង​ជក់​ខ្យល់​ឡើង​ប៉ោ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៧៨</text:p>
          </table:table-cell>
          <table:table-cell table:style-name="តារាង1.A2" office:value-type="string">
            <text:p text:style-name="P6">ជគ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គត់</text:p>
          </table:table-cell>
          <table:table-cell table:style-name="តារាង1.D2" office:value-type="string">
            <text:p text:style-name="P7">សំ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ត្វ​លោក, មហា​ជន...។ ពាក្យ​នេះ​ប្រទះ​ឃើញ​ជា​ញឹក​ញយ​នៅ​សិលា​ចារឹក​សម័យ​មហា​នគរ (នគរ​ធំ, នគរ​វត្ត)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៧៩</text:p>
          </table:table-cell>
          <table:table-cell table:style-name="តារាង1.A2" office:value-type="string">
            <text:p text:style-name="P6">ជ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មនុស្ស​ជាតិ​មួយ​នៅ​ក្នុង​ដែន​កម្ពុជា (ពួក​ស្ទៀង) ។ អា​ជង! ពាក្យ​ជេរ​បន្ថោក​បន្ទាប ប្រដូច​ទៅ​នឹង​ជង ។ អា​ជង​ក្ង ! ពាក្យ​ជេរ​ប្រដូច​ថា ក្ង <text:s/>ឥត​ឱន​លំទោន​ដូច​ជា​ជ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៨០</text:p>
          </table:table-cell>
          <table:table-cell table:style-name="តារាង1.A2" office:value-type="string">
            <text:p text:style-name="P6">ជង់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ដោយ​តាម​បណ្ដោយ​ខ្លួន​ចុះ​ទល់​ពី​ក្រោម : ជង់​ត្រី, ឈើ​ស្រួច​ជង់​ជើ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អន្ទាក់​តឿ​ឥត​ដង មាន​ជើង​ស្រួច សម្រាប់​ដោត​នឹង​ដី : ដាក់​ជង់, ចាក់​ជង់, កុក​ជាប់​ជង់, ជង់​មាន់​ព្រៃ, ជង់​ក្ងោក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៨១</text:p>
          </table:table-cell>
          <table:table-cell table:style-name="តារាង1.A2" office:value-type="string">
            <text:p text:style-name="P6">ជង្គ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ង់គង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1">អវយវៈ​ត្រង់​ប្រជុំ​ភ្លៅ​និង​ស្មង : លុត​ជង្គង់, ទឹក​ត្រឹម​ជង្គង់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៨២</text:p>
          </table:table-cell>
          <table:table-cell table:style-name="តារាង1.A2" office:value-type="string">
            <text:p text:style-name="P6">ជង្ឃ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័ងឃៈ ឬ ជង់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ង្ឃា) ស្មង​ជើង ។ ស្នាប់​ព្រះ​ជង្ឃ <text:s/>(រ. ស.) ទ្រនាប់​ស្មង​ជើង, ស្រោម​ជើ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៨៣</text:p>
          </table:table-cell>
          <table:table-cell table:style-name="តារាង1.A2" office:value-type="string">
            <text:p text:style-name="P6">ជង្ឃមគ្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័ង-ឃៈមាក់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ផ្លូវ​ជើង (ព. កា.) ហៅ ជង្ឃមាគ៌ា <text:s/>ក៏​បា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៨៤</text:p>
          </table:table-cell>
          <table:table-cell table:style-name="តារាង1.A2" office:value-type="string">
            <text:p text:style-name="P6">ជង្ឃមាគ៌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ជង្ឃមគ្គ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៨៥</text:p>
          </table:table-cell>
          <table:table-cell table:style-name="តារាង1.A2" office:value-type="string">
            <text:p text:style-name="P6">ជង្ឃ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ម. ព. ជង្ឃ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៨៦</text:p>
          </table:table-cell>
          <table:table-cell table:style-name="តារាង1.A2" office:value-type="string">
            <text:p text:style-name="P6">ជង្ហុ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ង់-ហ៊ុក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ដី​ដែល​រូង​ខូង​ជា​រណ្ដៅ​ដោយ​ទឹក​ហូរ​ច្រោះ​ជាដើម : ធ្លាក់​ជង្ហុក, ផ្លូវ​នេះ​មាន​ជង្ហុក​ច្រើន​ណាស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៨៧</text:p>
          </table:table-cell>
          <table:table-cell table:style-name="តារាង1.A2" office:value-type="string">
            <text:p text:style-name="P6">ជច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គ្រេច, ពាប់, ដាប, ស្រុញ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៨៨</text:p>
          </table:table-cell>
          <table:table-cell table:style-name="តារាង1.A2" office:value-type="string">
            <text:p text:style-name="P6">ជជី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ទទូច​សួរ, សួរ​ឈ្លេចឈ្លី, សួរ​រក​បាត​រក​ជម្រៅ​ឲ្យ​ឃើញ​ឫស​ឃើញ​គល់ : ចុះ​ជជីក​ធ្វើ​អ្វី ? កុំ​សួរ​ជជីក​ខ្លាំង​ពេ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៨៩</text:p>
          </table:table-cell>
          <table:table-cell table:style-name="តារាង1.A2" office:value-type="string">
            <text:p text:style-name="P6">ជជុ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រលាស់​ឲ្យ​ជ្រុះ, រំសោះ​រលាក់​ទង្គិច​ជម្រុះ : ជជុះ​ចំបើង, ជជុះ​សំពត់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៩០</text:p>
          </table:table-cell>
          <table:table-cell table:style-name="តារាង1.A2" office:value-type="string">
            <text:p text:style-name="P6">ជជុះជជ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រលាស់​ដាក់​ចោល​រាត់​រាយ ឥត​សណ្ដាប់​ធ្នាប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៩១</text:p>
          </table:table-cell>
          <table:table-cell table:style-name="តារាង1.A2" office:value-type="string">
            <text:p text:style-name="P6">ជជួ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ដែល​ស្រុង, ស្លុយ​ហៀរ​កែង : ស្លៀក​សម្លុយ​ជជួរ, ស្លៀក​ហូល​ជជួរ ។ ជជួរ​ជជាយ <text:s/>ស្លុយ​ជាយ​ជជួរ​ស្ទើរ​នឹង​អូស​ដី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ជួរជជាយ </text:p>
          </table:table-cell>
        </table:table-row>
        <table:table-row>
          <table:table-cell table:style-name="តារាង1.A2" office:value-type="string">
            <text:p text:style-name="P4">៣០៩២</text:p>
          </table:table-cell>
          <table:table-cell table:style-name="តារាង1.A2" office:value-type="string">
            <text:p text:style-name="P6">ជជើ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8">ងងើល, ចចើស : ដើរ​ជជើល; ដំណើរ​ជជើល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៩៣</text:p>
          </table:table-cell>
          <table:table-cell table:style-name="តារាង1.A2" office:value-type="string">
            <text:p text:style-name="P6">ជជ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និយាយ​ពិគ្រោះ​គ្នា​ឲ្យ​ឃើញ​សេចក្ដី​ប្រាកដ ។ ជជែក​វែក​ដៃ <text:s/>ជជែក​ឆ្ការ​ដៃ​វាស​វែក​ចេញ​ក្រៅ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៩៤</text:p>
          </table:table-cell>
          <table:table-cell table:style-name="តារាង1.A2" office:value-type="string">
            <text:p text:style-name="P6">ជជ្រ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ទៅ​រក​ញឹក​ញាប់​ឥត​អៀន​ខ្មាស : ដើរ​ជជ្រក​ពី​ផ្ទះ​មួយ​ទៅ​ផ្ទះ​មួយ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៩៥</text:p>
          </table:table-cell>
          <table:table-cell table:style-name="តារាង1.A2" office:value-type="string">
            <text:p text:style-name="P6">ជជ្រកមម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ជជ្រក​រុក​ចូល, ជជ្រក​ឱន​ក្បាល​ចូល : ដើរ​ជជ្រក​មមក​ក្នុង​ទី​កៀន​កោះ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៩៦</text:p>
          </table:table-cell>
          <table:table-cell table:style-name="តារាង1.A2" office:value-type="string">
            <text:p text:style-name="P6">ជជ្រុលជជ្រ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ជ្រុល​ៗ ជ្រក​ៗ , ងេកងោក​ពាន​ត្រោក​ពាន​ព្រៃ : មនុស្ស​ស្រវឹង​ដើរ​ជជ្រុល​ជជ្រក ទ្រេត​ទ្រោត​ឥត​អៀន​ខ្មាស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៩៧</text:p>
          </table:table-cell>
          <table:table-cell table:style-name="តារាង1.A2" office:value-type="string">
            <text:p text:style-name="P6">ជជ្រុលជជ្រួ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ជ្រុល​ៗ ជ្រួស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៩៨</text:p>
          </table:table-cell>
          <table:table-cell table:style-name="តារាង1.A2" office:value-type="string">
            <text:p text:style-name="P6">ជជ្រុលមមុ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ជ្រុល​ៗ​ត្បុល​ចូល, មមុល​ជ្រុល​ៗ​ចូល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០៩៩</text:p>
          </table:table-cell>
          <table:table-cell table:style-name="តារាង1.A2" office:value-type="string">
            <text:p text:style-name="P6">ជញ្ជ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ញ់-ជក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ស្រូប, បឺត ឲ្យ​ជក់​ចូល : កូន​បៅ​ជញ្ជក់​ទឹក​ដោះ ។ ជញ្ជក់​មាត់ ជញ្ជក់​មាត់​ទទេ ។ ស៊ី​ជញ្ជក់​មាត់ <text:s/>ទំពា​លេប​បណ្ដើរ​ជញ្ជក់​មាត់​បណ្ដើរ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០០</text:p>
          </table:table-cell>
          <table:table-cell table:style-name="តារាង1.A2" office:value-type="string">
            <text:p text:style-name="P6">ជញ្ជា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ចាប់​ត្រី​ដោយ​ឈ្នាង, ដោយ​កញ្ច្រែ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០១</text:p>
          </table:table-cell>
          <table:table-cell table:style-name="តារាង1.A2" office:value-type="string">
            <text:p text:style-name="P6">ជញ្ជាត់​ព្រលឹ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ញ់-ជាត់-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យក​ឈ្នាង​ជញ្ជាត់​គោក ស្រែក​ហៅ​ព្រលឹង​បណ្ដើរ រួច​ហើយ​យក​ឈ្នាង​និង​ច្រែង​មក​កាយ​កៀរ​ប្រមូល ឬ​បក់​បោយ​ទៅ​លើ​មនុស្ស​ឈឺ ឬ​មនុស្ស​មាន​ភ័យ​អាសន្ន​តក់​ស្លុត​ខ្លាំង​ដោយ​ហេតុ​ភេទ ឬ​គ្រោះ​ថ្នាក់​អ្វី​មួយ​ដែល​គេ​ហៅ​ថា លស់​ព្រលឹង ជា​ពិធី​ឧបកិច្ច​ហៅ​ព្រលឹង​ឲ្យ​ចូល​មក​ឋិត​នៅ​ក្នុង​រូប​កាយ​មនុស្ស​នោះ​វិញ : ត្រូវ​ជញ្ជាត់​ព្រលឹង​ឲ្យ​វា​ទៅ <text:s/>(ធ្វើ​តាម​តម្រា​ព្រាហ្មណ៍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០២</text:p>
          </table:table-cell>
          <table:table-cell table:style-name="តារាង1.A2" office:value-type="string">
            <text:p text:style-name="P6">ជញ្ជា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ញ់-ជាន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ជាន់​រឿយ​ៗ​ដដែល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០៣</text:p>
          </table:table-cell>
          <table:table-cell table:style-name="តារាង1.A2" office:value-type="string">
            <text:p text:style-name="P6">ជញ្ជាន់​ស្លា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8">ផ្ទួន​ៗ, ថែម​ៗ, ដដែល​ៗ : និយាយ​ជញ្ជាន់​ស្លាញ; ពាក្យ​ជញ្ជាន់​ស្លាញ, សូត្រ​ធម៌​ជញ្ជាន់​ស្លាញ​ដដែល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០៤</text:p>
          </table:table-cell>
          <table:table-cell table:style-name="តារាង1.A2" office:value-type="string">
            <text:p text:style-name="P6">ជញ្ជាប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0">ជញ់-ជាប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ញេញ​ៗ​នឹង​ធ្មេញ​ឲ្យ​ជ្រាប​រស​ជាតិ, ជញ្ជក់​តិច​ៗ​ឲ្យ​ជ្រាប​រស​ជាតិ​ : ជញ្ជាប​ដុំ​ស្ករ​ក្រា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បន្តិច​ៗ​តាម​ជំនឿន : ធ្វើ​ការ​ជញ្ជាប​ៗ​ទៅ ។ ស៊ី​ជញ្ជាប​ៗ, ស៊ី​សំរៀម​ៗ​មិន​ប្រញឹក​ប្រញាប់​ពេ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០៥</text:p>
          </table:table-cell>
          <table:table-cell table:style-name="តារាង1.A2" office:value-type="string">
            <text:p text:style-name="P6">ជញ្ជ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ញ់-ជាប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ជញ្ជក់, ត្រឹប​យក​រស​ជាតិ : ឃ្មុំ​ជញ្ជាប់​ផ្កា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០៦</text:p>
          </table:table-cell>
          <table:table-cell table:style-name="តារាង1.A2" office:value-type="string">
            <text:p text:style-name="P6">ជញ្ជី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ញ់-ជីង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្រដាប់​សម្រាប់​ថ្លឹង, ត្រាជូ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០៧</text:p>
          </table:table-cell>
          <table:table-cell table:style-name="តារាង1.A2" office:value-type="string">
            <text:p text:style-name="P6">ជញ្ជឹ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ញ់-ជឹង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រិះ​គិត, ត្រិះរិះ, ពិចារណា, រពឹង, សម្រឹង​ទ្រឹង​គិ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០៨</text:p>
          </table:table-cell>
          <table:table-cell table:style-name="តារាង1.A2" office:value-type="string">
            <text:p text:style-name="P6">ជញ្ជូ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ញ់​-ជូន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នាំ​យក​អ្វី​ៗ​ពី​ទី​១​ទៅ​ទី​១ <text:s/>(ចំពោះ​តែ​របស់​ច្រើន) ។ ជញ្ជូន​ជើង កិ. វិ. ច្រើន​បក​ច្រើន​សា, ដែល​ទៅ​មក​ញឹក​ញយ​ច្រើន​ជើង : ទៅ​ជញ្ជូន​ជើ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០៩</text:p>
          </table:table-cell>
          <table:table-cell table:style-name="តារាង1.A2" office:value-type="string">
            <text:p text:style-name="P6">ជញ្ជួ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ញ់-ជួច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ដាក់​ប្រមោយ​ក្នុង​មាត់​បញ្ចេញ​សម្រែក​ឲ្យ​រន​រន្ថាន់​ដូច​សម្រែក​ក្រៀល : ដំរី​ជញ្ជួច ។ ផ្លុំ​ស្នែង​ធ្វើ​សំឡេង​ឲ្យ​រន​រន្ថាន់ : ជញ្ជួច​ស្នែ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១០</text:p>
          </table:table-cell>
          <table:table-cell table:style-name="តារាង1.A2" office:value-type="string">
            <text:p text:style-name="P6">ជញ្ជួ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ញ់-ជួយ, រញ់-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កក្រើក, រង្កើ​ដោយ​ទាញ, ដោយ​អង្រួន​ឬ​ដោយ​ខ្យល់​បក់ ។</text:p>
          </table:table-cell>
          <table:table-cell table:style-name="តារាង1.D2" office:value-type="string">
            <text:p text:style-name="P7">រញ្ជួយ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១១</text:p>
          </table:table-cell>
          <table:table-cell table:style-name="តារាង1.A2" office:value-type="string">
            <text:p text:style-name="P6">ជញ្ជ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ញ់-ជែង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ចឹក, ខាំ, ហែក ប្រជែង​គ្នា : ត្មាត​ជញ្ជែង​គម្រង់​គ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១២</text:p>
          </table:table-cell>
          <table:table-cell table:style-name="តារាង1.A2" office:value-type="string">
            <text:p text:style-name="P6">ជញ្ជ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ញ់-ជាំង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របាំង​គេហដ្ឋាន​ដែល​បាំង​ជុំ​វិញ​ផ្ទះ ឬ​ខណ្ឌ​ខាង​ក្នុង​ផ្ទះ​ចែក​ឲ្យ​មាន​ជា​បន្ទប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១៣</text:p>
          </table:table-cell>
          <table:table-cell table:style-name="តារាង1.A2" office:value-type="string">
            <text:p text:style-name="P6">ជញ្រ្ជ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ញ់-ជ្រំ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ដែល​ជ្រំ​ផ្ទួន​ៗ មិន​ដាច់ : ភ្លៀង​ជញ្រ្ជំ, គោ​ដើរ​ជញ្រ្ជំ​ជើ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១៤</text:p>
          </table:table-cell>
          <table:table-cell table:style-name="តារាង1.A2" office:value-type="string">
            <text:p text:style-name="P6">ជញ្រ្ជ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ញ់-ជ្រាំង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គល់​ស្រូវ​ទុំ​ដែល​គេ​ច្រូត​ទុក​ឲ្យ​សល់ : ជញ្រ្ជាំង​ស្រូវ​ជា​ចំណី​គោ ក្របី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១៥</text:p>
          </table:table-cell>
          <table:table-cell table:style-name="តារាង1.A2" office:value-type="string">
            <text:p text:style-name="P6">ជដ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ដា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ផ្នួង​សក់​តាបស ។ ព្រៃ​ស្នាប់ ។ ធម្មជាតិ​ដែល​ទ្រុបទ្រុល, ចាក់​ស្រែះ, កណ្ដាញ់​ដូច​ជា​ផ្នួង​សក់​តាបស​ឬ​ព្រៃ​ស្នាប់ (តណ្ហា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១៦</text:p>
          </table:table-cell>
          <table:table-cell table:style-name="តារាង1.A2" office:value-type="string">
            <text:p text:style-name="P6">ជដាធ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ដាធៈរៈ ឬ -ធ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អ្នក​ទ្រទ្រង់​ផ្នួង​សក់, អ្នក​ទុក​ផ្នួង​សក់ (តាបស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១៧</text:p>
          </table:table-cell>
          <table:table-cell table:style-name="តារាង1.A2" office:value-type="string">
            <text:p text:style-name="P6">ជដិ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 ដិល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អ្នក​មាន​ភ្នួង​សក់, អ្នក​ទុក​ផ្នួង​សក់ (តាបស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១៨</text:p>
          </table:table-cell>
          <table:table-cell table:style-name="តារាង1.A2" office:value-type="string">
            <text:p text:style-name="P6">ជណ្ដើ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្រដាប់​មាន​កាំ​ជា​ជាន់​ៗ ឬ​ជា​ថ្នាក់​ៗ​ភ្ជាប់​ទៅ​នឹង​មេ​ទាំង​ពីរ​ខាង សម្រាប់​ជាន់​ដើរ​ឡើង​ចុះ : ជណ្ដើរ​ឈើ, ជណ្ដើរ​ថ្ម ឬ ឥដ្ឋ (ម. ព. អណ្ដើរ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១៩</text:p>
          </table:table-cell>
          <table:table-cell table:style-name="តារាង1.A2" office:value-type="string">
            <text:p text:style-name="P6">ជណ្ដើរ​ស្វ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វល្លិ​មួយ​ប្រភេទ រាង​សំប៉ែត កង្កាញ់​ផ្នត់​ៗ ច្រើន​ដុះ​វារ​ឡើង​ដើម​ឈើ​ធំ​ៗ (បាន​ជា​ហៅ​ដូច្នេះ ទំនង​ជា​ស្វា​តែង​ឡើង​ចុះ​តាម​វល្លិ​នេះ ដែល​ទុក​ជា​ជណ្ដើរ​របស់​វា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២០</text:p>
          </table:table-cell>
          <table:table-cell table:style-name="តារាង1.A2" office:value-type="string">
            <text:p text:style-name="P6">ជ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ទន់​ពាប់ : រត​ផ្ទះ​ជត ។ ដែល​ថយ​កម្លាំង, ដែល​ខ្សោយ : កម្លាំង​ជត, ជត​កម្លាំង ។ ជត​ៗ កិ. វិ. ឬ គុ. ទ្រត​ៗ : ដើរ​ជត​ៗ; ដំណើរ​ជត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២១</text:p>
          </table:table-cell>
          <table:table-cell table:style-name="តារាង1.A2" office:value-type="string">
            <text:p text:style-name="P6">ជត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 តា; ក្លាយ​មក​អំពី​ពាក្យ​ ជាតា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ាតា “ដែល​កើត​ហើយ”) កំណើត, វេលា​ដែល​កើត, អង្សា​កំណើត : ចង​ដួង​ជតា, ជតា​ចុះ, ជតា​ឡើង, ជតា​រាសី <text:s/>(តាម​តម្រា​ព្រាហ្មណ៍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២២</text:p>
          </table:table-cell>
          <table:table-cell table:style-name="តារាង1.A2" office:value-type="string">
            <text:p text:style-name="P6">ជ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្រដាប់​នេសាទ​មច្ឆជាតិ​មួយ​ប្រភេទ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២៣</text:p>
          </table:table-cell>
          <table:table-cell table:style-name="តារាង1.A2" office:value-type="string">
            <text:p text:style-name="P6">ជ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ន់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ព្វ​សត្វ​ដែល​កើត​ក្នុង​លោក, មនុស្ស, អ្នក​ផង : ជន​ផង​ទាំងពួង , បណ្ដា​ជន​ទាំង​ប្រុស​ទាំង​ស្រី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២៤</text:p>
          </table:table-cell>
          <table:table-cell table:style-name="តារាង1.A2" office:value-type="string">
            <text:p text:style-name="P6">ជ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ឡើង​សាយ​ភាយ, ទឹក​ជន់ ។ ព. ប្រ. បរិបូរ, ពោរពាស; ច្រើន​និយាយ​តែ​អំពី​ភោជនាហារ​ឬ​លាភ​សក្ការៈ ដែល​មាន​បរិបូរ​ណាស់ បរិភោគ​ឬ​ចែក​រលែក​មិន​ខ្ចាត់ មិន​ចេះ​រលស់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២៥</text:p>
          </table:table-cell>
          <table:table-cell table:style-name="តារាង1.A2" office:value-type="string">
            <text:p text:style-name="P6">ជន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នៈកៈ ឬ ជៈនក់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ុរស​អ្នក​បង្កើត​កូន (បិតា); ច្រើន​ប្រើ​ជា​រាជ​សព្ទ : <text:span text:style-name="T2">ព្រះ​ជនក, សម្ដេច​ព្រះ​ជនក ។ ឈ្មោះ​រឿង​ជាតក​មួយ​ក្នុង​មហា​ជាតក​ទាំង ១០ (ម. ព. ជាតក <text:s/>ផង) ។</text:span>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២៦</text:p>
          </table:table-cell>
          <table:table-cell table:style-name="តារាង1.A2" office:value-type="string">
            <text:p text:style-name="P6">ជនក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នៈកាយ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ពួន​ជន, ប្រជុំ​ជន (ម. ព. ជនតា <text:s/>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២៧</text:p>
          </table:table-cell>
          <table:table-cell table:style-name="តារាង1.A2" office:value-type="string">
            <text:p text:style-name="P6">ជនត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នៈតា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្រជុំ​ជន, ពួក​ជន (ច្រើន​ប្រើ​តែ​ក្នុង​កាព្យ) ។ បច្ឆាជនតា <text:s/>ប្រជុំ​ជន​ខាង​ក្រោយ គឺ​ប្រជុំ​ជន​ត​ៗ​ទៅ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២៨</text:p>
          </table:table-cell>
          <table:table-cell table:style-name="តារាង1.A2" office:value-type="string">
            <text:p text:style-name="P6">ជននាថ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 នៈ នាត</text:p>
          </table:table-cell>
          <table:table-cell table:style-name="តារាង1.D2" office:value-type="string">
            <text:p text:style-name="P7">សំ. បា. </text:p>
          </table:table-cell>
          <table:table-cell table:style-name="តារាង1.D2" office:value-type="string">
            <text:p text:style-name="P7">ន. ឬ គុ.</text:p>
          </table:table-cell>
          <table:table-cell table:style-name="តារាង1.D2" office:value-type="string">
            <text:p text:style-name="P8">អ្នក​ដែល​ជា​ទី​ពឹង, ជា​ពំនាក់​របស់​ប្រជាជន (ក្សត្រ​ទ្រង់​រាជ្យ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២៩</text:p>
          </table:table-cell>
          <table:table-cell table:style-name="តារាង1.A2" office:value-type="string">
            <text:p text:style-name="P6">ជននិក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នៈនិ-ក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្រជុំ​ជន, ពួក​ជន (ម. ព. ជនកាយ, ជនតា <text:s/>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៣០</text:p>
          </table:table-cell>
          <table:table-cell table:style-name="តារាង1.A2" office:value-type="string">
            <text:p text:style-name="P6">ជននិក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នៈ-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ដូច​គ្នា​នឹង ជនកាយ, ជនតា, ជននិករ <text:s/>ដែរ (ម. ព. ទាំង​នោះ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៣១</text:p>
          </table:table-cell>
          <table:table-cell table:style-name="តារាង1.A2" office:value-type="string">
            <text:p text:style-name="P6">ជនន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នៈនី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្រ្តី​អ្នក​បង្កើត​កូន (មាតា); ច្រើន​ប្រើ​ជា​រាជ​សព្ទ : ព្រះ​ជននី, សម្ដេច​ព្រះ​ជននី <text:s/>គឺ​ព្រះ​មាតា​នៃ​ក្សត្រ​ទ្រង់​រាជ្យ; ច្រើន​តែ​ថ្វាយ​ព្រះ​នាម​ថា <text:s/>សម្ដេច​ព្រះ​វររាជ​ជននី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៣២</text:p>
          </table:table-cell>
          <table:table-cell table:style-name="តារាង1.A2" office:value-type="string">
            <text:p text:style-name="P6">ជននីនាថ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នៈនីនាត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ននី + នាថ, នាថា) មាតា​ដែល​ជា​ទីពឹង, ពំនាក់​នៃ​ប្រជាជន <text:s text:c="3"/>(ព្រះ​មាតា​នៃ​ក្សត្រ​ទ្រង់​រាជ្យ) : សម្ដេច​ព្រះ​ជននីនាថ ឬ សម្ដេច​ព្រះ​ជននីនាថា; ច្រើន​តែ​ថ្វាយ​ព្រះ​នាម​ថា <text:s/>សម្ដេច​ព្រះ​វររាជ​ជននីនាថ ។</text:p>
          </table:table-cell>
          <table:table-cell table:style-name="តារាង1.D2" office:value-type="string">
            <text:p text:style-name="P7">ជននីនាថា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៣៣</text:p>
          </table:table-cell>
          <table:table-cell table:style-name="តារាង1.A2" office:value-type="string">
            <text:p text:style-name="P6">ជនប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 នៈ បត់; តាម​ទម្លាប់​ថា ជន់-នៈបត់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្រទេស​ជា​ទី​ប្រជុំ​ជន គឺ​ទី​តំបន់​ស្រុក​ក្រៅ ដែល​មាន​ប្រជាជន​នៅ​កុះករ មាន​អ្នក​រាជការ​រដ្ឋបាល​នៅ​ជា​ប្រធាន​កាន់​កាប់​រក្សា​ផង (ខែត្រ​ក្រៅ, ទី​រួម​ខេត្ត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៣៤</text:p>
          </table:table-cell>
          <table:table-cell table:style-name="តារាង1.A2" office:value-type="string">
            <text:p text:style-name="P6">ជនបទាធិបត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 នៈ ប៉ៈទាធិប៉ៈ ដី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នបទ + អធិបតិ) មន្ត្រី​ដែល​ជា​អធិបតី​ក្នុង​ជនបទ (ម. ព. ទេសាភិបាល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៣៥</text:p>
          </table:table-cell>
          <table:table-cell table:style-name="តារាង1.A2" office:value-type="string">
            <text:p text:style-name="P6">ជនាច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ន + អាចារ) សណ្ដាប់​ធ្នាប់, បែប​បទ <text:s/>របស់​ពួក​ជន​ក្នុង​ប្រទេស, ស្រុក, ភូមិ​មួយ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៣៦</text:p>
          </table:table-cell>
          <table:table-cell table:style-name="តារាង1.A2" office:value-type="string">
            <text:p text:style-name="P6">ជនាធិ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 នាធិប៉ៈ ឬ --ធិប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ន + អធិប) អ្នក​គ្រប់គ្រង​រក្សា​ប្រជាជន (ក្សត្រ​ទ្រង់​រាជ្យ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៣៧</text:p>
          </table:table-cell>
          <table:table-cell table:style-name="តារាង1.A2" office:value-type="string">
            <text:p text:style-name="P6">ជនាធិបត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នាធិប៉ៈដី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ន + អធិបតិ &gt; ជនាធិបតិ) អធិបតី​របស់​ប្រជាជន (ព្រះ​រាជា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៣៨</text:p>
          </table:table-cell>
          <table:table-cell table:style-name="តារាង1.A2" office:value-type="string">
            <text:p text:style-name="P6">ជនានុជ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នានុជន់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ន + អនុជន &gt; ជនានុជន) ជន​ធំ​តូច គឺ​បណ្ដា​ជន​ទាំង​ធំ​ទាំង​តូច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៣៩</text:p>
          </table:table-cell>
          <table:table-cell table:style-name="តារាង1.A2" office:value-type="string">
            <text:p text:style-name="P6">ជនានុគ្រ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ន + អនុគ្រហ; ជន + អនុគ្គហ) ការ​ទំនុក​បម្រុង​ដល់​សាធារណ​ជន មិន​រើស​មុខ (សម្រាប់​ឥស្សរជន​ជាន់​ខ្ពស់​ដែល​មាន​អានុភាព​ច្រើន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៤០</text:p>
          </table:table-cell>
          <table:table-cell table:style-name="តារាង1.A2" office:value-type="string">
            <text:p text:style-name="P6">ជនាស្រ័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ន + អាស្រ័យ; ជន + អាសយ) ទី​អាស្រ័យ​នៅ​របស់​ពួក​ជន; ទី​សម្នាក់, សំចត​សម្រាប់​សាធារណជន, សាលា​សម្នាក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៤១</text:p>
          </table:table-cell>
          <table:table-cell table:style-name="តារាង1.A2" office:value-type="string">
            <text:p text:style-name="P6">ជនិន្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-និន-ទៈ ឬ ជៈ-និន</text:p>
          </table:table-cell>
          <table:table-cell table:style-name="តារាង1.D2" office:value-type="string">
            <text:p text:style-name="P7">បា.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ន + ឥន្ទ &gt; ជនិន្ទ; ជនេទ្រ្ទ) អ្នក​ដែល​ជា​ធំ​ជាង​អស់​ប្រជាជន <text:s text:c="2"/>(ព្រះ​រាជា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៤២</text:p>
          </table:table-cell>
          <table:table-cell table:style-name="តារាង1.A2" office:value-type="string">
            <text:p text:style-name="P6">ជន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នី</text:p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មាតា ។ ជនីជនក ឬ ជនកជនី <text:s/>គឺ​មាតា​និង​បិតា​ឬ​បិតា​និង​មាតា​ ។ (រ. ស.) : សម្ដេច​ព្រះ​រាជ​ជនី ឬ សម្ដេច​ព្រះ​វរ​រាជ​ជនី <text:s/>ឬ​ក៏ សម្ដេច​ព្រះ​បរម​រាជ​ជនី, សម្ដេច​ព្រះ​បរម​រាជ​ជននី (ម. ព. ជននី)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នីជនក</text:p>
            <text:p text:style-name="P8">ជនកជនី </text:p>
          </table:table-cell>
        </table:table-row>
        <table:table-row>
          <table:table-cell table:style-name="តារាង1.A2" office:value-type="string">
            <text:p text:style-name="P4">៣១៤៣</text:p>
          </table:table-cell>
          <table:table-cell table:style-name="តារាង1.A2" office:value-type="string">
            <text:p text:style-name="P6">ជនីនាថ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ម. ព. ជននីនាថ <text:s/>ឬ ជននីនាថា) ។</text:p>
          </table:table-cell>
          <table:table-cell table:style-name="តារាង1.D2" office:value-type="string">
            <text:p text:style-name="P7">ជនីនាថា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៤៤</text:p>
          </table:table-cell>
          <table:table-cell table:style-name="តារាង1.A2" office:value-type="string">
            <text:p text:style-name="P6">ជនុបត្ថម្ភ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 ប៉ាត់ថ័ម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ន + ឧបត្ថម្ភ) សេចក្ដី​ទំនុក​បម្រុង, ការ​ជួយ​ជ្រោមជ្រែង​របស់​ពួក​ជន គឺ​ការ​ដែល​ប្រជាជន​ព្រម​ចិត្ត​គំនិត​គ្នា​ជួយ​ទំនុក​បម្រុង​ ជួយ​ជ្រោមជ្រែង​ឲ្យ​កើត ឲ្យ​សម្រេច​ដោយ​ចំណាយ​ទ្រព្យ​រាល់​គ្នា​ ឬ​ក៏​ដោយ​កម្លាំង​កាយ​រាល់​គ្នា : សាលា​រៀន​នេះ កើត​ឡើង​ដោយ​ជនុបត្ថម្ភ <text:s/>។</text:p>
          </table:table-cell>
          <table:table-cell table:style-name="តារាង1.D2" office:value-type="string">
            <text:p text:style-name="P7">ជនូបត្ថម្ភ</text:p>
            <text:p text:style-name="P7">ឬ</text:p>
            <text:p text:style-name="P7">ជនោបត្ថម្ភ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៤៥</text:p>
          </table:table-cell>
          <table:table-cell table:style-name="តារាង1.A2" office:value-type="string">
            <text:p text:style-name="P6">ជនូបត្ថម្ភក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 នូប៉ាត់</text:p>
            <text:p text:style-name="P10">ថ័មៈភៈកៈ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ន + ឧបត្ថម្ភក) អ្នក​ទំនុក​បម្រុង​ដល់​ប្រជាជន តាម​ទំនង​ដ៏​សម​គួរ ដោយ​មិន​រើស​មុខ មិន​លម្អៀង (ប្រើ​ជា ជនុបត្ថម្ភ, ជនោ-បត្ថម្ភក <text:s/>ក៏​បាន)</text:p>
          </table:table-cell>
          <table:table-cell table:style-name="តារាង1.D2" office:value-type="string">
            <text:p text:style-name="P7">ជនូបត្ថម្ភក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៤៦</text:p>
          </table:table-cell>
          <table:table-cell table:style-name="តារាង1.A2" office:value-type="string">
            <text:p text:style-name="P6">ជនេត្ត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 នេត-តី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ម្ដាយ ។</text:p>
          </table:table-cell>
          <table:table-cell table:style-name="តារាង1.D2" office:value-type="string">
            <text:p text:style-name="P7">ជនេត្តិកា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៤៧</text:p>
          </table:table-cell>
          <table:table-cell table:style-name="តារាង1.A2" office:value-type="string">
            <text:p text:style-name="P6">ជនេន្រ្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នេន-ទ្រៈ ឬ ជៈនេន </text:p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ន + ឥន្ទ្រ &gt; ជនេន្រ្ទ) ដូច​គ្នា​នឹង ជនិន្ទ <text:s/>ដែរ (ម. ព. នោះ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៤៨</text:p>
          </table:table-cell>
          <table:table-cell table:style-name="តារាង1.A2" office:value-type="string">
            <text:p text:style-name="P6">ជនោត្ត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 នោត-ដំ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គុ. ឬ ន.</text:p>
          </table:table-cell>
          <table:table-cell table:style-name="តារាង1.D2" office:value-type="string">
            <text:p text:style-name="P8">(ជន + ឧត្តម) ដែល​ឧត្តម, ខ្ពង់ខ្ពស់​ជាង​ជន; ព្រះ​បរម​ក្សត្រិយ៍ : រី​ព្រះ​ជនោត្តម ទ្រង់​ខិតខំ​បំពេញ​កិច្ច ការ​រដ្ឋ​ពុំ​មាន​ភ្លេច ដោយ​កល​ល្បិច​ពិសោធន៍​សព្វ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៤៩</text:p>
          </table:table-cell>
          <table:table-cell table:style-name="តារាង1.A2" office:value-type="string">
            <text:p text:style-name="P6">ជន្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ន្មៈ ឬ ជន់</text:p>
          </table:table-cell>
          <table:table-cell table:style-name="តារាង1.D2" office:value-type="string">
            <text:p text:style-name="P7">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ន្ម ឬ ជន្មន៑ “កំណើត”, ជន្មិន៑ “ជីវិត, ប្រាណ; ដែល​<text:span text:style-name="T3">មាន​ជីវិត”) ជីវិត : ព្រះ​ជន្ម, ទ្រង់​គង់​ព្រះ​ជន្ម​នៅ​ឡើយ, ជីព​ជន្ម ។</text:span>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៥០</text:p>
          </table:table-cell>
          <table:table-cell table:style-name="តារាង1.A2" office:value-type="string">
            <text:p text:style-name="P6">ជន្ម​វស្ស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ន្មៈវ័ស-សា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ន្ម + វស្ស “ឆ្នាំ”) អាយុ (រ. ស. ព្រះ​ជន្ម​វស្សា : ចម្រើន​ព្រះ​ជន្ម​វស្សា ថ្វាយ​ព្រះ​ករុណា​ជា​ម្ចាស់​ជីវិត​លើ​ត្បូ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៥១</text:p>
          </table:table-cell>
          <table:table-cell table:style-name="តារាង1.A2" office:value-type="string">
            <text:p text:style-name="P6">ជន្ម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ន់នៈមា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ម. ព. ជន្ម, ជន្ម​វស្សា) ។</text:p>
          </table:table-cell>
          <table:table-cell table:style-name="តារាង1.D2" office:value-type="string">
            <text:p text:style-name="P7">ជន្មាយុ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៥២</text:p>
          </table:table-cell>
          <table:table-cell table:style-name="តារាង1.A2" office:value-type="string">
            <text:p text:style-name="P6">ជន្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ន់-ល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លើក​ល​មិន​ឲ្យ​ដល់ : លើក​ដៃ​ជន្ល, លើក​កាំបិត​ជន្ល, ជន្ល​លេ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៥៣</text:p>
          </table:table-cell>
          <table:table-cell table:style-name="តារាង1.A2" office:value-type="string">
            <text:p text:style-name="P6">ជន្លជន្លេ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--ជន់លេញ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ជន្ល​ញយ​ៗ​ដោយ​ប្រឡែង​លេង, លូក​ល, លូក​លាន់ នាយ​អាយ ដោយ​អាការ​ប្រឡែង​លេង; និយាយ​លូក​ល​នាយ​អាយ​ដោយ​ពាក្យ​ចំអែចំអន់​និយាយ​លេញ​លេ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៥៤</text:p>
          </table:table-cell>
          <table:table-cell table:style-name="តារាង1.A2" office:value-type="string">
            <text:p text:style-name="P6">ជន្ល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ន់-លង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ើ​ឬ​ឫស្សី ដែល​គេ​ជីក​ដាំ​បញ្ឈរ​ដូច​ជា​សសរ​សម្រាប់​ឲ្យ​ម្លូ​ឬ​ម្រេច​វារ​តោង​ឡើង : ជន្លង់​ម្លូ, ជន្លង់​ម្រេច ។ ឈ្មោះ​វល្លិ​ឡើង​ទ្រើង​មួយ​ពួក, ច្រើន​ដាំ​ជា​ប្រយោជន៍​ប្រើ​ធ្វើ​ថ្នាំ​ត្រជាក់, ធ្វើ​ជា​បន្លែ​ឬ​ស្រុស​ធ្វើ​ជា​អន្លក់​ក៏​បាន​ខ្លះ : វល្លិ​ជន្លង់, ស្លឹក​ជន្លង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វល្លិ​ជន្លង់​</text:p>
            <text:p text:style-name="P8">ស្លឹក​ជន្លង់ </text:p>
          </table:table-cell>
        </table:table-row>
        <table:table-row>
          <table:table-cell table:style-name="តារាង1.A2" office:value-type="string">
            <text:p text:style-name="P4">៣១៥៥</text:p>
          </table:table-cell>
          <table:table-cell table:style-name="តារាង1.A2" office:value-type="string">
            <text:p text:style-name="P6">ជន្លាត់ដៃ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ន់-លាត់--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ប្រទាល​មួយ​ប្រភេទ មាន​បន្លា​ជ័រ​ស​ដូច​ទឹក​ដោះ​ស្រស់, ច្រើន​ដាំ​ធ្វើ​របង​ភូមិ, របង​វត្ត (ស្រុក​ក្រៅ) : របង​ជន្លាត់​ដៃ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៥៦</text:p>
          </table:table-cell>
          <table:table-cell table:style-name="តារាង1.A2" office:value-type="string">
            <text:p text:style-name="P6">ជន្ល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ន់-លាស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ត្រណោត, ខ្សែ​សម្រាប់​ដោត​ត្រី​ឬ​ដោត​អ្វី​ៗ : ត្រី​មួយ​ជន្លាស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៥៧</text:p>
          </table:table-cell>
          <table:table-cell table:style-name="តារាង1.A2" office:value-type="string">
            <text:p text:style-name="P6">ជន្លូ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ន់-លូស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ឈើ​មួយ​ប្រភេទ ផ្លែ​ប្រើ​ជា​អាហារ​បា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៥៨</text:p>
          </table:table-cell>
          <table:table-cell table:style-name="តារាង1.A2" office:value-type="string">
            <text:p text:style-name="P6">ជន្លួ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ន់-លួញ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ដែក​ស្រួច​មាន​ដង​សម្រាប់​ចាក់​គោ : ជន្លួញ​សម្រាប់​ប្រើ​ចាក់​គូទ​គោ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៥៩</text:p>
          </table:table-cell>
          <table:table-cell table:style-name="តារាង1.A2" office:value-type="string">
            <text:p text:style-name="P6">ជន្លួញប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ឈើ​មួយ​ប្រភេទ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៦០</text:p>
          </table:table-cell>
          <table:table-cell table:style-name="តារាង1.A2" office:value-type="string">
            <text:p text:style-name="P6">ជន្លួញមា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ត្រី​ស្រកា​មួយ​ប្រភេទ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៦១</text:p>
          </table:table-cell>
          <table:table-cell table:style-name="តារាង1.A2" office:value-type="string">
            <text:p text:style-name="P6">ជន្លេ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ន់-លេញ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8">ពាក្យ​សម្រាប់​និយាយ​ផ្សំ​នឹង​ពាក្យ : ជន្ល​ជន្លេញ (ម. ព. នោះ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ន្លជន្លេញ </text:p>
          </table:table-cell>
        </table:table-row>
        <table:table-row>
          <table:table-cell table:style-name="តារាង1.A2" office:value-type="string">
            <text:p text:style-name="P4">៣១៦២</text:p>
          </table:table-cell>
          <table:table-cell table:style-name="តារាង1.A2" office:value-type="string">
            <text:p text:style-name="P6">ជន្លេ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ន់-លេន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ត្វ​ឥត​ជើង​ឥត​ឆ្អឹង កើត​នៅ​ក្នុង​ដី បរិភោគ​ដី​ជា​អាហារ; ហៅ​ ឫស​ដី <text:s/>ក៏​បា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៦៣</text:p>
          </table:table-cell>
          <table:table-cell table:style-name="តារាង1.A2" office:value-type="string">
            <text:p text:style-name="P6">ជ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ប់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ខ្សឹប; ស្វាធ្យាយ​ខ្សឹប​ៗ, សូត្រ​រាយ​មន្ត​អាគម​ខ្សឹប​ៗ ឬ​សូត្រ​នឹក​តែ​ក្នុង​ចិត្ត; ប្រឡេះ​ផ្គាំ​សូត្រ​ខ្សឹប​ៗ ឬ​សូត្រ​ដោយ​នឹក​តែ​ក្នុង​ចិត្ត​ ។ ន. កិរិយា​ខ្សឹប, ដំណើរ​សូត្រ​ខ្សឹប​ៗ ឬ​សូត្រ​នឹក​តែ​ក្នុង​ចិត្ត ។ មាន​សេចក្ដី​តំណាល​ក្នុង​រឿង​រ៉ាវ​ពី​ព្រេង​នាយ​ថា <text:s/>ឥសី​ជប <text:s/>នោះ​គឺ​ឥសី​សូត្រ​រាយ​មន្ត​អាគម​ខ្សឹប​ៗ ឲ្យ​កើត​បាន​ជា​អ្វី​ៗ តាម​បំណង ។ បើ​រៀង​ភ្ជាប់​ពី​ខាង​ដើម​សព្ទ​ឯ​ទៀត អ. ថ. ជៈបៈ ដូច​ជា ជបកៈ (--កៈ; សំ. បា. ជបក) អ្នក​ជប ។ បើ​ស្ត្រី​ជា <text:s/>ជបិកា <text:s/>។ ជបករណ៍ (--ក; សំ. បា. ជបករណ) ដំណើរ​ជប, ការ​ជប ។ ជបកម្ម (--ក័ម) ដូច​គ្នា​នឹង ជបករណ៍ ។ ជបការ ឬ ជបការក៍ <text:s text:c="3"/>(--កា; សំ. បា. ជបការក) ដូច​គ្នា​នឹង ជបកៈ ។ អ្នក​ដែល​ចូល​ចិត្ត​តែ​ខាង​និយាយ​ខ្សឹប, មនុស្ស​ហៃ​ខ្សឹប ។ បើ​ស្ត្រី​ជា <text:s/>ជបការិនី <text:s/>ឬ ជបការិកា ។ ជបនាការ (--ន៉ាកា) អាការ​ជប, អាការ​ដែល​ជប ។ ជបមន្ត (--មន់) មន្ត, អាគម​សម្រាប់​សូត្រ​បាន​តែ​ខ្សឹប​ៗ ឬ​សូត្រ​នឹក​តែ​ក្នុង​ចិត្ត ។ ជបមាលា <text:s/>(--មាលា) កម្រង​សម្រាប់​ប្រឡេះ​សូត្រ​ខ្សឹប​ៗ (ផ្គាំ)។ ជបលក្ខណ៍ ឬ ជបលក្សណ៍ (--ល័ក; បា. ជប + លក្ខណ; សំ. ជប + លក្សណ <text:s/>ឬ ជប + លក្សណ៑) នាម​កុមារ​ម្នាក់​ក្នុង​រឿង​រាម​កេរ្តិ៍​ថា​កើត​ដោយ​ឥសី​ជប ... (ម. ព. ជប និង លក្ខណ, លក្សណ) ។ ជបសូត្រ (--សូត; សំ.; បា. ជបសុត្ត) ផ្គាំ ។ អំបោះ​ចំណង​ដែល​គេ​សូត្រ​ខ្សប​ៗ ផ្លុំ​ប្រសិទ្ធី​សម្រាប់​ចង​បង្ការ​ភ័យ (ប្រើ​តាម​ជំនឿ​អ្នក​ត្រូវ​ការ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៦៤</text:p>
          </table:table-cell>
          <table:table-cell table:style-name="តារាង1.A2" office:value-type="string">
            <text:p text:style-name="P6">ជប --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ើល​ក្នុង​ពាក្យ ជប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៦៥</text:p>
          </table:table-cell>
          <table:table-cell table:style-name="តារាង1.A2" office:value-type="string">
            <text:p text:style-name="P6">ជប់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ជញ្ជក់, ស្រូប, បឺត​ដោយ​ផ្អឹប​បបូរ​មាត់​ទាំង​ពីរ​ខ្ទប់​គ្នា : បិតា​ជប់​ក្បាល​បុត្រ, ម្ដាយ​ជប់​បង្ហើយ​កូន ។ បឺត​ស្រូប​ទាញ​យក <text:s/>: ភ្នំ​ជប់​ទឹក​ភ្លៀ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ន្លែង, ប្រទេស​ឬ​អាការ​ដែល​បឺត, ស្រូប​យក​ទឹក : ជប់​ភ្នំ, ធ្វើ​ស្រែ​ដោយ​សារ​ទឹក​ហូរ​មក​អំពី​ជប់; ទី​នោះ​មាន​ជប់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៦៦</text:p>
          </table:table-cell>
          <table:table-cell table:style-name="តារាង1.A2" office:value-type="string">
            <text:p text:style-name="P6">ជ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ធ្វើ​ឲ្យ​មាន​រាង​ជ្រលម, ព្រួម​ឲ្យ​មាន​រាង​ដូច​ត្រយូង​ចេក : គេ​យក​ស្លឹក​ចេក​មក​ជម​ជា​កន្ទោ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៦៧</text:p>
          </table:table-cell>
          <table:table-cell table:style-name="តារាង1.A2" office:value-type="string">
            <text:p text:style-name="P6">ជម្នះ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0">ជំ-នះ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ធ្វើ​ឲ្យ​ឈ្នះ, បំពារ, ចចេស​ឲ្យ​តែ​ឈ្នះ : ខ្ញុំ​ហាម​ថា​កុំ​ឲ្យ​ធ្វើ វា​ប្រឹង​ជម្នះ​ធ្វើ​ទាល់​តែ​បា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ារ​ឈ្នះ, សេចក្ដី​ឈ្នះ, ដំណើរ​ដែល​ឈ្នះ : ចាំ​មើល​រឿង​នេះ​ ជម្នះ​នឹង​បាន​ទៅ​ខាង​ណា ?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៦៨</text:p>
          </table:table-cell>
          <table:table-cell table:style-name="តារាង1.A2" office:value-type="string">
            <text:p text:style-name="P6">ជម្ពូ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0">ជ័មពូ ឬ ជំពូ</text:p>
          </table:table-cell>
          <table:table-cell table:style-name="តារាង1.D2" office:value-type="string">
            <text:p text:style-name="P7">សំ.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ម្ពុ ឬ ជម្ពូ) ព្រីង ។ ឈ្មោះ​ស្ទឹង​មួយ កើត​មាន​ព្រោះ​ផ្លែ​ព្រីង​ប្រចាំ​ទ្វីប​រលួយ​ជា​ទឹក​ហូរ​ច្រោះ ... (ម. ព. ជម្ពូទ្វីប <text:s/>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0">ជំពូ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ឈើ​មួយ​ពួក ផ្លែ​ប្រើ​ជា​អាហារ, មាន​ច្រើន​យ៉ាង​គឺ ជម្ពូ-ស, ជម្ពូ-ស​ព្រឿង​ៗ, ជម្ពូ​ខៀវ, ជម្ពូ​ល័ខ (សុទ្ធ​តែ​មាន​ផ្កា-ស); ជម្ពូ​ក្រហម (មាន​ផ្កា​ក្រហម​ស្រស់) ។ ឈ្មោះ​ឈើ​តូច​មួយ​ប្រភេទ​ផ្សេង​ទៀត គ្រាប់​ក្នុង​មាន​ក្លិន​ឆ្អាប​ហាង សម្រាប់​បុក​ជ្រលក់​​សំពត់​ដិត​ជា​ពណ៌​ក្រហម​ស្រស់, ស្លឹក​ប្រើ​ជា​ថ្នាំ​ស្រលាប​រំងាប់​កម្ដៅ​គ្រុន​ក្ដៅ​ក្រហាយ ។ គុ. ក្រហម​ស្រស់​ដូច​សម្បុរ​ផ្កា​ជម្ពូ​ក្រហម : សំពត់​សម្បុរ​ជម្ពូ, ព័ណ៌​ជម្ពូ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ម្ពូ-ស</text:p>
            <text:p text:style-name="P8">ជម្ពូ-ស​ព្រឿង​ៗ</text:p>
            <text:p text:style-name="P8">ជម្ពូ​ខៀវ</text:p>
            <text:p text:style-name="P8">ជម្ពូ​ល័ខ <text:s/></text:p>
            <text:p text:style-name="P8"><text:s/>ជម្ពូ​ក្រហម</text:p>
          </table:table-cell>
        </table:table-row>
        <table:table-row>
          <table:table-cell table:style-name="តារាង1.A2" office:value-type="string">
            <text:p text:style-name="P4">៣១៦៩</text:p>
          </table:table-cell>
          <table:table-cell table:style-name="តារាង1.A2" office:value-type="string">
            <text:p text:style-name="P6">ជម្ពូទ្វី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ម្ពុទីប ឬ ជម្ពូទីប “ប្រទេស​ដែល​រុងរឿង, ត្រដែត​ត្រដឹម​ដោយ​ដើម​ព្រីង; កោះ​ព្រីង”) ឈ្មោះ​ទ្វីប​ធំ​មួយ ដែល​លោក​កំណត់​ហៅ​ដោយ​មាន​ដើម​ព្រីង​ធំ​សម្បើម ដុះ​នៅ​នា​ភ្នំ​សុមេរុ​ជា​គោល​ចារឹក ហៅ​ថា ព្រីង​ប្រចាំ​ទ្វីប, មាន​ផ្លែ​ធំ​ៗ, កាល​បើ​ទុំ​ជ្រុះ​ចុះ​មក, លុះ​ដល់​រលួយ​ទៅ​ជា​ទឹក​ហូរ​ច្រោះ​កើត​ជា​ស្ទឹង​មួយ​ហៅ​ថា ស្ទឹង​ជម្ពូ; កករ​ដី​ក្បែរ​ខាង​ទាំង​ពីរ​ជ្រាប​ទឹក​ផ្លែ​ព្រីង​នោះ លុះ​ត្រូវ​ខ្យល់​បក់​យូរ​ៗ​ទៅ ក៏​ខះ​ស្ងួត​ក្លាយ​ជា​មាស​វិសេស​មួយ​យ៉ាង​ហៅ​ថា មាស​ជម្ពូ​នទ (មាស​ជម្ពូ​នុទ) ។ កាល​ពី​ក្នុង​សម័យ​បុរាណ​លោក​សំដៅ​ចំពោះ​ត្រង់​មធ្យម​ប្រទេស (ឥណ្ឌា) ទាំង​មូល​ហៅ​ថា <text:s/>ជម្ពូទ្វីប ... (ម. ព. ទ្វីប, មហា​ទ្វីប <text:s/>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៧០</text:p>
          </table:table-cell>
          <table:table-cell table:style-name="តារាង1.A2" office:value-type="string">
            <text:p text:style-name="P6">ជម្ពូនទ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--នៈទៈ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ម្ពុទន, ជម្ពូនទ ឬ ជម្ពោនទ) ឈ្មោះ​មាស​វិសេស​មួយ​ប្រភេទ​ កើត​អំពី​កករ​ដី​ដែល​ជ្រាប​ជោក​ដោយ​ទឹក​ផ្លែ​ព្រីង​ប្រចាំ​ទ្វីប, ជា​មាស​បរិសុទ្ធ​ឥត​មាន​មន្ទិល មាន​សាច់​ល្អ​បំផុត​ជាង​មាស​ទាំង​ពួង, មាស​នេះ សូម្បី​ព្រះ​សម្មាសម្ពុទ្ធ ក៏​ទ្រង់​ត្រាស់​សរសើរ​ដែរ; ខ្មែរ​យើង​ហៅ​ក្លាយ​មក​ជា មាស​ជម្ពូ​នុទ (ម. ព. ជម្ពូទ្វីប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៧១</text:p>
          </table:table-cell>
          <table:table-cell table:style-name="តារាង1.A2" office:value-type="string">
            <text:p text:style-name="P6">ជម្ពូនុ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ម. ព. ជម្ពូនទៈ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៧២</text:p>
          </table:table-cell>
          <table:table-cell table:style-name="តារាង1.A2" office:value-type="string">
            <text:p text:style-name="P6">ជម្ពូផ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--ផល់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ម្ពុផល, ជម្ពូផល) ផ្លែ​ព្រីង; <text:s/>ផ្លែ​ជម្ពូ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៧៣</text:p>
          </table:table-cell>
          <table:table-cell table:style-name="តារាង1.A2" office:value-type="string">
            <text:p text:style-name="P6">ជម្ពូព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ស្ដេច​ស្វា​មួយ ក្នុង​រឿង​រាម​កេរ្តិ៍ ថា​កើត​ពី​ក្អែល​ព្រះ​ឥសូរ; ក្នុង​រាមាយណៈ​ហៅ ជាម្ពវាន ឬ ឫក្សរាជ ថា​កើត​អំពី​ទឹក​ព្រះ​នេត្រ​នៃ​មហា​ព្រហ្ម ដែល​ទ្រង់​ជូត ហើយ​រលាស់​ចោល​លើ​ផែន​ដី ...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៧៤</text:p>
          </table:table-cell>
          <table:table-cell table:style-name="តារាង1.A2" office:value-type="string">
            <text:p text:style-name="P6">ជម្ពូព្រឹក្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--ព្រឹក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ម្ពុវ្ឫក្ស, ជម្ពូវ្ឫក្ស; ជម្ពុរុក្ខ, ជម្ពូរុក្ខ) ដើម​ព្រីង; ដើម​ជម្ពូ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៧៥</text:p>
          </table:table-cell>
          <table:table-cell table:style-name="តារាង1.A2" office:value-type="string">
            <text:p text:style-name="P6">ជម្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ាំ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ាល្ម) មនុស្ស​ស្លាប់​គំនិត គឺ​មនុស្ស​ដែល​ឥត​បាន​គិត​ពី​ខុស​ពី​ត្រូវ ចង់​ធ្វើ​អ្វី​ក៏​ចេះ​តែ​ធ្វើ​ៗ ទៅ​តាម​ទំនើង​ចិត្ត​ខ្លួន; មនុស្ស​គម្រក់​ចោល​ម្សៀត (គេ​ច្រើន​ប្រើ​សំដី​នេះ​ដោយ​កំហឹង​ខ្លាំង, ដោយ​មើល​ងាយ​ឥត​ក្រែង) <text:span text:style-name="T8">ៈ</text:span> អាជម្មហ្នឹង វា​ឥត​ដឹង​អី​ទេ, កុំ​ជឿ​វា ។ ជួន​កាល​គេ​ជេរ​ដាក់​មុខ​ថា : នែ​អាជម្ម, អា​អ្ហែង​នេះ​ព្រើល​ណាស់​, អា​អ្ហែង​ចេញ​ឲ្យ​ឆាប់​ទៅ ! ជួន​កាល​គេ​ជេរ​ថា : អា​ជម្ម​ឯង​បាន​តែ​ខាង​ស៊ី, ឥត​ដឹង​អី​ទេ ! (ជួន​កាល​គេ​ប្រើ​សម្ដី​ថា ក្រជាំ <text:s/>ក៏​មាន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៧៦</text:p>
          </table:table-cell>
          <table:table-cell table:style-name="តារាង1.A2" office:value-type="string">
            <text:p text:style-name="P6">ជម្រក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0">ជំ-រក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បញ្ចូល​ឲ្យ​ជ្រក, បញ្រ្ជ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ទី​កន្លែង​សម្រាប់​ជ្រក, ទី​ជ្រក : ធ្វើ​ជម្រក​សម្រាប់​កម្មករ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៧៧</text:p>
          </table:table-cell>
          <table:table-cell table:style-name="តារាង1.A2" office:value-type="string">
            <text:p text:style-name="P6">ជម្រាប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0">ជំ-រាប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ប្រាប់, ឲ្យ​ដំណឹង​ឲ្យ​ជ្រាប (ព. គ.) : <text:s/>សូម​ជម្រាប​អស់​លោក-អ្នក <text:s/>...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7">ទី​ដែល​ជ្រាប​ទឹក, កន្លែង​ដែល​ទឹក​អាច​ជ្រាប​ចូល​បាន (មិន​សូវ​ប្រើ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៧៨</text:p>
          </table:table-cell>
          <table:table-cell table:style-name="តារាង1.A2" office:value-type="string">
            <text:p text:style-name="P6">ជម្រាល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0">ជំ-រាល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ធ្វើ​ឲ្យ​ជ្រាល : ជម្រាល​ដី​ត្រង់​នេះ​ឲ្យ​ស្រួល​ផង, ប្រើ​ជា កិ. វិ. ក៏​មាន : ចាំង​ជម្រាល, ឈូស​ជម្រាល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ទី​ដែល​ជ្រាល, ដី​ជ្រាល : ជម្រាល​ភ្នំ, ដី​ខាង​ណោះ​ខ្ពស់​ណាស់​ ដី​ខាង​ណេះ​មាន​ជម្រាល​ស្រួល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៧៩</text:p>
          </table:table-cell>
          <table:table-cell table:style-name="តារាង1.A2" office:value-type="string">
            <text:p text:style-name="P6">ជម្រុ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ំ-រុល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ធ្វើ​ឲ្យ​ជ្រុល, ធ្វើ​ឲ្យ​លឿន​ហួស​ទៅ​មុខ ។ ធ្វើ​ឲ្យ​ជ្រុល​ទប់​ចិត្ត​មិន​ទាន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៨០</text:p>
          </table:table-cell>
          <table:table-cell table:style-name="តារាង1.A2" office:value-type="string">
            <text:p text:style-name="P6">ជម្រុ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ំ-រុះ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ធ្វើ​ឲ្យ​ជ្រុះ, អង្រួន​ឲ្យ​ជ្រុះ : ជម្រុះ​គ្រាប់​ស្រូវ, ជម្រុះ​ផ្លែ​ឈើ​ពី​ដើ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៨១</text:p>
          </table:table-cell>
          <table:table-cell table:style-name="តារាង1.A2" office:value-type="string">
            <text:p text:style-name="P6">ជម្រើ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ំ-រើស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របស់​ដែល​បាន​ស្រាល់​ជ្រើស, វត្ថុ​ដែល​បាន​រើស​រួច​ហើយ ។ អស់​ជម្រើស គុ. ដែល​សល់​អំពី​គេ​ជ្រើស​រើស​ហើយ, ដែល​អន់ : របស់​អស់​ជម្រើស, មនុស្ស​អស់​ជម្រើស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៨២</text:p>
          </table:table-cell>
          <table:table-cell table:style-name="តារាង1.A2" office:value-type="string">
            <text:p text:style-name="P6">ជម្រ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ំ-រែក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ារ​ដែល​ជ្រែក, អំពើ​ដែល​ជ្រៀតជ្រែក​ចូល <text:s/>(មិន​សូវ​ប្រើ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៨៣</text:p>
          </table:table-cell>
          <table:table-cell table:style-name="តារាង1.A2" office:value-type="string">
            <text:p text:style-name="P6">ជម្រ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ំ-រៅ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ទី​ដែល​ជ្រៅ; សភាព​ដែល​ជ្រៅ ។ គុ. ទី​ជម្រៅ <text:s/>ទ្វារ​មគ្គ​ស្ត្រី <text:s text:c="8"/>(ពាក្យ​បញ្ចៀស) : បាន​ប្រព្រឹត្ត​ដល់​ទី​ជម្រៅ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៨៤</text:p>
          </table:table-cell>
          <table:table-cell table:style-name="តារាង1.A2" office:value-type="string">
            <text:p text:style-name="P6">ជម្រ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ំ-រះ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ធ្វើ​ឲ្យ​ជ្រះ, ឲ្យ​ស្អាត, ធ្វើ​ឲ្យ​ដាច់​ស្រេច : ចៅ​ក្រម​ជម្រះ​ក្ដី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៨៥</text:p>
          </table:table-cell>
          <table:table-cell table:style-name="តារាង1.A2" office:value-type="string">
            <text:p text:style-name="P6">ជម្លើ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ំ-លើយ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អាការ​ដែល​ឈ្លើយ, ដំណើរ​ឆ្គាំឆ្គង : ក្រោយ​ៗ​កុំ​ធ្វើ​ជម្លើយ​យ៉ាង​នេះ​ទៀត ។ ប្រើ​ជា គុ. ក៏​បាន : មនុស្ស​ជម្លើយ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៨៦</text:p>
          </table:table-cell>
          <table:table-cell table:style-name="តារាង1.A2" office:value-type="string">
            <text:p text:style-name="P6">ជម្លៀ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ំ-លៀស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ារ​ឈ្លៀស (ម. ព. ឈ្លៀស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៨៧</text:p>
          </table:table-cell>
          <table:table-cell table:style-name="តារាង1.A2" office:value-type="string">
            <text:p text:style-name="P6">ជម្ល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ំ-លោះ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វិវាទ, ដំណើរ​ឈ្លោះ : កើត​ជម្លោះ, កុំ​បង្ក​ជម្លោះ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៨៨</text:p>
          </table:table-cell>
          <table:table-cell table:style-name="តារាង1.A2" office:value-type="string">
            <text:p text:style-name="P6">ជយ --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ើល​ក្នុង​ពាក្យ ជ័យ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៨៩</text:p>
          </table:table-cell>
          <table:table-cell table:style-name="តារាង1.A2" office:value-type="string">
            <text:p text:style-name="P6">ជ័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ៃ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យ) ជម្នះ, ការ​ឈ្នះ : មាន​ជ័យ, ហ៊ោ​យក​ជ័យ ។ ឈ្មោះ​ពរ​មួយ​យ៉ាង​សម្រាប់​សូត្រ​ចម្រើន​សិរី​សួស្ដី ក្នុង​មង្គល​ការ​សម័យ​បុរាណ : ក្នុង​មង្គល​ការ​នេះ សូម​ឲ្យ​សូត្រ​ជ័យ​ផង, និមន្ត​លោក​សូត្រ​ជ័យ ។ ជ័យ​សួស្ដិ៍ <text:s/>(--សួស) ឈ្មោះ​របៀប​មង្គល​ការ​កូន​ប្រុស​ស្រី​មួយ​បែប ដែល​មាន​ពិធី​រាំ​ហូត​ដាវ​ងា​ឡើង​ហាក់​ដូច​ជា​ប្រហារ​រូប​សាមី​ខ្លួន​កូន​ប្រុស នៅ​វេលា​ដែល​កូន​ប្រុស​ស្រី កំពុង​ក្រាប​សំពះ​ផ្ទឹម​គ្នា ក្នុង​កាល​ជា​ទី​បញ្ចប់​កិច្ច​មង្គល​ការ​ឲ្យ​ពរ​ចង​ដៃ, អ្នក​ដែល​រាំ​ហូត​ដាវ​នោះ​ស្រែក​សួរ​អ្នក​ទាំងអស់​ថា ជ័យ​ហោង ? អ្នក​ឯ​ទៀត​ឆ្លើយ​ឡើង​ថា ជ័យ ! អ្នក​រាំ​សួរ​ទៀត​ថា សួស្ដិ៍​ហោង ? អ្នក​ឆ្លើយ​ៗ​ថា សួស្ដិ៍ ! អ្នក​រាំ​សួរ​បញ្ចប់​ថា យក​អ្វី​ជា​បន្ទាល់ ? អ្នក​ឆ្លើយ​ៗ​ថា យក​ហ៊ោ ! អ្នក​ទាំងអស់​ក៏​តាំង​ហ៊ោ​ក្រេវ​ព្រម​គ្នា​ឡើង ... (របៀប​មង្គល​ការ​បែប​ក្នុង​សម័យ​បុរាណ​ហៅ​ថា មង្គល​ការ​ជ័យ​សួស្ដិ៍) ។ ជ័យ​ស្រី <text:s/>(សំ. ជយ + ស្រី; <text:s/>បា. ជយ + សិរី) ជម្នះ និង សិរី, ស្រី​សួស្ដី​ព្រោះ​មាន​ជម្នះ ។ បើ​រៀង​ភ្ជាប់​ពី​ខាង​ដើម​សព្ទ​ដទៃ សរសេរ​ជា ជយ <text:s/>(អ. ថ. ជៈយៈ) ដូច​ជា ជយកុញ្ជរ (--កុញ-ជ) ដំរី​ជ័យ គឺ​ដំរី​សម្រាប់​ជិះ​ចូល​កាន់​សង្គ្រាម ដែល​តែង​តែ​មាន​ជម្នះ​មក​ហើយ​ឬ​ដែល​សន្មត​ថា​នឹង​មាន​ជម្នះ; ដំរី​ព្រះ​ទីនាំង​នៃ​ព្រះ​មហា​ក្សត្រ​ដែល​សន្មត​ថា​មាន​ជ័យ​គ្រប់​កាល ។ ជយឃោស <text:s/>(--ឃោស) ពាក្យ​ស្រែក​ប្រកាស, ស្រែក​ហៅ​ថា សូម​ឲ្យ​ឈ្នះ ! ឬ​ថា ឈ្នះ​ហើយ​ៗ ! ដូច​ពាក្យ​ថា ជយតុ ! ជយតុ ភវំ ! ជយោ ! ជិតំ ជិតំ ! ជាដើម​ដែរ (ម. ព. ទាំង​នោះ) ។ ជយដ្ឋាន (--យ័ត-ឋាន) ទី​តំបន់​ដែល​មាន​ជ័យ, ដែល​ច្បាំង​ឈ្នះ ។ ជយតុ ! <text:s/>ពាក្យ​សម្រាប់​ឲ្យ​ពរ ឲ្យ​ជ័យ​ថា សូម​ឲ្យ​មាន​ជ័យ​ជម្នះ ! <text:s/>(ម. ព. ជយោ !) ។ ជយតុ ភវំ ! (--ភៈវ័ង) ពាក្យ​សម្រាប់​ឲ្យ​ពរ ឲ្យ​ជ័យ​ថា សូម​ឲ្យ​លោក​មាន​ជ័យ​ជម្នះ ! <text:s/>ឬ​ថា <text:s/>សូម​ឲ្យ​អ្នក​ដ៏​ចម្រើន​មាន​ជ័យ​ជម្នះ ! (ម. ព. ជយតុ) ។ ពាក្យ​សម្រាប់​មនុស្ស​អ្នក​ជូន​ពែ​សំណែន ដែល​ត្រឡប់​មក​ផ្ទះ​ជំងឺ​វិញ​ឈរ​ស្រែក​នៅ​មាត់​ទ្វារ​របង​ផ្ទះ ឬ​ជិត​ជណ្ដើរ​ផ្ទះ​ថា ជយតុ ភវំ ! <text:s/>អ្នក​នៅ​ក្នុង​ផ្ទះ​នោះ​ឆ្លើយ​តប​មក​វិញ​ថា សាធុ​មាន​ជ័យ ! (តាម​ក្បួន​សែន​ឲ្យ​មនុស្ស​ឈឺ) ។ ជយធ្វ័ជ (--ធ្វ័ច; សំ. ជយធ្វជ; បា. ជយ​ធជ) ទង់​ជ័យ គឺ​ទង់​ចម្បាំង​ដែល​សន្មត​ថា​ជា​ស្រីសួស្ដី​ឲ្យ​មាន​ជ័យ​ជម្នះ ។ ជយ​បាន (--ប៉ានៈ ឬ --បាន) ទឹក​ដែល​គេ​ផឹក​ហើយ​ស្រែក​ហ៊ោ​ថា ឈ្នះ​ហើយ​ៗ ! ក្នុង​កាល​ដែល​មាន​ជ័យ (បែប​ក្នុង​បុរាណ​សម័យ) ។ ជយព្រឹក្ស <text:s/>(--ព្រឹក) ឈើ​មាន​ជ័យ​ឬ​ឈើ​មាន​ផ្កា​ឲ្យ​ជម្នះ (ដើម​ច្បា) ។ មាន​សេចក្ដី​តំណាល​ថា កាល​ពី​ក្នុង​ជាន់​បុរាណ​សម័យ​ព្រេង​នាយ​យូរ​អង្វែង​ហើយ មនុស្ស​ទាំងឡាយ​ច្រើន​យក​ផ្កា​ច្បា​មក​ប្រើ​ក្នុង​ហោម​ពិធី​ពលិការ​ប្រសិទ្ធី ដោយ​បំណង​ថា ឲ្យ​មាន​ជ័យ​ជម្នះ, ព្រោះ​ហេតុ​នោះ ទើប​គេ​ហៅ​ដើម​ច្បា​ថា ជយ​ព្រឹក្ស ។ ជយ​ភូមិ <text:s/>(--ភូម) ភូមិ​មាន​ជ័យ; ទី​ដែល​មាន​ជ័យ​ជម្នះ, ទី​ដែល​បោះ​ទ័ព​សន្មត​ថា​នឹង​មាន​ជ័យ ឬ​ទី​ដែល​បោះ​ទ័ព​ត​យុទ្ធ​មាន​ជ័យ​ហើយ ។ ជយ​ភេរី <text:s/>ស្គរ​ជ័យ ។ ជយ​មង្គល <text:s/>(--ម័ងគល់ ឬ--មង់គល់) ជម្នះ​និង​សេចក្ដី​ចម្រើន, សេចក្ដី​ចម្រើន​ព្រោះ​ជ័យ​ជម្នះ ។ ជយ​មន្ត (--មន់) មន្ត, អាគម​សម្រាប់​សូត្រ​ប្រសិទ្ធី​ឲ្យ​មាន​ជ័យ​ជម្នះ ។ ជយ​លិខិត សំបុត្រ, កំណត់​ ប្រាប់​អំពី​ជ័យ​ជម្នះ ។ សាល​ក្រម​ប្រាប់​ដំណើរ​ក្ដី​ឈ្នះ ។ ជយ​លេខ ឬ ជយ​លេខា (ម. ព. ជយ​លិខិត) ។ ជយ​វាទ្យ ឬ ជយពាទ្យ (--វាត ឬ--ពាត) តន្ត្រី​ប្រគំ​សូម​ជ័យ, ការ​ប្រគំ​សូម​ជ័យ, គ្រឿង​ប្រគំ​យក​ជ័យ​ជម្នះ ។ ជយ​សព្ទ (--ស័ប) សំឡេង​ហ៊ោ​យក​ជ័យ; សំឡេង​ស្រែក​បន្លឺ​ថា ឈ្នះ​ហើយ ! ឬ ឈ្នះ​ហើយ​ៗ ! ។ ជយ​សង្ខ ឬ ជយ​ស័ង្ខ <text:s/>(--ស័ង) ស័ង្ខ​សម្រាប់​ផ្លុំ​យក​ជ័យ ។ ជ័យ​ស្ថាន <text:s/>(--យៈស្ថាន) ម. ព. ជយដ្ឋាន <text:s/>។ ជយានុភាព (--ភាប; បា. ជយ + អានុភាវ) អានុភាព​នៃ​ជ័យ​ជម្នះ : ជយានុភាព​នៃ​កង​ទ័ព​យើង បាន​ធ្វើ​ឲ្យ​ពួក​បច្ចាមិត្រ​បាក់​បប​ខ្លប​ខ្លាច​សព្វ​ទិស​ទី ។ ជយាវុធ (--វុត; បា. ជយ + អាវុធ) អាវុធ​មាន​ជ័យ គឺ​អាវុធ​ដែល​គេ​ធ្លាប់​កាន់​ចូល​ត​យុទ្ធ​មាន​ជម្នះ​មក​ហើយ ឬ​អាវុធ​ដែល​គេ​ប្រសិទ្ធី​សន្មត​ថា​មាន​ជ័យ ។ ជយោ ! (ជៈយោ ឬ​តាម​ទម្លាប់​ថា ជៃយោ) ឧ. (បា. ជយោ <text:s/>ន. “រី​ជ័យ, ជម្នះ” ) ពាក្យ​សម្រាប់​ស្រែក, បន្លឺ​ថា សូម​ឲ្យ​មាន​ជ័យ ! ឬ​ថា ឈ្នះ​ហើយ ! <text:s/>ក៏​ប្រើ​បាន, ដូច​គ្នា​នឹង ជិតំ ! ឬ ជិតំ ជិតំ ! ដែរ ។ ជយោបាយ <text:s/>(--បាយ; បា. ជយ + ឧបាយ) ឧបាយ, ល្បិច​ឲ្យ​មាន​ជ័យ, ឲ្យ​ឈ្នះ ។ល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៩០</text:p>
          </table:table-cell>
          <table:table-cell table:style-name="តារាង1.A2" office:value-type="string">
            <text:p text:style-name="P6">ជ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្បាច់​រំលេច​សម្រាប់​ដាក់​ប្រកប​ត្រង់​ជាយ, ត្រង់​រឹម, ត្រង់​ហាម : សំពត់​មាន​ជរ <text:s text:c="2"/>គុ. ដែល​មាន​ជរ : ហូល​ជរ, អាវ​ជរ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៩១</text:p>
          </table:table-cell>
          <table:table-cell table:style-name="តារាង1.A2" office:value-type="string">
            <text:p text:style-name="P6">ជរជ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មាន​ជរ​នៅ​ជាយ​ស្លុយ​ត្រសាយ, ដែល​ស្លុយ​លយ​សាយ​ចេញ​ទៅ​ខាង : សំពត់​ស្លុយ​ជរ​ជាយ, ស្លៀក​សំពត់​ជរ​ជា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៩២</text:p>
          </table:table-cell>
          <table:table-cell table:style-name="តារាង1.A2" office:value-type="string">
            <text:p text:style-name="P6">ជរជួ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ស្លុយ​មាន​ជរ​រត់​ជួរ, ដែល​ស្រុង​រត់​ជួរ : ស្លៀក​សំពត់​ជរ​ជួរ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៩៣</text:p>
          </table:table-cell>
          <table:table-cell table:style-name="តារាង1.A2" office:value-type="string">
            <text:p text:style-name="P6">ជ័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ខ្លាញ់​រុក្ខជាតិ, លតាជាតិ ឬ​តិណជាតិ​ចំពូក​ខ្លះ មាន​សម្បុរ​ផ្សេង​ៗ មាន​លក្ខណៈ​ស្អិត ។ ជ័រ​ក្រាក់ <text:s text:c="2"/>ជ័រ​ដែល​ចេញ ព្រោះ​កម្ដៅ​ភ្លើង​ឆេះ​រណ្ដៅ​ជ័រ កាល​នៅ​ក្ដៅ​រាវ​ថ្លា លុះ​អស់​អំណាច​ក្ដៅ​ក៏​កក​រឹង​ក្ដាំង ។ ជ័រ​ចុង <text:s/>ជ័រ​ដែល​ហូរ​ចេញ​ឯង​អំពី​ឈើ​ផ្ចឹក​ជាដើម កក​រឹង​ស្រួយ ។ ជ័រ​ចេក <text:s/>ទឹក​សុក្កៈ (ពាក្យ​បញ្ចៀស ដោយ​ប្រដូច​នឹង​ជ័រ​នៃ​ចេក) ។ ជ័រ​ឆក់ <text:s/>ជ័រ​មាន​ពិស​សម្រាប់​លាប​គ្រឿង​ប្រហារ​មាន​ព្រួញ​ជាដើម ។ ជ័រ​ទឹក ជ័រ​ដែល​ចេញ​អំពី​រណ្ដៅ​ជ័រ​នៅ​ដើម​ត្រាច​ឬ​ដើម​ឈើ​ទាល មាន​លក្ខណៈ​រាវ, ជ្រាយ, ទន់ ។ ជ័រ​បាម <text:s/>ជ័រ​ដែល​គេ​ស្ល ឬ​ដែល​គេ​ដំ​ឲ្យ​បែក​សាច់​ស្អិត​ខ្លាំង សម្រាប់​ដាក់​ឲ្យ​ជាប់​សត្វ​បក្សី ។ ជ័រ​លុប <text:s/>(--លប់) ជ័រ​សម្រាប់​ដុស​លុប​ស្នាម, គំនូស, អក្សរ​ដែល​គូស, ដែល​សរសេរ​ដោយ​ខ្មៅ​ដៃ ឬ​ដោយ​ទឹក​សរសេរ; ហៅ កៅស៊ូ​លុប​ក៏​បា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៩៤</text:p>
          </table:table-cell>
          <table:table-cell table:style-name="តារាង1.A2" office:value-type="string">
            <text:p text:style-name="P6">ជរ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រា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េចក្ដី​គ្រាំគ្រា, ទ្រុឌទ្រោម, ទ្រម; ចំណាស់ ។ គុ. ដែល​គ្រាំគ្រា, ដែល​ទ្រុឌទ្រោម, ទ្រម, ចាស់ ។ ជរាកាល <text:s/>(បា.) រោគ​ក្អក​ចាស់, ជងឺ​ក្អក​បណ្ដាល​ឲ្យ​ឆាប់​ចាស់ ។ ជរាទុក្ខ (--ទុក) ទុក្ខ​ដែល​កើត​ព្រោះ​ជរា ។ ជរាទុព្វលភាព (ទុប-ពៈលៈភាប; បា. ជរាទុព្វលភាវ ) ដំណើរ​ថយ​កម្លាំង​ព្រោះ​ជរា ។ ជរាធម៌ <text:s/>(សំ.; បា. ជរាធម្ម) ជរា​ជា​ធម្មតា ដែល​អ្នក​ណា​មួយ ឬ​អ្វី​មួយ ក៏​គេច​វាង​មិន​ផុត ។ ជរា​ពាធ (--ពាត; បា. ជរា + អាពាធ &gt; ជរាពាធ) ជំងឺ​ចាស់ <text:s/>។ ជរាភាព (--ភាប; <text:s/>សំ. បា. ជរាភាវ) ភាវៈ​នៃ​ជរា, កំណើត​នៃ​ជរា​ ។ ជរាភិភូត <text:s/>គុ. (បា. ជរា + អភិភូត &gt; ជរាភិភូត) ដែល​ជរា​គ្រប​សង្កត់, ដែល​ធ្លាក់​ចូល​ស៊ប់​ក្នុង​កណ្ដាប់​ដៃ​ជរា​ហើយ ។ ជរាមច្ចុ ( បា.; សំ. ជរាម្ឫត្យុ, ខ្មែរ​ប្រើ​ក្លាយ​មក​ជា ជរាម្រឹត្យូវ) ជរា​និង​សេចក្ដី​ស្លាប់; ដំណើរ​ស្លាប់​ព្រោះ​ជរា (ស្លាប់​ព្រោះ​ចាស់) ។ ជរាម័យ <text:s/>(សំ. បា. ជរា + អាមយ) សេចក្ដី​មិន​សប្បាយ, ឈឺ​ចាប់​ព្រោះ​ជរា (ម. ព. អាម័យ <text:s/>និង អនាម័យ) ។ ជរាមរណៈ (--មៈរៈណៈ; សំ. បា. ជរាមរណ) សេចក្ដី​គ្រាំគ្រា​និង​សេចក្ដី​ស្លាប់ ។ ជរាម្រឹត្យូវ (ម. ព. ជរាមច្ចុ) ។ ជរារោគ រោគជរា (ជងឺ​ចាស់) ។ ជរាលក្ខណៈ (--ល័កខៈណៈ; បា. ជរាលក្ខណ; សំ. ជរាលក្សណ​, ជរាលក្ស្មណ៑) គ្រឿង​សម្គាល់​របស់​ជរា, គ្រឿង​ចំណាំ​ឲ្យ​ដឹង​ថា​ ជរា ដូច​យ៉ាង​សក់​ស្កូវ, ធ្មេញ​បាក់​ជាដើ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៩៥</text:p>
          </table:table-cell>
          <table:table-cell table:style-name="តារាង1.A2" office:value-type="string">
            <text:p text:style-name="P6">ជរា --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ើល​ក្នុង​ពាក្យ <text:s/>ជរា)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៩៦</text:p>
          </table:table-cell>
          <table:table-cell table:style-name="តារាង1.A2" office:value-type="string">
            <text:p text:style-name="P6">ជល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ទង្គិច, ទង្គុក, ប៉ះ​ត្រូវ, ចំពប់ : ជល់​ដៃ, ជល់​ជើង ។ ប្រយុទ្ធ​គ្នា​ដោយ​ស្នែង, ដោយ​ក្បាល, ដោយ​ចំពុះ : គោ​ជល់​គ្នា, ដំរី​ជល់​គ្នា, មាន់​ជល់​គ្នា ។ <text:s/>កប, ត្រូវ, ទទួល : ដាក់​ថ្នាំ​ជល់, ដាក់​ថ្នាំ​មិន​ជល់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៩៧</text:p>
          </table:table-cell>
          <table:table-cell table:style-name="តារាង1.A2" office:value-type="string">
            <text:p text:style-name="P6">ជ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ល់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7">ទឹក; ប្រើ​រៀង​ខាង​ចុង​សព្ទ​ដទៃ​ខ្លះ​ដូច​ជា អស្សុជល <text:s/>(អ័ស-សុ-ជល់) ទឹក​គឺ​ទឹក​ភ្នែក, ទឹក​ភ្នែក (រ. ស.) : ព្រះ​អស្សុជល (ម. ព. នេះ​ផង) បើ​ប្រើ​រៀង​ខាង​ដើម​សព្ទ​ឯទៀត អ. ថ. ជៈលៈ ដូច​ជា ជលគមនាគមន៍ (--គៈមៈនាគំ; សំ.បា. ជល <text:s/>“ទឹក” + គមនាគមន <text:s/><text:span text:style-name="T4">“</text:span>ដំណើរ​ទៅ​និង​ដំណើរ​មក<text:span text:style-name="T7">”</text:span>) ដំណើរ​ទៅ​មក​ខាង​ជើង​ទឹក; ការ​ដឹក​នាំ​អ្វី​ៗ​ទៅ​មក​តាម​ផ្លូវ​ទឹក ។ ជលចរ (--ច) សត្វ​ដែល​ត្រាច់​ទៅ​មក​ក្នុង​ទឹក (មាន​ត្រី​ជាដើម) ។ ជលជៈ (--ជៈ; សំ. បា. ជលជ) សត្វ​ឬ​អ្វី​ៗ​ដែល​កើត, ដែល​ដុះ ក្នុង​ទឹក ។ ជលជាត ដូច​គ្នា​នឹង ជលជៈ (ម. ព. នោះ) ។ ជលដ្ឋាន (ជៈល័តឋាន) ទី​តម្កល់​ទឹក, ទី​ដែល​គេ​ទប់​ខាំង​ទឹក​ទុក; ស្រះ​អណ្ដូង ។ ជលធរ (--ធ) អ្នក​ទ្រទ្រង់​នូវ​ទឹក គឺ​មេឃ, ពពក​ខាប់​ដែល បណ្ដាល​ឲ្យ​ធ្លាក់​ភ្លៀង, សមុទ្រ ។ ជលធារ (--ធា) ប្រទេស​ដែល​ទ្រទ្រង់​នូវ​ទឹក, ដែល​ជប់​ជក់​យក​ទឹក គឺ​អន្លង់​ទឹក​ទន្លេ​សាប, ភ្នំ... ។ ជលធារវិទ្យា (--ធារៈវិត-ទ្យា) ន. (ពាក្យ​បច្ចេកទេស) វិទ្យា​ទាក់ទង​ដោយ​ធារ​ទឹក (បារ. <text:span text:style-name="T11">Hydrographie</text:span><text:span text:style-name="T10"> </text:span><text:span text:style-name="T6">ហ៊ីដ្រូគ្ហ្រ៍ហ៊្វ‌ី) </text:span><text:span text:style-name="T5">។ ជលធារា <text:s/>ខ្សែ​ទឹក, ធ្នារ​ទឹក ។ ជលធី (សំ. បា. ជលធិ) សមុទ្រ, ទន្លេ​សាប ។ ជលន័យន៍ ឬ ជលនេត្រ (--នៃ ឬ --នេត) ន. (សំ. ជល <text:s/>“ទឹក” + នយន ឬ នេត្រ <text:s/>“ភ្នែក”; បើ​ប្រើ​ឲ្យ​ត្រូវ​តាម​លំដាប់​ជា នយនជល ឬ <text:s text:c="4"/>នេត្រជល) ទឹក​ភ្នែក (ម. ព. អស្សុជល <text:s/>ផង) ។ ជលនិធិ ឃ្លាំង​ទឹក (សមុទ្រ) ។ ជលបក្សី (--បាក់-សី; សំ. ជលបក្សិន៑ = ជលបក្សី; បា. ជលបក្ខី) សត្វ​ស្លាប​ដែល​រក​ស៊ី​ក្នុង​ទឹក, (មាន​ស្មោញ ក្អែក​ទឹក​ជាដើម) ។ ជលបថ (--បត់) ផ្លូវ​ទឹក, ជើង​ទឹក ។ ពាក្យ​ផ្ទុយ ថលបថ ។ ជលបាន (--បាន) ការ​ផឹក​ទឹក (ដូច​យ៉ាង​ផឹក​ទឹក​សម្បថ​ជាដើម) : តាំង​ពិធី​ជលបាន (ម. ព. សច្ចបាន ផង ) ជលភាជនៈ ឬ ជលភាជន៍ (--ភាជៈនៈ ឬ--ភាច; សំ. បា. ជលភាជន) ប្រដាប់​សម្រាប់​ដាក់​ទឹក (ថូ​ទឹក, ផ្តិល​ទឹក, ក្អម​ទឹក) ។ ជលមគ្គ <text:s/>(--ម័ក, បា.; សំ. ជលមាគ៌) ផ្លូវ​ទឹក ។ ជលម្ពុជៈ (ជៈ ល័មពុជៈ) (ម. ព. ជលាពុជៈ ឬ ជលាម្ពុជៈ) ។ ជលមាគ៌ (--មាក ឬ ត.ទ. ស្រ. ថា ជល់មាក; សំ.) ដូច​គ្នា​នឹង ជល​មគ្គ; ប៉ុន្តែ​ខ្មែរ​យើង​ច្រើន​ហៅ​ចំពោះ​តែ​ប្រឡាយ​ទឹក​ដែល​មាន​ភ្លឺ​ស្រែ​អម​សង​ខាង សម្រាប់​បង្ហូរ​ទឹក​អំពី​ស្រែ​ច្រើន ឲ្យ​ធ្លាក់​ទៅ​កាន់​ទី​ឯទៀត ។ ជល​យន្ដ (--យន់, បា.; សំ. ជល​យន្ត្រ) ស្នប់​ទឹក, រហាត់​ទឹក; នាឡិកា​ទឹក ។ ជលយាត្រា (--យាត-ត្រា; សំ.) ការ​ដើរ​តាម​ផ្លូវ​ទឹក, ដំណើរ​ខាង​ផ្លូវ​ទឹក ដំណើរ​ជើង​ទឹក ។ ពាក្យ​ផ្ទុយ ថល​យាត្រា, អាកាស​យាត្រា ។ ជល​យាន (--យាន) យាន​ជំនិះ​ខាង​ផ្លូវ​ទឹក, គ្រឿង​ដឹក​នាំ​ទៅ​មក​ខាង​ជើង​ទឹក ។ ព. ផ្ទ. ថល​យាន ។ ជល​រស (--រស់) អំបិល (ដែល​កើត​ពី​ទឹក​សមុទ្រ) ។ ជល​លតា (--លៈតា ឬ --លដា) រលក, កង្កាញ់​រលក ។ ជលវិទ្យា (--វិត-ទ្យា) ន. (ពាក្យ​បច្ចេកទេស) វិទ្យា​និយាយ​អំពី​ទឹក​ឲ្យ​ដឹង​ថា តើ​ទឹក​នោះ​មាន​អាការ​ដូចម្ដេច​ខ្លះ (បារ. Hydrologie</text:span><text:span text:style-name="T9"> </text:span><text:span text:style-name="T5"><text:s/></text:span><text:span text:style-name="T6">ហ៊ីដ្រូល៉ូ-ហ្ស៊‌ី) </text:span><text:span text:style-name="T5">។ ជល​ស័យ (--សៃ) ម. ព. ជលា​ស័យ ។ ជល​សា (--សា) ម. ព. ជលសាគរ <text:s/>។ ជល​សាគរ (--សា-គ) សមុទ្រ; ខ្មែរ​យើង​ប្រើ​ក្លាយ​មក​ជា ជល​សា ក៏​មាន ។ ជល​ស្ថាន (--លៈស្ថាន) ម. ព. ជលដ្ឋាន ។ ជលាកាសយាន (--កាសៈ-យាន; បា. ជល + អាកាស + យាន) អាកាស​យាន, យន្ត​ហោះ​មួយ​បែប​អាច​ចុះ​បណ្ដែត​លើ​ទឹក​បាន ។ ជលាចរចា (--ច-ចា) ឈ្មោះ​ភ្នំ​តូច​មួយ​ក្នុង​ស្រុក​ជើង​ព្រៃ (ខែត្រ​កំពង់ចាម)។ ជលាធារ (ម. ព. ជលធារ) ។ ជលាពុជៈ ឬ ជលាម្ពុជៈ ន. ឬ គុ. (បា. ជលាពុជ ឬ ជលាម្ពុជ; សំ. ជរាយុជ) កំណើត​ឬ​សត្វ​ដែល​កើត​ចាក​គ័ភ៌ (ទីទៃ​អំពី​កំណើត ៣ យ៉ាង គឺ អណ្ឌជៈ, សំសេទជៈ, ឧបបាតិកៈ (ម. ព. ទាំង​នោះ​ផង) ។ ជលាល័យ (--លៃ; <text:s/>សំ. បា. ជល + អាលយ &gt; ជលាលយ) អណ្ដូង, ឃ្លាំង​ទុក​ទឹក​ភ្លៀង; ស្រះ ។ ជលាស័យ (បា. ជល + អាសយ &gt; <text:s/>ជលាសយ) ទន្លេសាប ... ។ ជលេស ឬ ជលេស្វរៈ (សំ.) មហា​សមុទ្រ; ទេវតា​ម្ចាស់​សមុទ្រ, ម្ចាស់​ទឹក​ភ្លៀង គឺ ព្រះ​វរុណៈ <text:s/>ដែល​ខ្មែរ​យើង​ច្រើន​ហៅ​ថា <text:s/>ព្រះ​ពិរុណ <text:s/>គឺ​មហា​សមុទ្រ, ទឹក, ភ្លៀង : ព្រះ​ជលេស, ព្រះ​ជលេស្វរៈ <text:s/>(ច្រើន​មាន​ប្រើ​តែ​ក្នុង​សិលា​ចារឹក​បុរាណ) ។</text:span>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៩៨</text:p>
          </table:table-cell>
          <table:table-cell table:style-name="តារាង1.A2" office:value-type="string">
            <text:p text:style-name="P6">ជល --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មើល​ក្នុង​ពាក្យ ជល ។</text:p>
          </table:table-cell>
          <table:table-cell table:style-name="តារាង1.D2" office:value-type="string">
            <text:p text:style-name="P7">ជលា --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១៩៩</text:p>
          </table:table-cell>
          <table:table-cell table:style-name="តារាង1.A2" office:value-type="string">
            <text:p text:style-name="P6">ជវន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 វៈ នៈ ឬ ជៈ វាន់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វន) សន្ទុះ, កម្លាំង​ដែល​ស្ទុះ, ទំហឹង, ល្បឿន, សន្ទុះ​ចិត្ត ។ សេះ​លឿន ។</text:p>
          </table:table-cell>
          <table:table-cell table:style-name="តារាង1.D2" office:value-type="string">
            <text:p text:style-name="P7">ជវ័ន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០០</text:p>
          </table:table-cell>
          <table:table-cell table:style-name="តារាង1.A2" office:value-type="string">
            <text:p text:style-name="P6">ជវន​ចិត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វៈនៈចិត្ត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ចិត្ត​ដែល​ស្ទុះ​ទៅ​ចាប់​អារម្មណ៍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០១</text:p>
          </table:table-cell>
          <table:table-cell table:style-name="តារាង1.A2" office:value-type="string">
            <text:p text:style-name="P6">ជវនដ្ឋ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 វៈ ន័ត-ឋាន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វនស្ថាន) ទី​តាំង​នៃ​សន្ទុះ​ចិត្ត, លំនៅ​របស់​សន្ទុះ​ចិត្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០២</text:p>
          </table:table-cell>
          <table:table-cell table:style-name="តារាង1.A2" office:value-type="string">
            <text:p text:style-name="P6">ជវន​វីថ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 វៈ នៈ-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វន + វីថិ) ផ្លូវ, គន្លង, លំអាន នៃ​សន្ទុះ​ចិត្ត ។</text:p>
          </table:table-cell>
          <table:table-cell table:style-name="តារាង1.D2" office:value-type="string">
            <text:p text:style-name="P7">ជវនវីថី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០៣</text:p>
          </table:table-cell>
          <table:table-cell table:style-name="តារាង1.A2" office:value-type="string">
            <text:p text:style-name="P6">ជវ​ភាព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 វៈ--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ភាព​នៃ​សន្ទុះ, ល្បឿន, ដំណើរ​ដែល​លឿន​រហ័ស, របត់​ល្បឿន; រយៈ​ពេល​ដែល​ស្ទុះ​លឿន​ពី​កន្លែង​មួយ​ទៅ​កន្លែង​មួយ​ទៀត : ​សេះ​នេះ មាន​ជវភាព​គ្រាន់​បើ​ជាង​សេះ​នោះ ។ និយាយ​ជា​ពាក្យ​ប្រៀប​ចំពោះ​ល្បឿន​របស់​ចិត្ត​ជាដើម​ក៏​បាន : ជវភាព​របស់​ចិត្ត អាច​ប្រព្រឹត្ត​ទៅ​បាន​សព្វ​ទិស​ទី; ជវភាព​នៃ​សេដ្ឋកិច្ច​ជាតិ​ក្នុង​សម័យ​នេះ ឃើញ​ថា​បាន​ចម្រើន​កើន​ប្លែក​ជាង​សម័យ​មុន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០៤</text:p>
          </table:table-cell>
          <table:table-cell table:style-name="តារាង1.A2" office:value-type="string">
            <text:p text:style-name="P6">ជវ​លេ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វៈល៉េក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វ + លេខ) ការ​សរសេរ​រហ័ស វិធី​ប្រើ​សញ្ញា​គឺ​គំនូស​សម្រាប់​សរសេរ កត់​ត្រា​ឲ្យ​បាន​រហ័ស​តាម​ទាន់​សំដី​ដែល​គេ​ថ្លែង​បាឋ​កថា, ជជែក​គ្នា, និយាយ​គ្នា​បាន : គេ​តែង​ប្រើ​ជវលេខ​ក្នុង​សន្និបាត​ផ្សេង​ៗ មាន​សន្និបាត​នៃ​រដ្ឋសភា​ជាដើ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០៥</text:p>
          </table:table-cell>
          <table:table-cell table:style-name="តារាង1.A2" office:value-type="string">
            <text:p text:style-name="P6">ជវ​លេខក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-វៈ-លេខៈ -កៈ</text:p>
          </table:table-cell>
          <table:table-cell table:style-name="តារាង1.D2" office:value-type="string">
            <text:p text:style-name="P7">បា. </text:p>
          </table:table-cell>
          <table:table-cell table:style-name="តារាង1.D2" office:value-type="string">
            <text:p text:style-name="P7">ន. </text:p>
          </table:table-cell>
          <table:table-cell table:style-name="តារាង1.D2" office:value-type="string">
            <text:p text:style-name="P8">(ជវលេខក) អ្នក​ជវលេខ, អ្នក​ចេះ​ជវលេខ គឺ​អ្នក​អាច​សរសេរ​រហ័ស​តាម​ទាន់​សម្ដី​ដែល​គេ​និយាយ​បា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០៦</text:p>
          </table:table-cell>
          <table:table-cell table:style-name="តារាង1.A2" office:value-type="string">
            <text:p text:style-name="P6">ជហ្វ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ៈ ហ៊្វា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គ្រឿង​រចនា​មួយ​ប្រភេទ​សម្រាប់​តាក់តែង​ដំបូល​ប្រសាទ, វិហារ, សាលា ដាក់​នៅ​ត្រង់​ចុង​មេ​ដំបូល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០៧</text:p>
          </table:table-cell>
          <table:table-cell table:style-name="តារាង1.A2" office:value-type="string">
            <text:p text:style-name="P6">ជា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ពស់​មួយ​ប្រភេទ​មាន​ពិស​ខ្លាំង; កាល​នៅ​តូច​ហៅ ពស់​ជា, លុះ​ធំ​ទ្រើស​បន្តិច​ឡើង ហៅ ពស់​ក្រាយ, ដល់​ធំ​អស់​ទំហំ ហៅ ពស់​រំចេ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ពស់​ជា</text:p>
            <text:p text:style-name="P8"><text:s/>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ស្រួល; ល្អ; សុខ; សប្បាយ; រួច​ពី​ឈឺ, ងើប​ពី​ឈឺ ។ វិ. ពាក្យ​សម្រាប់​និយាយ​ចង្អុល​នាម​សព្ទ​ឲ្យ​ដាច់​សេចក្ដី​ដោយ​ឡែក : វិជ្ជា​ជា​ទ្រព្យ​ដ៏​ប្រសើរ​ក្នុង​លោក, ឈ្មោះ​នេះ​ជា​មនុស្ស​ស្លូត​ត្រង់ ...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៣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 ឬ គុ.</text:p>
          </table:table-cell>
          <table:table-cell table:style-name="តារាង1.D2" office:value-type="string">
            <text:p text:style-name="P8">ដែល​ទីទៃ​ពី​នៅ​កំដរ​ទ្រព្យ​គេ : មនុស្ស​អ្នក​ជា, បាន​រួច​ខ្លួន​ជា​អ្នក​ជា (ម. ព. អត្តាធីន, អបរាធីន និង អនត្តាធីន, បរាធីន, ទាស, ទាសី ផង)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០៨</text:p>
          </table:table-cell>
          <table:table-cell table:style-name="តារាង1.A2" office:value-type="string">
            <text:p text:style-name="P6">ជ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8">ច្បាស់, ប្រាដក, ពិត, មែន : ឃើញ​ជាក់, ឮ​ជាក់ ។ ជាក់​លាក់ ជាក់​ប្រាដ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ាក់លាក់</text:p>
          </table:table-cell>
        </table:table-row>
        <table:table-row>
          <table:table-cell table:style-name="តារាង1.A2" office:value-type="string">
            <text:p text:style-name="P4">៣២០៩</text:p>
          </table:table-cell>
          <table:table-cell table:style-name="តារាង1.A2" office:value-type="string">
            <text:p text:style-name="P6">ជា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អ្នក​ចេះ​ការ​ខាង​ជំនាង : ជាង​មាស, ជាង​ដែក, ជាង​ឈើ, ជាង​គំនូរ ។ល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អា. និ.</text:p>
          </table:table-cell>
          <table:table-cell table:style-name="តារាង1.D2" office:value-type="string">
            <text:p text:style-name="P8">លើស, លើស​លែង : ផ្ទះ​នេះ​ល្អ​ជាង​ផ្ទះ​នុ៎ះ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១០</text:p>
          </table:table-cell>
          <table:table-cell table:style-name="តារាង1.A2" office:value-type="string">
            <text:p text:style-name="P6">ជា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(ជញ្ញ <text:s/>គុ. “ដែល​គួរ​ដឹង, ដែល​គេ​អាច​ដឹង​បាន; ដែល​អាច​ដឹង​ហេតុ​ទាន់​ការ, ដែល​ស្ទាត់​ជំនាញ”) ជំនាញ ។ ប. ពាក្យ​សម្រាប់​និយាយ​ផ្សំ​នឹង​ពាក្យ ជ័យ : <text:s/>ជាញ​ជ័យ, ជំនាញ​ជាញ​ជ័យ គឺ​វាង​វៃ, ប៉ិន, ប្រសប់; អង់​អាច ព្រម​ទាំង​តែង​តែ​មាន​ជ័យ​ជម្នះ​ដោយ​សេចក្ដី​ស្ទាត់​ប៉ិន​ប្រសប់​មាន​ជ័យ​ផង (ប្រើ​តែ​ក្នុង​កាព្យ)។ កាព្យ​ធៀប​ពាក្យ ជាញ ថា: យោធា​សុទ្ធ​តែ​ជាញ​ៗ ខ្លះ​ចាប់​អូស​ទាញ​ ពួក​បច្ចាមិត្ត ។ ក្លា​ហាន​មិន​សូវ​ភ័យ​ភិត ខ្លះ​ដេញ​ប្រកិត តាម​ចាប់​ពួក​ខ្មាំង ...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ាញជ័យ</text:p>
          </table:table-cell>
        </table:table-row>
        <table:table-row>
          <table:table-cell table:style-name="តារាង1.A2" office:value-type="string">
            <text:p text:style-name="P4">៣២១១</text:p>
          </table:table-cell>
          <table:table-cell table:style-name="តារាង1.A2" office:value-type="string">
            <text:p text:style-name="P6">ជា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កើត​ហើយ, ដែល​មាន, ដែល​ប្រាកដ​ហើ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១២</text:p>
          </table:table-cell>
          <table:table-cell table:style-name="តារាង1.A2" office:value-type="string">
            <text:p text:style-name="P6">ជា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សម្រេង​ទឹក​ពី​ភាជន៍​ផ្សេង​ៗ មាន​ឆ្នាំង​ជាដើម : ជាត់​បា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១៣</text:p>
          </table:table-cell>
          <table:table-cell table:style-name="តារាង1.A2" office:value-type="string">
            <text:p text:style-name="P6">ជាត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ាដក់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រឿង​រ៉ាវ​ពី​ក្នុង​ជាតិ​មុន​ៗ ដែល​លោក​អ្នក​បាន​លុះ​ញាណ​វិសេស​ សម្រាប់​ដឹង​ជាតិ លោក​សំដែង​ប្រាប់ យ៉ាង​ដូច​ជាតក​ទាំង ១០ មាន​តេមិយ​ជាតក​ជាដើម ដែល​ព្រះ​សក្យ​មុនី​សព្វញ្ញុពុទ្ធ​ទ្រង់​សំដែង ។ ឈ្មោះ​អង្គ​នៃ​ពុទ្ធ​សាសនា​មួយ​យ៉ាង​ក្នុង​អង្គ​ទាំង ៩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១៤</text:p>
          </table:table-cell>
          <table:table-cell table:style-name="តារាង1.A2" office:value-type="string">
            <text:p text:style-name="P6">ជាត​រូ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ាតៈ-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មាស ។ គុ. ដែល​មាន​សម្បុរ​ដូច​មាស, ល្អ, ហ្មត់ហ្ម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១៥</text:p>
          </table:table-cell>
          <table:table-cell table:style-name="តារាង1.A2" office:value-type="string">
            <text:p text:style-name="P6">ជាត​វេ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ាតៈវេត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ាតវេទស៑) ភ្លើង : ព្រៃ​ច្រើន​ឆេះ​ដោយ​ជាតវេទ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១៦</text:p>
          </table:table-cell>
          <table:table-cell table:style-name="តារាង1.A2" office:value-type="string">
            <text:p text:style-name="P6">ជាត​សិល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ាតៈសិល៉ា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ថ្ម​ដែល​កើត​ឯង (ថ្ម​សុទ្ធ) : ជាតសិលា​មាន​ច្រើន​ប្រភេទ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១៧</text:p>
          </table:table-cell>
          <table:table-cell table:style-name="តារាង1.A2" office:value-type="string">
            <text:p text:style-name="P6">ជាត​ស្រ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ាត--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ត្រី​ស្រកា​មួយ​ប្រភេទ សន្ដាន​ត្រី​ឆ្កោក តែ​តូច​ជាង, មាន​ព្រុយ​ទាំង​ពីរ​ខាង​និង​ខាង​លើ​ខ្នង, ចុង​កន្ទុយ​មាន​សម្បុរ​ខ្មៅ​លាយ​ក្រហ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១៨</text:p>
          </table:table-cell>
          <table:table-cell table:style-name="តារាង1.A2" office:value-type="string">
            <text:p text:style-name="P6">ជាត​ស្រ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ាតៈ ស្រះ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ាតសរស; ជាតសរ) ស្រះ​ដែល​កើត​ឯង (ឥត​មាន​អ្នក​ណា​ជីក ), ត្រពាំង: ជាត​ស្រះ ជា​ជលដ្ឋាន​មាន​ប្រយោជន៏​ច្រើ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១៩</text:p>
          </table:table-cell>
          <table:table-cell table:style-name="តារាង1.A2" office:value-type="string">
            <text:p text:style-name="P6">ជាត​ហិង្គុ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ហិង្គុ, ជាតិហិង្គុ <text:s/>“ជ័រ​ហិង្គុ; ជ័រ​មហា​ហិង្គុ”) ឈ្មោះ​ថ្នាំ​មួយ​ប្រភេទ​សម្បុរ​ក្រហម​ស្រស់ ក្លិន​ឆ្អាប ជា​ផង់​ក៏​មាន ជា​ដុំ​ក៏​មាន សម្រាប់​ប្រើ​ជា​ថ្នាំ​លាប​លន ឬ​លាយ​នឹង​ប្រេង​សម្រាប់​បោះ​ត្រា; ប្រើ​ជា​ឱសថ​ត្រជាក់​ក៏​បាន ។ ដែល​ជា​ដុំ​រឹង​ហៅ​ថា ជាត​ហិង្គុល​ខ្វាក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២០</text:p>
          </table:table-cell>
          <table:table-cell table:style-name="តារាង1.A2" office:value-type="string">
            <text:p text:style-name="P6">ជាត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ជតា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២១</text:p>
          </table:table-cell>
          <table:table-cell table:style-name="តារាង1.A2" office:value-type="string">
            <text:p text:style-name="P6">ជាត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ា-តិ <text:s/>ឬ ជាត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ំណើត; មនុស្ស​ដែល​មាន​សញ្ជាតិ​ផ្សេង​គ្នា : ជាតិ​ខ្មែរ, ជាតិ​ចិន ។ល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២២</text:p>
          </table:table-cell>
          <table:table-cell table:style-name="តារាង1.A2" office:value-type="string">
            <text:p text:style-name="P6">ជាតិ​ទុក្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--តិទុក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ទុក្ខ​ព្រោះ​មាន​កំណើត កើត​មក​ជា​រូប​រាង​កា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២៣</text:p>
          </table:table-cell>
          <table:table-cell table:style-name="តារាង1.A2" office:value-type="string">
            <text:p text:style-name="P6">ជាតិ​ធម៌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--តិធ័រ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 ឬ គុ.</text:p>
          </table:table-cell>
          <table:table-cell table:style-name="តារាង1.D2" office:value-type="string">
            <text:p text:style-name="P8">(ជាតិធម្ម) កំណើត​ដែល​ជា​ធម្មតា​របស់​សព្វ​សត្វ; ដែល​មាន​ជាតិ​ជា​ធម្មតា ។ ន. ត្រកូល, មុខ​ការ​របស់​ត្រកូល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២៤</text:p>
          </table:table-cell>
          <table:table-cell table:style-name="តារាង1.A2" office:value-type="string">
            <text:p text:style-name="P6">ជាតិ​ភូម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ា-តិ-ភូម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ាតិ + ភូមិ) ភូមិ​កំណើត, ស្រុក​កំណើ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២៥</text:p>
          </table:table-cell>
          <table:table-cell table:style-name="តារាង1.A2" office:value-type="string">
            <text:p text:style-name="P6">ជាតិ​រ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-តិរស់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រស​អំពី​កំណើត, ឱជារស​ដែល​កើត​ឯង​ស្រាប់ ដូច​យ៉ាង​រស​អំពៅ​ជាដើម; ខ្មែរ​យើង​ច្រើន​និយាយ​ថា រស​ជាតិ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២៦</text:p>
          </table:table-cell>
          <table:table-cell table:style-name="តារាង1.A2" office:value-type="string">
            <text:p text:style-name="P6">ជាតិ​លិង្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ាតិលឹង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លិង្គ​តាម​ជាតិ គឺ​ប្រុស, ស្រី, ញី, ឈ្មោល, ខ្ទើយ​ដែល​មាន​ភេទ​ស្រេច​ស្រាប់​ពី​កំណើត​មក​ហើយ ។ ម. ផ្ទ. សម្មតិលិង្គ <text:s/>(ម. ព. នេះ និង​ពាក្យ <text:s/>លិង្គ <text:s/>ទៀត​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២៧</text:p>
          </table:table-cell>
          <table:table-cell table:style-name="តារាង1.A2" office:value-type="string">
            <text:p text:style-name="P6">ជាត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សំពត់​មួយ​បែប ពួក​ទេសឯក, តែ​មាន​ពណ៌​ក្រហម : សំពត់​ជាតី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សំពត់​ជាតី </text:p>
          </table:table-cell>
        </table:table-row>
        <table:table-row>
          <table:table-cell table:style-name="តារាង1.A2" office:value-type="string">
            <text:p text:style-name="P4">៣២២៨</text:p>
          </table:table-cell>
          <table:table-cell table:style-name="តារាង1.A2" office:value-type="string">
            <text:p text:style-name="P6">ជាតូបករណ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--បៈ-ក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ឧបករណ៍​របស់​ជាតិ, គ្រឿង​ជួយ​ទំនុក​បម្រុង​ដល់​ជាតិ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២៩</text:p>
          </table:table-cell>
          <table:table-cell table:style-name="តារាង1.A2" office:value-type="string">
            <text:p text:style-name="P6">ជាតូបនីយកម្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ាតូ-ប៉ៈ-នី-យៈ-កាំ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ាតិ + ឧបនីយ + កម្ម) ការ​ធ្វើ ឬ​ការ​ផ្ទេរ​របស់​អ្វី​មួយ​ដែល​ជា​របស់​ឯកជន ឬ​របស់​ជាតិ​ដទៃ​ឲ្យ​ទៅ​ជា​របស់​ជាតិ, របស់​រដ្ឋ​វិញ : ជាតូបនីយកម្ម​នៃ​ច្បាប់​របស់​រាជការ​បារាំង​សែស​ដែល​រាជ​រដ្ឋា​ភិបាល​ប្រទេស​កម្ពុជា បាន​ធ្វើ​រួច​ហើយ​តាំង​ពី​ប្រទេស​នេះ​បាន​ទទួល​ឯករាជ្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៣០</text:p>
          </table:table-cell>
          <table:table-cell table:style-name="តារាង1.A2" office:value-type="string">
            <text:p text:style-name="P6">ជាន់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ដាក់​ជើង​សង្កត់​ស៊ប់​ពី​លើ ។ ត្រួតត្រា​លើ : ជាន់​ស្រុក, ជាន់​ខេត្ត ។ ឡើង​ពាន​លើ, ឡើង​ទំ​ពី​លើ​ចឹក​ជាប់ ធ្វើ​សន្ថវ​កិច្ច (ព. អា. សម្រាប់​សត្វ​តិរច្ឆាន) ។ ថ្ងៃ​ជាន់ ថ្ងៃ​ចាំង​ត្រូវ​កំពុង​ដេក​លក់ ។ ជាន់​អង្សា <text:s/>ដែល​មាន​អង្សា​កំណើត​ត្រូវ​គ្នា, ដែល​មាន​ឈ្មោះ​ត្រូវ​គ្នា ។ ជាន់​អង្ករ <text:s/>បុក​អង្ករ​ដោយ​ត្បាល់​ជាន់ ។ ជាន់​ក​គ្នា​ស៊ី <text:s/>នៅ​ចោម​ស៊ី​តែ​លើ​បន្ទុក​មួ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ថ្នាក់ : ផ្ទះ​ពីរ​ជាន់ ។ ដែល​ត្រួត​លើ​គ្នា : សំពត់​ពីរ​ជាន់ ។ កាល, សម័យ, គ្រា : ជាន់​នេះ​មិន​ដូច​ជាន់​ពី​ដើម​ទេ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៣១</text:p>
          </table:table-cell>
          <table:table-cell table:style-name="តារាង1.A2" office:value-type="string">
            <text:p text:style-name="P6">ជាន់ឆ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វេលា​ដែល​កំណត់​យក​ស្រមោល​ព្រះ​អាទិត្យ​ថា​មាន​ជោគ (តាម​លិទ្ធិ​ព្រាហ្មណ៍) : ពេលា​ជាន់​ឆាយ (ម. ព. ឆាយា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៣២</text:p>
          </table:table-cell>
          <table:table-cell table:style-name="តារាង1.A2" office:value-type="string">
            <text:p text:style-name="P6">ជាន់ឡើ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រីរ​ប្រទេស​ត្រង់​កន្លៀត​ក្រោម​ស្មា​នៃ​សត្វ​ពាហនៈ​មាន​គោ​ក្របី​ជាដើ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៣៣</text:p>
          </table:table-cell>
          <table:table-cell table:style-name="តារាង1.A2" office:value-type="string">
            <text:p text:style-name="P6">ជានបទ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ានៈ បត់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គុ. ឬ ន.</text:p>
          </table:table-cell>
          <table:table-cell table:style-name="តារាង1.D2" office:value-type="string">
            <text:p text:style-name="P8">ដែល​នៅ​ក្នុង​ជនបទ, អ្នក​ជនបទ (ព. កា.)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៣៤</text:p>
          </table:table-cell>
          <table:table-cell table:style-name="តារាង1.A2" office:value-type="string">
            <text:p text:style-name="P6">ជានុ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ជង្គង់ (រ. ស.) ព្រះ​ជានុ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៣៥</text:p>
          </table:table-cell>
          <table:table-cell table:style-name="តារាង1.A2" office:value-type="string">
            <text:p text:style-name="P6">ជានុមណ្ឌ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-មន់ឌល់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មណ្ឌល​របស់​ជង្គង់, ជង្គង់​ទាំងមូល (រ. ស.) ព្រះ​ជានុ​មណ្ឌល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៣៦</text:p>
          </table:table-cell>
          <table:table-cell table:style-name="តារាង1.A2" office:value-type="string">
            <text:p text:style-name="P6">ជ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គុ.</text:p>
          </table:table-cell>
          <table:table-cell table:style-name="តារាង1.D2" office:value-type="string">
            <text:p text:style-name="P8">មិន​ដាច់, មិន​ឃ្លាត​ពី​គ្នា; មាំមួន ។ កិ. ជំពាក់, ទាក់ទិន : ជាប់​បំណុល​គេ, ជាប់​កិច្ច​រវល់ ។ ជាប់​ក្ដី ត្រូវ​ក្ដី ។ ជាប់​គុក ត្រូវ​ទោស​នៅ​ក្នុង​គុក ។ ជាប់​ចោទ ត្រូវ​ចោទ ។ ជាប់​ជម្រះ ត្រូវ​ជម្រះ <text:s text:c="6"/>។ល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៣៧</text:p>
          </table:table-cell>
          <table:table-cell table:style-name="តារាង1.A2" office:value-type="string">
            <text:p text:style-name="P6">ជា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ចាន​មួយ​ប្រភេទ ធំ​ជំទើរ​រាង​ក្រឡូម​តែ​រាក់​ល្មម : ចាន​ជា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ចាន​ជាម </text:p>
          </table:table-cell>
        </table:table-row>
        <table:table-row>
          <table:table-cell table:style-name="តារាង1.A2" office:value-type="string">
            <text:p text:style-name="P4">៣២៣៨</text:p>
          </table:table-cell>
          <table:table-cell table:style-name="តារាង1.A2" office:value-type="string">
            <text:p text:style-name="P6">ជាមួ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ិ.</text:p>
          </table:table-cell>
          <table:table-cell table:style-name="តារាង1.D2" office:value-type="string">
            <text:p text:style-name="P8">រួម​គ្នា, រួម​ផង, រួម​ផង​ដែរ : ទៅ​ជា​មួយ​គ្នា, បរិភោគ​ជា​មួយ​គ្នា ។ ជា​មួយ​នឹង <text:s/>ព្រម​ទាំង​អ្នក​ដទៃ​ឬ​អ្វី​ៗ​ផង : បង​និយាយ​ជា​មួយ​នឹង​ប្អូន, គ្រូ​កំពុង​និយាយ​ជា​មួយ​នឹង​និស្សិត​ច្រើន​នាក់, អ្នក​ទៅ​ជា​មួយ​នឹង​ខ្ញុំ​ឬ​ទេ ? អ្នក​ណា​ខ្លះ​មក​ជា​មួយ​នឹង​អ្នក ? <text:s/>(គួរ​កុំ​និយាយ​ថា ទៅ​ជា​មួយ​ខ្ញុំ, ស៊ី​បាយ​ជា​មួយ​ក្មេង​ៗ ... ដូច្នេះ​ឡើយ ព្រោះ​ ជាមួយ <text:s/>មាន​វិធី​ប្រើ​ផ្សេង​គ្នា​ពី <text:s/>ជាមួយ​នឹង; ជាមួយ​នឹង នេះ​មាន​ន័យ​ស្មើ​នឹង មួយ​អន្លើ​ដោ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៣៩</text:p>
          </table:table-cell>
          <table:table-cell table:style-name="តារាង1.A2" office:value-type="string">
            <text:p text:style-name="P6">ជ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៉ែក​ខាង​ចុង, រឹម​ក្បែរ​ខាង : ជាយ​សំពត់, ជាយ​ព្រៃ, ជាយ​ក្រុង ជាដើ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៤០</text:p>
          </table:table-cell>
          <table:table-cell table:style-name="តារាង1.A2" office:value-type="string">
            <text:p text:style-name="P6">ជាយគ្រ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ំពត់​សំយុង​ពី​ខាង​មុខ​គ្រប​លើ​ភ្លៅ​ទាំង​ពីរ (គ្រឿង​ល្ខោន) ។ សក់​ត្រង់​ជាយ​ខាង​ៗ ដែល​សល់​ពី​កន្លែង​ថ្ពែក ក៏​ហៅ​ថា ជាយ​គ្រែង ដែរ ។ សរីរាវយវៈ​ទាំង​ពីរ​ខាង​នៃ​ខ្លួន​កន្ធាយ​ឬ​បបែល ក៏​ហៅ​ថា ជាយ​គ្រែង <text:s/>ដែរ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៤១</text:p>
          </table:table-cell>
          <table:table-cell table:style-name="តារាង1.A2" office:value-type="string">
            <text:p text:style-name="P6">ជាយ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្រពន្ធ (រ. ស.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៤២</text:p>
          </table:table-cell>
          <table:table-cell table:style-name="តារាង1.A2" office:value-type="string">
            <text:p text:style-name="P6">ជាល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“បណ្ដាញ, សំណាញ់; បង្អួច...”) ប្រដាប់​ត្បាញ​ដោយ​បន្ទោះ​មាន​ក្រឡា​ប្រហោង​សណ្ឋាន​ក្រឡា​សំណាញ់ : ពោត​មួយ​ជាល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នំ​មួយ​ប្រភេទ ច្រើន​ធ្វើ​ពី​ម្សៅ​ដំណើប​លាយ​ស្ករ​ដាក់​ក្នុង​ជាល​តូច​ៗ ដែល​ទ្រាប់​ស្លឹក​ចេក​នៅ​បាត និង​នៅ​រង្វង់​ជុំ​វិញ​ជាល ចម្អិន​ដោយ​ចំហុយ : គេ​អាច​ទុក​នំ​ជាល​បាន​យូរ​ថ្ងៃ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៤៣</text:p>
          </table:table-cell>
          <table:table-cell table:style-name="តារាង1.A2" office:value-type="string">
            <text:p text:style-name="P6">ជាល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ម. ព. ជ្វាលា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៤៤</text:p>
          </table:table-cell>
          <table:table-cell table:style-name="តារាង1.A2" office:value-type="string">
            <text:p text:style-name="P6">ជាលិន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គុ. ឬ ន.</text:p>
          </table:table-cell>
          <table:table-cell table:style-name="តារាង1.D2" office:value-type="string">
            <text:p text:style-name="P8">ដែល​មាន​បណ្ដាញ, ដែល​មាន​សំណាញ់ (តហ្ហា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៤៥</text:p>
          </table:table-cell>
          <table:table-cell table:style-name="តារាង1.A2" office:value-type="string">
            <text:p text:style-name="P6">ជាល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ាលិន៑) ព្រះ​នាម​ព្រះ​រាជបុត្រ នៃ​ព្រះ​បាទ​ស្រី​វេស្សន្ដរ (ក្នុង​វេស្សន្ដរ​ជាតក); ច្រើន​និយាយ​ថា : បាជាលី ឬ នាង​ក្រឹស្នា​ បាជាលី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៤៦</text:p>
          </table:table-cell>
          <table:table-cell table:style-name="តារាង1.A2" office:value-type="string">
            <text:p text:style-name="P6">ជា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លក់​ឬ​ទិញ (ពាក្យ​គោរព) : ជាវ​ព្រះ​ពុទ្ធ​រូប, ជាវ​គម្ពីរ, ជាវ​ត្រៃចីវរ, ជាវ​ដី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៤៧</text:p>
          </table:table-cell>
          <table:table-cell table:style-name="តារាង1.A2" office:value-type="string">
            <text:p text:style-name="P6">ជ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សត្វ​មួយ​ប្រភេទ សន្ដាន​បង្កួយ មាន​រន្ធ​នៅ​ក្នុង​ដី : អ្នក​ស្រុក​ខ្លះ​បរិភោគ​ជាស​ជា​អាហារ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៤៨</text:p>
          </table:table-cell>
          <table:table-cell table:style-name="តារាង1.A2" office:value-type="string">
            <text:p text:style-name="P6">ជិណ្ណក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ិន-ណៈ--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 ឬ គុ.</text:p>
          </table:table-cell>
          <table:table-cell table:style-name="តារាង1.D2" office:value-type="string">
            <text:p text:style-name="P8">(ជិណ៌កាយ) កាយ​ចាស់; ដែល​មាន​រូប​កាយ​ចាស់​គ្រាំគ្រា​ ទ្រុឌទ្រោម, ទ្រ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៤៩</text:p>
          </table:table-cell>
          <table:table-cell table:style-name="តារាង1.A2" office:value-type="string">
            <text:p text:style-name="P6">ជិណ្ណ រូ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ដូច​គ្នា​នឹង ជិណ្ណកាយ <text:s/>ដែរ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៥០</text:p>
          </table:table-cell>
          <table:table-cell table:style-name="តារាង1.A2" office:value-type="string">
            <text:p text:style-name="P6">ជិត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8">ដែល​ទីទៃ​ពី​ឆ្ងាយ គឺ ទៀប, ក្បែរ, ខាង​គ្នា; ដែល​ទៅ​មក​ឆាប់​ដល់ : ផ្លូវ​នុះ​​ជិត​ដែរ​ទេ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8">ដែល​មាន​សាច់​ហាប់​ស្និទ្ធ​ជិត; ដែល​គ្មាន​ចន្លោះ​ធ្លុះ​ធ្លាយ, គ្មាន​ប្រហោង គ្មាន​ច្រក​ចេញ​ចូល : ពាង​នេះ​មាន​សាច់​ជិត​ល្អ​ណាស់ មិន​លេច​ទឹក​ទេ; ផ្លូវ​នេះ​ត្រូវ​ធ្វើ​របង​បិទ​រាំង​ឲ្យ​ជិត កុំ​ឲ្យ​គេ​ដើរ​ចេញ​ចូល​ទៀ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៥១</text:p>
          </table:table-cell>
          <table:table-cell table:style-name="តារាង1.A2" office:value-type="string">
            <text:p text:style-name="P6">ជិត !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សំដី​ហៅ​ដំរី​ឲ្យ​ដើរ​ចូល​មក​ជិត : ជិត ! អា​ប្រកប ! ជិតម៏ ! អា​ប្រកប !</text:p>
          </table:table-cell>
          <table:table-cell table:style-name="តារាង1.D2" office:value-type="string">
            <text:p text:style-name="P7">ជិតម៏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៥២</text:p>
          </table:table-cell>
          <table:table-cell table:style-name="តារាង1.A2" office:value-type="string">
            <text:p text:style-name="P6">ជិតំ !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ិត័ង ឬ ជិត័ងៗ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ឧ. កិ. ឬ គុ.</text:p>
          </table:table-cell>
          <table:table-cell table:style-name="តារាង1.D2" office:value-type="string">
            <text:p text:style-name="P8">(កិ. ឬ គុ. “ឈ្នះ​ហើយ, ដែល​ឈ្នះ”) ពាក្យ​សម្រាប់​ស្រែក​បន្លឺ​ថា ឈ្នះ​ហើយ ! ឬ ឈ្នះ​ហើយ​ៗ ! (ម. ព. ជយោ ! ផង) ។ </text:p>
          </table:table-cell>
          <table:table-cell table:style-name="តារាង1.D2" office:value-type="string">
            <text:p text:style-name="P7">ជិតំ ជិតំ!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៥៣</text:p>
          </table:table-cell>
          <table:table-cell table:style-name="តារាង1.A2" office:value-type="string">
            <text:p text:style-name="P6">ជិតិន្រ្ទិ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ិ-តិន-ទ្រី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គុ. ឬ ន.</text:p>
          </table:table-cell>
          <table:table-cell table:style-name="តារាង1.D2" office:value-type="string">
            <text:p text:style-name="P8">(ជិតិន្រ្ទិយ; ជិតេន្រ្ទិយ) ដែល​មាន​ឥន្រ្ទិយ​ឈ្នះ​ហើយ (ដែល​ឈ្នះ​ឥន្រ្ទិយ), អ្នក​សង្រួម​ឥន្រ្ទិយ គឺ​អ្នក​ដែល​សង្រួម​ភ្នែក, ត្រចៀក, ច្រមុះ, អណ្ដាត, កាយ, ចិត្ត មិន​ឲ្យ​ទាស​ទៅ​រក​អំពើ​អាក្រក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៥៤</text:p>
          </table:table-cell>
          <table:table-cell table:style-name="តារាង1.A2" office:value-type="string">
            <text:p text:style-name="P6">ជិ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ទ្រាន់​ចិត្ត, ណាយ​ចិត្ត, ទាស់​ចិត្ត ។ ជិនឆ្អន់​ នឿយ​ណាយ, ជ្រេញ​ចិត្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ិនឆ្អន់</text:p>
          </table:table-cell>
        </table:table-row>
        <table:table-row>
          <table:table-cell table:style-name="តារាង1.A2" office:value-type="string">
            <text:p text:style-name="P4">៣២៥៥</text:p>
          </table:table-cell>
          <table:table-cell table:style-name="តារាង1.A2" office:value-type="string">
            <text:p text:style-name="P6">ជិនបុត្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ិនៈបុត</text:p>
          </table:table-cell>
          <table:table-cell table:style-name="តារាង1.D2" office:value-type="string">
            <text:p text:style-name="P7">សំ.; បា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ិនបុត្ត) បុត្រ​របស់​លោក​អ្នក​ឈ្នះ (ច្រើន​ហៅ​បុព្វជិត​ក្នុង​ព្រះ​ពុទ្ធ​សាសនា​ដោយ​សំដៅ​សេចក្ដី​ថា ទុក​ស្មើ​ដូច​បុត្រ​នៃ​ព្រះ​សព្វញ្ញុពុទ្ធ ដែល​ទ្រង់​ឈ្នះ​កិលេស​ហើយ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៥៦</text:p>
          </table:table-cell>
          <table:table-cell table:style-name="តារាង1.A2" office:value-type="string">
            <text:p text:style-name="P6">ជិនវង្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ិនៈវង់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ិន + វំស) វង្ស​នៃ​អ្នក​ឈ្នះ ។ ព្រះ​នាម​ក្សត្រ ១ ព្រះ​អង្គ​ក្នុង​រឿង​សាស្ត្រា​ល្បែង​ពាក្យ​កាព្យ​សម្រាយ; រឿង​នុ៎ះ​ឯង​ក៏​ហៅ​ថា រឿង​ជិនវង្ស <text:s/>ដែរ (ជា​រឿង​ប្រតិដ្ឋ “ប្រឌិដ្ឋ” 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៥៧</text:p>
          </table:table-cell>
          <table:table-cell table:style-name="តារាង1.A2" office:value-type="string">
            <text:p text:style-name="P6">ជិនស្រី 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ិនៈស្រី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ិន + ស្រី; ជិន + សិរី) លោក​អ្នក​ឈ្នះ​មាន​ស្រី​សួស្ដី (ព្រះ​ពុទ្ធ) : ព្រះ​ជិនស្រី, សម្ដេច​ព្រះ​ជិនស្រី​ទ្រង់​ទេស្នា​ប្រោស​សត្វ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៥៨</text:p>
          </table:table-cell>
          <table:table-cell table:style-name="តារាង1.A2" office:value-type="string">
            <text:p text:style-name="P6">ជិនោរស 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--រស់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ិន + ឱរស) ដូច​គ្នា​នឹង ជិនបុត្រ ដែរ (ម. ព. នោះ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៥៩</text:p>
          </table:table-cell>
          <table:table-cell table:style-name="តារាង1.A2" office:value-type="string">
            <text:p text:style-name="P6">ជិ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ផ្អឹប​បបូរ​មាត់​យក​តែ​បន្តិច : ជិប​មើល​ឲ្យ​ដឹង​រស ។ ន. ចំនួន​ដែល​ជិប : ស្រា ១ ជិប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៦០</text:p>
          </table:table-cell>
          <table:table-cell table:style-name="តារាង1.A2" office:value-type="string">
            <text:p text:style-name="P6">ជិវ្ហ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ិវ-ហា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ិហ្វា) អណ្ដាត; (រ. ស.) : ព្រះ​ជិវ្ហា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៦១</text:p>
          </table:table-cell>
          <table:table-cell table:style-name="តារាង1.A2" office:value-type="string">
            <text:p text:style-name="P6">ជិវ្ហាបសាទ 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>ជិវ-ហាប៉ៈ សាត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ិហ្វា​ប្រាសាទ) បសាទ​របស់​អណ្ដាត, សម្ផស្ស​អណ្ដាត​ សម្រាប់​ដឹង​រស​​ផ្សេង​ៗ ។ ជិវ្ហា​វិញ្ញាណ <text:s/>សេចក្ដី​ដឹង​ច្បាស់​នូវ​រស​ជាតិ​ដោយ​សារ​អណ្ដាត ។ ជិវ្ហិន្រ្ទិយ <text:s/>(ជិវ-ហិនទ្រី) ឥន្រ្ទិយ គឺ​អណ្ដាត (ម. ព. ឥន្រ្ទិយ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៦២</text:p>
          </table:table-cell>
          <table:table-cell table:style-name="តារាង1.A2" office:value-type="string">
            <text:p text:style-name="P6">ជិ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ឋិត​លើ​ពាហនៈ, នៅ​លើ​យាន​ជំនិះ : ជិះ​សេះ, ជិះ​រទេះ, ជិះ​ទូក, ជិះ​អង្រឹង​ស្នែង ។ ជិះ​ជាន់ (ព. ប្រ.) សង្កត់​សង្កិន, ញាំញី, រាតត្បាត​យក​ទ្រព្យ​របស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ិះ​ជាន់</text:p>
          </table:table-cell>
        </table:table-row>
        <table:table-row>
          <table:table-cell table:style-name="តារាង1.A2" office:value-type="string">
            <text:p text:style-name="P4">៣២៦៣</text:p>
          </table:table-cell>
          <table:table-cell table:style-name="តារាង1.A2" office:value-type="string">
            <text:p text:style-name="P6">ជ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0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ុ.</text:p>
          </table:table-cell>
          <table:table-cell table:style-name="តារាង1.D2" office:value-type="string">
            <text:p text:style-name="P8">អ្នក, ឯង; ពាក្យ​គួរ​សម​សម្រាប់​ហៅ​ក្មេង​ប្រុស ដែល​ទើប​សឹក​ពី​សាមណេរ ឬ​សម្រាប់​អ្នក​ធំ, នឹង​អ្នក​ចាស់​ហៅ <text:span text:style-name="T12">អ្នក​តូច​ជាង​ឬ​ក្មេង​ជាង​ដោយ​រាប់អាន ។ ន. ស្ត្រី​ដែល​កោរ​សក់​ស្លៀក​ដណ្ដប់​សំពត់​ស កាន់​សីល ១០ (ម. ព. ដូន​ជី, យាយ​ជី ផង) ។ គ្រឿង​ដាំ​ត្បូង រាង​សណ្ឋាន​ស្លឹក​សីមា​សម្រាប់​បំពាក់​កូន​ក្មេង ។ ទម្ងន់​អានុភាគ​អំពី​តម្លឹង : មាស​ទម្ងន់​មួយ​ជី ។ អ្វី​ៗ​ដែល​មាន​រស​ជាត​ធ្វើ​ឲ្យ​ដំណាំ​លូត​លាស់​ល្អ : ចាក់​ជី​ក្នុង​ស្រែ, ជី​មាន​ប្រយោជន៍​គ្រប់​ដំណាំ​ទាំងអស់ ។</text:span>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៦៤</text:p>
          </table:table-cell>
          <table:table-cell table:style-name="តារាង1.A2" office:value-type="string">
            <text:p text:style-name="P6">ជី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5">ចាក់​គាស់​ដោយ​ចប​ជាដើម : ជីក​ដី, ជីក​រណ្ដៅ ។ ន. ជ្រនីក​មួយ​ប្រភេទ​ធ្វើ​ដោយ​ដែក : ចប​ជី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15">ចប​ជីក</text:p>
          </table:table-cell>
        </table:table-row>
        <table:table-row>
          <table:table-cell table:style-name="តារាង1.A2" office:value-type="string">
            <text:p text:style-name="P4">៣២៦៥</text:p>
          </table:table-cell>
          <table:table-cell table:style-name="តារាង1.A2" office:value-type="string">
            <text:p text:style-name="P6">ជីក្រ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ស្រុក​មួយ​ក្នុង​ខេត្ត​សៀមរាប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៦៦</text:p>
          </table:table-cell>
          <table:table-cell table:style-name="តារាង1.A2" office:value-type="string">
            <text:p text:style-name="P6">ជីងជ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សត្វ​ជើង ៤ តូច​សន្ដាន​តុកកែ​អាស្រ័យ​នៅ​ជញ្ជាំង, នៅ​ពិតាន​ផ្ទះ​ជាដើម, យំ​ឮ ចក់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៦៧</text:p>
          </table:table-cell>
          <table:table-cell table:style-name="តារាង1.A2" office:value-type="string">
            <text:p text:style-name="P6">ជីដូ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ម្ដាយ​នៃ​មាតា​ឬ​បិតា (ដូន, យាយ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៦៨</text:p>
          </table:table-cell>
          <table:table-cell table:style-name="តារាង1.A2" office:value-type="string">
            <text:p text:style-name="P6">ជីដូន​មួ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ង​ប្អូន​រួម​ជី​ដូន​រួម​ជីតា​ជា​មួយ​គ្នា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៦៩</text:p>
          </table:table-cell>
          <table:table-cell table:style-name="តារាង1.A2" office:value-type="string">
            <text:p text:style-name="P6">ជីត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អាពុក​នៃ​មាតា​ឬ​បិតា (តា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៧០</text:p>
          </table:table-cell>
          <table:table-cell table:style-name="តារាង1.A2" office:value-type="string">
            <text:p text:style-name="P6">ជីតុ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1">ពាក្យ​សម្រាប់​គ្រហស្ថ​ហៅ​អ្នក​បួស​ដែល​ជា​ញាតិ​ឬ​ដែល​ស្និទ្ធស្នាល​ដោយ​បាន​ផ្គត់ផ្គង់​ចតុប្បច្ច័យ​ផ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៧១</text:p>
          </table:table-cell>
          <table:table-cell table:style-name="តារាង1.A2" office:value-type="string">
            <text:p text:style-name="P6">ជីទួ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ជីតា​ឬ​ជីដូន​នៃ​មាតា​បិតា (ជីតា​ទួត, ជីដូន​ទួត ឬ​តា​ទួត, យាយ​ទួត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៧២</text:p>
          </table:table-cell>
          <table:table-cell table:style-name="តារាង1.A2" office:value-type="string">
            <text:p text:style-name="P6">ជីទួត​មួ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ង​ប្អូន​រួម​ទួត​ជា​មួយ​គ្នា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៧៣</text:p>
          </table:table-cell>
          <table:table-cell table:style-name="តារាង1.A2" office:value-type="string">
            <text:p text:style-name="P6">ជី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រឹត​រួម​បត់​បង្រួញ​ជា​ផ្នត់ : ជីប​សំពត់, ជីប​ស្លា ជាដើម ។ ប្រើ​ជា​ គុ. ក៏​មាន : សំពត់​ជីប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៧៤</text:p>
          </table:table-cell>
          <table:table-cell table:style-name="តារាង1.A2" office:value-type="string">
            <text:p text:style-name="P6">ជីប៉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មាតា​ឬ​បិតា​របស់​ជីលា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៧៥</text:p>
          </table:table-cell>
          <table:table-cell table:style-name="តារាង1.A2" office:value-type="string">
            <text:p text:style-name="P6">ជីព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ីវ; វ &gt; ព = ជីព) ជីវិត; ច្រើន​និយាយ​ថា ជីពជន្ម ឬ ជន្មជីព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៧៦</text:p>
          </table:table-cell>
          <table:table-cell table:style-name="តារាង1.A2" office:value-type="string">
            <text:p text:style-name="P6">ជីពច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ីវ + ចរ; វ &gt; ព = ជីពចរ <text:s/>“ដំណើរ​នៃ​ជី​វិត” កម្លាំង, សំទុះ, ដង្ហើម​នៃ​សរសៃ​លោហិត​ដែល​កម្រើក​លោត​ៗ នៅ​សព៌ាង្គ​កាយ​ (អ្នក​ខ្លះ​និយាយ​ក្លាយ​ថា ចឹបចរ, គួរ​កុំ​ប្រើ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៧៧</text:p>
          </table:table-cell>
          <table:table-cell table:style-name="តារាង1.A2" office:value-type="string">
            <text:p text:style-name="P6">ជីពុ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ព. បុ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ឪពុក, បិតា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៧៨</text:p>
          </table:table-cell>
          <table:table-cell table:style-name="តារាង1.A2" office:value-type="string">
            <text:p text:style-name="P6">ជី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ដំណាំ​មួយ​ពួក សម្រាប់​ប្រើ​ស្លឹក​ជា​របោយ​ឬ​បង់​បំបាត់​ក្លិន​រស​ឆ្អាប; ជីរ​មាន​ច្រើន​យ៉ាង​គឺ ជីរ​នាងវង, ជីរ​លីងលាក់, ជីរ​ស្លឹក​គ្រៃ, ជីរ​អង្កាម ជាដើម ។ បណ្ដា​ជីរ​ទាំង​នុះ ជីរ​ខ្លះ​មាន​គ្រាប់​ទុំ​ប្រើ​ត្រាំ​ទឹក​ឲ្យ​រីក ហើយ​លាយ​ស្ករ​ធ្វើ​ជា​បង្អែម​បា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ីរ​នាង​វង​</text:p>
            <text:p text:style-name="P8">ជីរ​លីង​លាក់​ ជីរ​ស្លឹក​គ្រៃ​</text:p>
            <text:p text:style-name="P8">ជីរ​អង្កាម​ </text:p>
          </table:table-cell>
        </table:table-row>
        <table:table-row>
          <table:table-cell table:style-name="តារាង1.A2" office:value-type="string">
            <text:p text:style-name="P4">៣២៧៩</text:p>
          </table:table-cell>
          <table:table-cell table:style-name="តារាង1.A2" office:value-type="string">
            <text:p text:style-name="P6">ជីល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មាតា​ឬ​បិតា​របស់​លួ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៨០</text:p>
          </table:table-cell>
          <table:table-cell table:style-name="តារាង1.A2" office:value-type="string">
            <text:p text:style-name="P6">ជីលួ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មាតា​ឬ​បិតា​របស់​ជីទួ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៨១</text:p>
          </table:table-cell>
          <table:table-cell table:style-name="តារាង1.A2" office:value-type="string">
            <text:p text:style-name="P6">ជីលួត​មួ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ង​ប្អូន​រួម​លួត​ជាមួយ​គ្នា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៨២</text:p>
          </table:table-cell>
          <table:table-cell table:style-name="តារាង1.A2" office:value-type="string">
            <text:p text:style-name="P6">ជីវៈ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ីវ) ជីវិត (ម. ព. ជីព, ជីវិត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៨៣</text:p>
          </table:table-cell>
          <table:table-cell table:style-name="តារាង1.A2" office:value-type="string">
            <text:p text:style-name="P6">ជីវ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ី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7">(ក្លាយ​មក​ពី ជីវ) ពាក្យ​សម្រាប់​ហៅ​ព្រះ​ពុទ្ធ​រូប​អង្គ​ធំ​ៗ ដោយ​សន្មត​ថា​ដូច​ជា​ព្រះ​អង្គ​មាន​ព្រះ​ជន្ម​នៅ : ព្រះ​ជីវ៍ ។ បុរាណ​ហៅ​ព្រះ​ពុទ្ធ​រូប​អង្គ​ធំ​ក្នុង​វិហារ​ថា <text:s/>ព្រះ​ប្រធាន ក៏​មា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៨៤</text:p>
          </table:table-cell>
          <table:table-cell table:style-name="តារាង1.A2" office:value-type="string">
            <text:p text:style-name="P6">ជីវកជីវា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ីវក់--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ីវំជីវ; ជីវញ្ជីវ) សត្វ​ប៉ោលតោក (ច្រើន​ប្រើ​តែ​ក្នុង​កាព្យ ឬ កាព្យ​ទេស្នា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៨៥</text:p>
          </table:table-cell>
          <table:table-cell table:style-name="តារាង1.A2" office:value-type="string">
            <text:p text:style-name="P6">ជីវង្គ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ីវង់គត់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(ជីវ + គត) ទៅ​ចាក​ជីវិត​ហើយ គឺ​ស្លាប់​ហើ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៨៦</text:p>
          </table:table-cell>
          <table:table-cell table:style-name="តារាង1.A2" office:value-type="string">
            <text:p text:style-name="P6">ជីវជាត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ីវៈ-ជាត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ីវ + ជាតិ) រស​ជាតិ​សំខាន់​ដែល​មាន​ប្រចាំ​នៅ​ក្នុង​អាហារ​ក្នុង​គ្រឿង​បរិភោគ​គ្រប់​ប្រភេទ សម្រាប់​ទ្រទ្រង់​នូវ​សុខភាព​នៃ​មនុស្ស​និង​សត្វ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៨៧</text:p>
          </table:table-cell>
          <table:table-cell table:style-name="តារាង1.A2" office:value-type="string">
            <text:p text:style-name="P6">ជីវ័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ីវន) ការ​ចិញ្ចឹម​ជីវិត; ដំណើរ​រស់​នៅ : ជីវ័ន​របស់​សត្វ​កំពុង​ប្រព្រឹត្ត​ទៅ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៨៨</text:p>
          </table:table-cell>
          <table:table-cell table:style-name="តារាង1.A2" office:value-type="string">
            <text:p text:style-name="P6">ជីវន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ីវ័ន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កំពុង​រស់​នៅ (បើ​ស្ត្រី​ជា ជីវន្តី ឬ ជីវតី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៨៩</text:p>
          </table:table-cell>
          <table:table-cell table:style-name="តារាង1.A2" office:value-type="string">
            <text:p text:style-name="P6">ជីវប្បវត្ត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ីវ៉ាប់ប៉ៈ-វាត់ ឬ -ប្រវាត់</text:p>
          </table:table-cell>
          <table:table-cell table:style-name="តារាង1.D2" office:value-type="string">
            <text:p text:style-name="P7">បា.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េចក្ដី​តំណាល​អំពី​ជីវភាព​របស់​បុគ្គល, ពង្សាវតារ​របស់​មនុស្ស​ម្នាក់​ៗ តាំង​ពី​កើត​មក​ដរាប​ដល់​ក្ស័យ​ជីវិត : គប្បី​ស្រាវជ្រាវ​ សិក្សា នូវ​ជីវប្បវត្តិ​របស់​រដ្ឋ​បុរស​ទាំងឡាយ ។</text:p>
          </table:table-cell>
          <table:table-cell table:style-name="តារាង1.D2" office:value-type="string">
            <text:p text:style-name="P7">ជីវប្រវត្តិ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៩០</text:p>
          </table:table-cell>
          <table:table-cell table:style-name="តារាង1.A2" office:value-type="string">
            <text:p text:style-name="P6">ជីវព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ីវៈ-ពល់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ីវ + ពល) ពល​ក្លាហាន, កង​កម្លាំង​ដ៏​អង់អាច គឺ​បុរស​ជា​ពល​រដ្ឋ​ធម្មតា​ដែល​ស្លៀក​ពាក់​ជា​ទាហាន ក្នុង​គ្រា​ស្រុក​ទេស​មាន​ភ័យ​អាសន្ន​ជា​ជំនួយ​ដល់​ក្រុម​ទាហាន​ក្នុង​ក្របខ័ណ្ឌ (ជា​គូ​ដៃ​នឹង នារី​ក្លាហាន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៩១</text:p>
          </table:table-cell>
          <table:table-cell table:style-name="តារាង1.A2" office:value-type="string">
            <text:p text:style-name="P6">ជីវភាព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ីវៈ--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ភាព​នៃ​ការ​រស់​នៅ, ការ​ចិញ្ចឹម​ជីវិត : ជីវភាព​ទន់​ខ្សោយ, ជីវភាព​ខ្ពង់ខ្ពស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៩២</text:p>
          </table:table-cell>
          <table:table-cell table:style-name="តារាង1.A2" office:value-type="string">
            <text:p text:style-name="P6">ជីវសាស្រ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ីវៈ-សាស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វិជ្ជា​ឬ​គម្ពីរ​ក្បួន​ខ្នាត​ចែង​អំពី​ជីវិត​មនុស្ស​និង​សត្វ, វិទ្យាសាស្ត្រ​ផ្នែក​ខាង​ជីវិ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៩៣</text:p>
          </table:table-cell>
          <table:table-cell table:style-name="តារាង1.A2" office:value-type="string">
            <text:p text:style-name="P6">ជីវ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ក្លាយ​មកពី ជីវ) ពាក្យ​សម្រាប់​ហៅ​ស្ត្រី​ជា​គូ​ស្នេហា ដែល​ទុក​ស្មើ​ជីវិត​របស់​ខ្លួន : ដួង​ជីវ៉ា, កែវ​ជីវ៉ា ។ ច្រើន​ប្រើ​ក្នុង​ពាក្យ​កាព្យ, ដូច​កាព្យ​ថា តាំង​ពី​ចិត្ត​គិត​ពី​ចង​ប៉ង​ស្នេហា លើ​ជីវ៉ា​ថ្លា​ជីវិត​វរ​មិត្រ​ថ្លៃ​ នៅ​មិន​ស្ងៀម​រៀម​មិន​ស្ងាត់​បាត់​អាល័យ ហាក់​ស្រមៃ​ឆ្នៃ​ស្រមោល​ចោល​ជិត​ប្រាណ ។</text:p>
          </table:table-cell>
          <table:table-cell table:style-name="តារាង1.D2" office:value-type="string">
            <text:p text:style-name="P7">ជីវ៉ា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៩៤</text:p>
          </table:table-cell>
          <table:table-cell table:style-name="តារាង1.A2" office:value-type="string">
            <text:p text:style-name="P6">ជីវិ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ដំណើរ​រស់​នៅ, អាយុ : ចិញ្ចឹម​ជីវិត, រស់​នៅ​អស់​មួយ​ជីវិ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៩៥</text:p>
          </table:table-cell>
          <table:table-cell table:style-name="តារាង1.A2" office:value-type="string">
            <text:p text:style-name="P6">ជីវិតក្ស័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ីវិត័កក្សៃ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ីវិត​ក្សយ; ជីវិតក្ខយ) ដំណើរ​អស់​ជីវិត (សេចក្ដី​ស្លាប់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៩៦</text:p>
          </table:table-cell>
          <table:table-cell table:style-name="តារាង1.A2" office:value-type="string">
            <text:p text:style-name="P6">ជីវិតន្តរ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ីវិតន់តៈរ៉ាយ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អន្តរាយ​ជីវិត (សេចក្ដី​ស្លាប់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៩៧</text:p>
          </table:table-cell>
          <table:table-cell table:style-name="តារាង1.A2" office:value-type="string">
            <text:p text:style-name="P6">ជីវិតិន្រ្ទិ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តិន ទ្រី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ីវិតិន្រ្ទិយ; ជីវិតេន្រ្ទិយ) ឥន្រ្ទិយ​គឺ​ជីវិត, អំណាច​នៃ​ជីវិត, កម្លាំង​ជីវិត ... (ម. ព. ជីវិត និង ឥន្រ្ទិយ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៩៨</text:p>
          </table:table-cell>
          <table:table-cell table:style-name="តារាង1.A2" office:value-type="string">
            <text:p text:style-name="P6">ជីវិ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<text:s/>បា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(ជីវិន៑; ជីវី) ដែល​មាន​ជីវិត (ម. ព. សហជីវិន, សហជីវិនី <text:s/>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២៩៩</text:p>
          </table:table-cell>
          <table:table-cell table:style-name="តារាង1.A2" office:value-type="string">
            <text:p text:style-name="P6">ជីវ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ជីវិន; បើ​ស្រ្តី​ជា ជីវិនី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០០</text:p>
          </table:table-cell>
          <table:table-cell table:style-name="តារាង1.A2" office:value-type="string">
            <text:p text:style-name="P6">ជុក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8">ដែល​ទ្រុបទ្រុល, ណែនណាន់, ទ្រលោម : ស្មៅ​ដុះ​ជុក, ហុយ​ដី​ជុក...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ំប៉ូត​សក់​ឬ​ផ្នួង​សក់ (នៃ​កុមារ​ឬ​កុមារី) ដែល​កោរ​ទុក​ឲ្យ​នៅ​តែ​ត្រង់​បង្ហើយ : ទុក​ជុក, កោរ​ជុក ។ ដក​ជុក ឬ កាត់​ជុក ដក​សក់​ឬ កោរ​សក់​ក្រឡឹង​ជា​ជ្រលង​តូច​ត្រង់​កណ្ដាល​ទុក​ឲ្យ​មាន​លំនាំ​ដូច​ជា​ជុក ជា​លម្អ​ដោយ​យ៉ាង​របស់​ស្ត្រី (ទុក​សក់​បែប​នេះ​មាន​ប្រើ​ខ្លះ​តែ​ក្នុង​សម័យ​ពី​ដើម, លើក​លែង​ប្រើ​តាំង​ពី​ក្នុង​កាល​ចុង​រាជ្យ នៃ​ព្រះ​បាទ​សម្ដេច​ព្រះ​នរោត្តម​រៀង​មក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០១</text:p>
          </table:table-cell>
          <table:table-cell table:style-name="តារាង1.A2" office:value-type="string">
            <text:p text:style-name="P6">ជុ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្រដាប់​នេសាទ​ត្រី​មួយ​ប្រភេទ ត្បាញ​ប្រទាក់​ជា​ក្រឡា​ដោយ​បន្ទោះ​ផ្ដៅ​ជាដើម មាន​សណ្ឋាន​ទ្រវែង ត្បាញ​ភ្ជិត​បាត ទុក​មាត់​ឲ្យ​នៅ​ច្រហ សម្រាប់​ដាក់​ត្រី​ធំ​ឲ្យ​ស្ទុះ​ចូល​ជាប់​ថយ​ក្រោយ​ពុំ​រួច : ដាក់​ជុច, ត្រី​រ៉ស់​ជាប់​ជុច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០២</text:p>
          </table:table-cell>
          <table:table-cell table:style-name="តារាង1.A2" office:value-type="string">
            <text:p text:style-name="P6">ជុណ្ហប័ក្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ុណ-ហៈប៉័ក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ុណ្ហបក្ខ) ចំណែក​ខែ​ខាង​ព្រះ​ចន្ទ្រ​ភ្លឺ គឺ​ចំណែក​ខាង​ខ្នើ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០៣</text:p>
          </table:table-cell>
          <table:table-cell table:style-name="តារាង1.A2" office:value-type="string">
            <text:p text:style-name="P6">ជុតិមន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ម៉ន់ ឬ--ម៉ា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មាន​សេចក្ដី​រុងរឿង, ដែល​មាន​ពន្លឺ​ត្រចះ (បើ​ស្រ្តី​ជា ជុតិមន្តី, ជុតិមតី) ។</text:p>
          </table:table-cell>
          <table:table-cell table:style-name="តារាង1.D2" office:value-type="string">
            <text:p text:style-name="P7">ជុតិមា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០៤</text:p>
          </table:table-cell>
          <table:table-cell table:style-name="តារាង1.A2" office:value-type="string">
            <text:p text:style-name="P6">ជល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ចាក់​ស្រែះ, ដេរ​ព្រាង​ជា​មុន : ជុល​សំពត់, ជុល​កន្ទេល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០៥</text:p>
          </table:table-cell>
          <table:table-cell table:style-name="តារាង1.A2" office:value-type="string">
            <text:p text:style-name="P6">ជុល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ក្លាយ​មក​ពី អញ្ជលិ <text:s/>ឬ អញ្ជលី) ម្រាម​ដៃ, ក្រពុំ​ម្រាម​ដៃ (ពាក្យ​សម្រាប់​ប្រើ​ក្នុង​កាព្យ) : ប្រណម្យ​ជុលី ដាក់​លើ​សិរសី ក្រាប​ក្រោម​បាទា ព្រះ​បាទ​សម្ដេច សព៌េជ្ញសាស្តា ថ្វាយ​វរវន្ទា ឆ្ពោះ​ព្រះ​ភូបាល ។ ... (សាស្ត្រា​សុបិន​កុមារ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០៦</text:p>
          </table:table-cell>
          <table:table-cell table:style-name="តារាង1.A2" office:value-type="string">
            <text:p text:style-name="P6">ជុ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17">បន្ទោ​ឧច្ចារៈ (ព. សា.); ពាក្យ​រាបសា​ថា ដោះ​ទុក្ខ​សត្វ​ធំ; <text:s/>ពាក្យ​ខ្ពស់​ថា បន្ទោឧច្ចារៈ, បន្ទោបង់​ឧច្ចារៈ, ធ្វើ​ឧច្ចារកិច្ច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០៧</text:p>
          </table:table-cell>
          <table:table-cell table:style-name="តារាង1.A2" office:value-type="string">
            <text:p text:style-name="P6">ជូជ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ជក់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ព្រាហ្មណ៍​ម្នាក់​ជា​ស្មូម មាន​ក្នុង​រឿង​វេស្សន្តរ​ជាតក ។ គ្រោះ​ជូជក គ្រោះ​ធ្ងន់​ដូច​តា​ជូជក ដែល​បរិភោគ​អាហារ​ច្រើន​ជ្រុល​ហួស​ប្រមាណ​ទាល់​តែ​ចាក់​ច្រាស​ស្លាប់​ខ្លួន​អសារ​ឥត​ការ​ ខាន​បាន​ប្រើប្រាស់​ចាយ​វាយ​ទ្រព្យ​សម្បត្តិ​ដែល​ព្រះ​បាទ​ស្រី​សញ្ជ័យ ទ្រង់​ប្រោស​ព្រះ​រាជ​ទាន ជា​តម្លៃ​លោះ​នាង​ក្រឹស្នា​និង​បាជាលី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០៨</text:p>
          </table:table-cell>
          <table:table-cell table:style-name="តារាង1.A2" office:value-type="string">
            <text:p text:style-name="P6">ជូត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សម្អាត​ដោយ​យក​សំពត់​ឬ​កំណាត់​សំពត់​ជាដើម ដុស​ជម្រះ​មន្ទិល​ឬ​ឲ្យ​ស្ងួត​ទឹ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ឆ្នាំ​ទី ១ <text:s/>(កណ្ដុរ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០៩</text:p>
          </table:table-cell>
          <table:table-cell table:style-name="តារាង1.A2" office:value-type="string">
            <text:p text:style-name="P6">ជូតកម្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ូតៈក័ម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ទ្យូតកម៌ន៑) អំពើ​ភ្នាល់, ការ​លេង​ល្បែង​ភ្នាល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១០</text:p>
          </table:table-cell>
          <table:table-cell table:style-name="តារាង1.A2" office:value-type="string">
            <text:p text:style-name="P6">ជូតការក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ូតៈ--</text:p>
          </table:table-cell>
          <table:table-cell table:style-name="តារាង1.D2" office:value-type="string">
            <text:p text:style-name="P7">បា.; សំ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ទ្យូតការក) អ្នក​លេង​ល្បែង​ភ្នាល់, អ្នក​លេង​ល្បែង​ស៊ី​សង (បើ​ស្រ្តី​ជា ជូតការិកា) អ្នក​ជូតការក៍​ច្រើន​ដល់​នូវ​មហន្តរា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១១</text:p>
          </table:table-cell>
          <table:table-cell table:style-name="តារាង1.A2" office:value-type="string">
            <text:p text:style-name="P6">ជូតការី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ូតៈ ការ៉ី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ដូច​គ្នា​នឹង ជូតការ ដែរ (បើ​ស្រ្តី​ជា ជូតការិនី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១២</text:p>
          </table:table-cell>
          <table:table-cell table:style-name="តារាង1.A2" office:value-type="string">
            <text:p text:style-name="P6">ជូន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បូជា, ឲ្យ (ពាក្យ​គោរព, ពាក្យ​គួរ​សម) : របស់​នេះ​ខ្ញុំ​មិន​លក់​ដូរ​ទេ​ ខ្ញុំ​ជូន​លោក ។ ទៅ​មក​ជា​មួយ​កំដរ​ជា​គ្នា : ស្អែក​ខ្ញុំ​មាន​រវល់ នឹង​ជូន​ប្អូន​ខ្ញុំ​ទៅ​កំពង់​ស្ពឺ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លើក ! ឯង​ចូរ​លើក​ជើង​ឡើង ! ពាក្យ​ស្រែក​បង្គាប់​ឲ្យ​ដំរី​លើក​ជើង ដើម្បី​នឹង​ជាន់​ឡើង​ឬ​ជាន់​ចុះ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១៣</text:p>
          </table:table-cell>
          <table:table-cell table:style-name="តារាង1.A2" office:value-type="string">
            <text:p text:style-name="P6">ជូ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មាន​រសជាតិ​ធ្វើ​ឲ្យ​ស្រៀវ​សង្កៀរ​ធ្មេញ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១៤</text:p>
          </table:table-cell>
          <table:table-cell table:style-name="តារាង1.A2" office:value-type="string">
            <text:p text:style-name="P6">ជួ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អាក្រក់, ដែល​ឆ្គង​មិន​សូវ​ស្គាល់​ក្ដី​គួរ​សម : មនុស្ស​ជួ ។ ជួជង <text:s/>ដែល​ជួ​ដូច​ជា​ជង ។ ជួជាតិ <text:s/>ដែល​មាន​ជាតិ​ទន់ទាប, ថោក​ថយ; អាក្រក់​ជួជាតិ <text:s/>គឺ​អាក្រក់​ណាស់ ។ ជួរួ <text:s/>ដែល​ជួ​ពន់ពេ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ួជង </text:p>
            <text:p text:style-name="P8">ជួជាតិ </text:p>
          </table:table-cell>
        </table:table-row>
        <table:table-row>
          <table:table-cell table:style-name="តារាង1.A2" office:value-type="string">
            <text:p text:style-name="P4">៣៣១៥</text:p>
          </table:table-cell>
          <table:table-cell table:style-name="តារាង1.A2" office:value-type="string">
            <text:p text:style-name="P6">ជួ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របស់​ដែល​ធ្វើ​ដោយ​លោហ​ជាតិ​សណ្ឋាន​ដូច​កណ្ដឹង​ដាក់​ក្នុង​វត្ត​អារាម​សម្រាប់​វាយ​ឲ្យ​សញ្ញា​គ្នា ។</text:p>
          </table:table-cell>
          <table:table-cell table:style-name="តារាង1.D2" office:value-type="string">
            <text:p text:style-name="P7">ចួង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១៦</text:p>
          </table:table-cell>
          <table:table-cell table:style-name="តារាង1.A2" office:value-type="string">
            <text:p text:style-name="P6">ជួញ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លក់​ដូរ​សរពើ​ទំនិញ​យក​ចំណេញ ។ ជួញ​ប្រែ <text:s/>លក់​របស់​ផ្សេង​ៗ​ប្រែប្រួល​ផ្លាស់​ប្ដូរ​លៃលក​តាម​ដំណើរ​ស្រួល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គុ.</text:p>
          </table:table-cell>
          <table:table-cell table:style-name="តារាង1.D2" office:value-type="string">
            <text:p text:style-name="P8">រួញ​ដោយ​ផ្នត់ ឬ​មាន​ស្នាម​ផ្នត់ : សំពត់​ជួញ​សាច់, សំពត់​ជ្រួញ, ស្បែក​ជ្រួញ ជាដើម ។</text:p>
          </table:table-cell>
          <table:table-cell table:style-name="តារាង1.D2" office:value-type="string">
            <text:p text:style-name="P7">ជ្រួញ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១៧</text:p>
          </table:table-cell>
          <table:table-cell table:style-name="តារាង1.A2" office:value-type="string">
            <text:p text:style-name="P6">ជួ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រុំ​ក្បាល​ដោយ​ឈ្នួត : ជួត​ក្បាល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១៨</text:p>
          </table:table-cell>
          <table:table-cell table:style-name="តារាង1.A2" office:value-type="string">
            <text:p text:style-name="P6">ជួ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ចួន ន.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១៩</text:p>
          </table:table-cell>
          <table:table-cell table:style-name="តារាង1.A2" office:value-type="string">
            <text:p text:style-name="P6">ជួនកា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ើល​ក្នុង ព. ចួន ឬ ជួន ២ និ.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២០</text:p>
          </table:table-cell>
          <table:table-cell table:style-name="តារាង1.A2" office:value-type="string">
            <text:p text:style-name="P6">ជួនណ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ើល​ក្នុង ព. ចួន ឬ ជួន ២ និ.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២១</text:p>
          </table:table-cell>
          <table:table-cell table:style-name="តារាង1.A2" office:value-type="string">
            <text:p text:style-name="P6">ជួ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ចួប ឬ ជួប កិ.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២២</text:p>
          </table:table-cell>
          <table:table-cell table:style-name="តារាង1.A2" office:value-type="string">
            <text:p text:style-name="P6">ជួ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ធ្វើ​ឲ្យ​អ្នក​ដទៃ​បាន​សម្រេច​ប្រយោជន៍​តាម​បំណង, ធ្វើ​ឲ្យ​គេ​បាន​ស្រួល, ទំនុកបម្រុង, ឲ្យ​កម្លាំង, ឲ្យ​គំនិត ...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២៣</text:p>
          </table:table-cell>
          <table:table-cell table:style-name="តារាង1.A2" office:value-type="string">
            <text:p text:style-name="P6">ជួ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របៀប​រៀបរៀង​គ្នា : ឈរ​ជា​ជួរ, ពោត ៥០ ជួរ ។ តំណ​វង្ស​ត្រកូល​នៃ​បុព្វបុរស, ជំបួរ : ជួរ​ខាង​ម្ដាយ, ជួរ​ខាង​ឪពុ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២៤</text:p>
          </table:table-cell>
          <table:table-cell table:style-name="តារាង1.A2" office:value-type="string">
            <text:p text:style-name="P6">ជួ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ឲ្យ​ធ្វើ​ការ, ប្រើ, សម្រេច​កិច្ច​ការ, ខ្ចី​ប្រើ​ដោយ​ឲ្យ​ឈ្នួល : ជួល​ជាង​ធ្វើ​ផ្ទះ, ជួល​ទូក​គេ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២៥</text:p>
          </table:table-cell>
          <table:table-cell table:style-name="តារាង1.A2" office:value-type="string">
            <text:p text:style-name="P6">ជួ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ដាក់​ជា​ជំនួស, ជា​តំណាង : ជួស​រនាប, ជួស​បង្កង់​ដែល​ពុក​បួន​ប្រាំ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២៦</text:p>
          </table:table-cell>
          <table:table-cell table:style-name="តារាង1.A2" office:value-type="string">
            <text:p text:style-name="P6">ជួសជុ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ប៉ះប៉ុន, ទប់ទល់​ឲ្យ​គ្រប់គ្រាន់​ដូច​ដើម​វិញ : ជួសជុល​ផ្ទះ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២៧</text:p>
          </table:table-cell>
          <table:table-cell table:style-name="តារាង1.A2" office:value-type="string">
            <text:p text:style-name="P6">ជើ !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ពាក្យ​សម្រាប់​ពោល​ដោយ​ខឹង ឬ​ដោយ​ឆ្ងល់, ដោយ​កោត : ជើ​អ្នក ! ខ្ញុំ​កោត​ចិត្ត​អ្នក​ណាស់ ! ។ ប្រើ​ជា <text:s/>ជើះ ! <text:s/>ក៏​មាន ។</text:p>
          </table:table-cell>
          <table:table-cell table:style-name="តារាង1.D2" office:value-type="string">
            <text:p text:style-name="P7">ជើជើ!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២៨</text:p>
          </table:table-cell>
          <table:table-cell table:style-name="តារាង1.A2" office:value-type="string">
            <text:p text:style-name="P6">ជើ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ទិស​មួយ​ផ្ទុយ​ពី​ទីស​ខាង​ត្បូង, ទិស​ឧត្តរ : ផ្ទះ​ប្អូន​ខ្ញុំ​នៅ​ខាង​ជើង​ផ្សារ ។ តាម​ទំនៀម​ខ្មែរ​យើង​ពី​បុរាណ នៅ​វេលា​ដេក​ គេ​តែង​សណ្ដូក​ជើង​ទៅ​ខាង​ទិស​នោះ បាន​ជា​ហៅ​ទិស ខាង​ជើង ។ កុំ​ប្រើ <text:s/>ជើង, ត្បូង, កើត, លិច ឬ ឡិច ឡើយ, ត្រូវ​ប្រើ​ពាក្យ ខាង ឬ ឯ ផ្សំ​ផង​ជា​ដរាប : ខាង​កើត, ខាង​ត្បូង, ខាង​លិច, ខាង​ជើង; ឬ ឯ​កើត, ឯ​ត្បូង, ឯ​លិច, ឯ​ជើ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អវយវៈ​ប៉ែក​ខាង​ក្រោម​សម្រាប់​ឈរ, សម្រាប់​ដើរ : ជើង​មនុស្ស, ជើង​មាន់ ។ល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២៩</text:p>
          </table:table-cell>
          <table:table-cell table:style-name="តារាង1.A2" office:value-type="string">
            <text:p text:style-name="P6">ជើង​កញ្ជើ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ក់​ដែល​កាត់​ក្រឡឹង​មូល​ជុំវិញ ទុក​ជើង​សក់​ត្រឹម​ស្មើ​គ្នា រាង​ដូច​កញ្ជើ​ដែល​គេ​ផ្កាប់ : កាត់​សក់​ជើង​កញ្ជើ (មាន​តែ​ក្នុង​សម័យ​ពី​ដើម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៣០</text:p>
          </table:table-cell>
          <table:table-cell table:style-name="តារាង1.A2" office:value-type="string">
            <text:p text:style-name="P6">ជើង​កញ្ជ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ចម្រឹង​ឬ​បង្គោល​បោះ​ចង​រនង​សន្ទូច​រនង : បោះ​ជើង​កញ្ជោ​សន្ទូច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៣១</text:p>
          </table:table-cell>
          <table:table-cell table:style-name="តារាង1.A2" office:value-type="string">
            <text:p text:style-name="P6">ជើង​កញ្ជុ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ភូមិ​មួយ​ក្នុង​ស្រុក​ទ្រាំង; ក្នុង​ពង្សាវតារ ហៅ​ថា ព្រះ​បាទ​ជាន់​ជុំ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៣២</text:p>
          </table:table-cell>
          <table:table-cell table:style-name="តារាង1.A2" office:value-type="string">
            <text:p text:style-name="P6">ជើង​ក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េចក្ដី​អន្តរាយ​ដែល​មាន​ប្រចាំ​នៅ​ទី​កន្លែង​ណា​មួយ : កំពង់​នេះ​តែង​យក​ជើង​កប មាន​មនុស្ស​លង់​ទឹក​ស្លាប់​ស្ទើរ​តែ​រាល់​ឆ្នាំ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៣៣</text:p>
          </table:table-cell>
          <table:table-cell table:style-name="តារាង1.A2" office:value-type="string">
            <text:p text:style-name="P6">ជើង​ក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ដំណើរ​ការណ៍, ពត៌មាន, ទំនង​ឬ​លំនាំ​នៃ​រឿងរ៉ាវ : ខ្ញុំ​មិន​ទាន់​ទៅ​ទេ ចាំ​ស្ដាប់​ជើង​ការ​មើល​សិន, ដឹង​ជើង​ការ​ហើ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៣៤</text:p>
          </table:table-cell>
          <table:table-cell table:style-name="តារាង1.A2" office:value-type="string">
            <text:p text:style-name="P6">ជើង​កុ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មឈូស​មួយ​ប្រភេទ ដែល​ពាស​ស្លឹក​កណ្ដប​ឬ​ភ្ជល់ សម្រាប់​ដាក់​សាកសព​អ្នក​កម្សត់​ដើម្បី​ធ្វើ​ឈាបនកិច្ច : រក​ក្ដារ​មិន​ទាន់​ទេ ធ្វើ​ជើង​កុក​ឲ្យ​វា​ទៅ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៣៥</text:p>
          </table:table-cell>
          <table:table-cell table:style-name="តារាង1.A2" office:value-type="string">
            <text:p text:style-name="P6">ជើង​កោ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ឋាន​រង​ខឿន​ឬ​ជញ្ជាំង​វិហារ, ចេតិយ ជាដើម : ជើង​កោស​វិហារ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៣៦</text:p>
          </table:table-cell>
          <table:table-cell table:style-name="តារាង1.A2" office:value-type="string">
            <text:p text:style-name="P6">ជើង​ក្រ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្រដាប់​សម្រាប់​តម្កល់​ឆ្នាំង​ចម្អិន​អាហារ : ប្រកល់​ជើង​ក្រាន​ដាំ​ស្ល​ (ពាក្យ​សាមញ្ញ ចង្រ្កាន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៣៧</text:p>
          </table:table-cell>
          <table:table-cell table:style-name="តារាង1.A2" office:value-type="string">
            <text:p text:style-name="P6">ជើង​ក្រ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ស្មៅ​មួយ​ប្រភេទ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៣៨</text:p>
          </table:table-cell>
          <table:table-cell table:style-name="តារាង1.A2" office:value-type="string">
            <text:p text:style-name="P6">ជើង​ក្អ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គំនូស ឬ​ឈើ​ខ្វែង​មាន​សណ្ឋាន​ស្រដៀង​នឹង​ក្រញាំ​ជើង​ក្អែក ។ ឈ្មោះ​វណ្ណយុត្តិ​មួយ​យ៉ាង (+) សម្រាប់​ទាញ​សំឡេង​អក្សរ​ឲ្យ​ឡើង​ខ្ពស់​ជាង​ប្រក្រតី ដូច​ពាក្យ​ថា ឆ្លើយ​កូ៎ក, នុ៎ះ​ហើយ, អ្វី​ហ្ន៎ ? <text:s/>ជាដើម ។ សម្រាប់​គូស​ខាង​ក្រោម​កន្លែង​ជៀត​អក្សរ, ជៀត​ពាក្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៣៩</text:p>
          </table:table-cell>
          <table:table-cell table:style-name="តារាង1.A2" office:value-type="string">
            <text:p text:style-name="P6">ជើង​ខ្ល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ចំណង​របែង​រនាប​មួយ​ប្រភេទ ឬ​របែង​បន្ទោះ​មួយ​យ៉ាង : របែង​ជើង​ខ្លែង, រែង​ចាប់​ជើង​ខ្លែង, រៀន​រែង​ជើង​ខ្លែ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៤០</text:p>
          </table:table-cell>
          <table:table-cell table:style-name="តារាង1.A2" office:value-type="string">
            <text:p text:style-name="P6">ជើង​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សរ​បណ្ដុះ​លើ​ធ្នឹម​រង​មេ​ដំបូល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៤១</text:p>
          </table:table-cell>
          <table:table-cell table:style-name="តារាង1.A2" office:value-type="string">
            <text:p text:style-name="P6">ជើង​គុ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រទេះ​មាន​តែ​ភ្លៅ, កង់, ទូក; ឯ​កង់​ធ្វើ​ដោយ​បន្ទះ​ឈើ​មូល​ឥត​កាំ, សម្រាប់​ដឹក​ឈើ​ហុប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៤២</text:p>
          </table:table-cell>
          <table:table-cell table:style-name="តារាង1.A2" office:value-type="string">
            <text:p text:style-name="P6">ជើង​គ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ឈើ​មួយ​ប្រភេទ​មាន​ស្លឹក​ទ្រង់ទ្រាយ​ស្រដៀង​នឹង​ក្រចក​ជើង​គោ មាន​រស​ជូរ​អាច​ប្រើ​ស្ងោរ​លាង​អ្វី​ៗ​បាន : ស្លឹក​ជើង​គោ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៤៣</text:p>
          </table:table-cell>
          <table:table-cell table:style-name="តារាង1.A2" office:value-type="string">
            <text:p text:style-name="P6">ជើង​គ្រុឌ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គ្រែ​មួយ​បែប​ដែល​មាន​ជើង គេ​ឆ្លាក់​ឲ្យ​មាន​សណ្ឋាន​ដូច​ជើង​គ្រុឌ : គ្រែ​ជើង​គ្រុឌ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៤៤</text:p>
          </table:table-cell>
          <table:table-cell table:style-name="តារាង1.A2" office:value-type="string">
            <text:p text:style-name="P6">ជើង​គ្រុ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ក្លាយ​មក​ពី ជើង​គ្រឹះ <text:s/>“ជើង, ជំហរ​ផ្ទះ” ទេ​ដឹង ? ព្រោះ​ពាក្យ​មាន​សេចក្ដី​ត្រូវ​គ្នា​នឹង ចតុស្ដម្ភ <text:s/>“សសរ​បួន” ដែរ) សេនាបតី​ទាំង ៤ ដែល​មាន​សេនាបតី​ម្នាក់​ទៀត​ជា​អធិបតី រួម​ជា ៥ ជា​អ្នក​សម្រេច​រាជការ​ផែន​ដី​ជា​មួយ​នឹង​ព្រះ​មហាក្សត្រិយ៍​ទ្រង់​រាជ្យ (ម. ព. ចតុស្ដម្ភ <text:s/>ទៀត​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៤៥</text:p>
          </table:table-cell>
          <table:table-cell table:style-name="តារាង1.A2" office:value-type="string">
            <text:p text:style-name="P6">ជើង​ចា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ឈើ​ធំ​មួយ​ប្រភេទ មាន​ខ្លឹម​ជាប់​ប្រើ​ធន់​បាន​យូរ ។ ឈ្មោះ​ឈើ​មួយ​ប្រភេទ​ទៀត​មាន​ផ្លែ​ទ្រង់​ទ្រាយ​ស្រដៀង​នឹង​ក្រញាំ​ជើង​សត្វ​ចាប កាល​ណា​ទុំ​សម្បុរ​ឡើង​ក្រហម បរិភោគ​បា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៤៦</text:p>
          </table:table-cell>
          <table:table-cell table:style-name="តារាង1.A2" office:value-type="string">
            <text:p text:style-name="P6">ជើង​ចែ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ង្គោល​បោះ​នៅ​គែម​ទូក សម្រាប់​ពាក់​ចែវ ។ មនុស្ស​ច្រើន​គ្នា​ជា​អ្នក​ចែវ​ទូក​ក៏​ហៅ​ថា ជើង​ចែវ បាន​ដែរ : មាន​ជើង​ចែវ​ប៉ុន្មាន​នាក់ ?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៤៧</text:p>
          </table:table-cell>
          <table:table-cell table:style-name="តារាង1.A2" office:value-type="string">
            <text:p text:style-name="P6">ជើង​ឆ្ក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ជើង​កូប​ដំរី​សណ្ឋាន​ដូច​ចម្ពាម​សម្រាប់​ដាក់​បញ្ជិះ​ពាក់​លើ​កណ្ដាល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៤៨</text:p>
          </table:table-cell>
          <table:table-cell table:style-name="តារាង1.A2" office:value-type="string">
            <text:p text:style-name="P6">ជើង​ជ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គល់​ឈើ, ឫស្សី​ឬ​ត្រែង, ផ្ដៅ ដែល​គេ​កាត់​ទុក​ឲ្យ​សល់​នៅ​ដី បើ​ដើរ​ទៅ​ជល់​ជង់​ជើង : ដើរ​ប្រយ័ត្ន, ក្រែង​ប៉ះ​ជើង​ជង់ !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៤៩</text:p>
          </table:table-cell>
          <table:table-cell table:style-name="តារាង1.A2" office:value-type="string">
            <text:p text:style-name="P6">ជើង​ត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តុ​តូច ៤ ជ្រុង​ឬ​មូល សម្រាប់​តាំង​អ្វី​ៗ ឬ​សម្រាប់​អង្គុយ : ព្រះ​ថេរៈ​គង់​លើ​ជើង​តាំង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៥០</text:p>
          </table:table-cell>
          <table:table-cell table:style-name="តារាង1.A2" office:value-type="string">
            <text:p text:style-name="P6">ជើង​ថ្ក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7">(ចិតក; ចិតក, ចិត្យា) បង្គោល ៤ បោះ​អម​ទប់​ក្ដារ​មឈូស​ដែល​តម្កល់​ក្នុង​ទី​ធ្វើ​ឈាបនកិច្ច : បោះ​ជើង​ថ្ករ; ទី​ដី​និង​ឧស​ដែល​រៀប​ចំ​ធ្វើ​ឈាបនកិច្ច​នោះ​ក៏​ហៅ​ថា ជើង​ថ្ករ <text:s/>ដែរ : លត់​ជើង​ថ្ករ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៥១</text:p>
          </table:table-cell>
          <table:table-cell table:style-name="តារាង1.A2" office:value-type="string">
            <text:p text:style-name="P6">ជើង​ទើ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ជើង​គំនរ​ដី ឬ​ពំនូក​ដី​ខ្ពស់​ដែល​គេ​ច្រុះ​ដោយ​ឈើ​ខ្លឹម​ឬ​ក្រាក់​ជា​ជើង​ខឿន​បន្ទាយ​ឬ​ប្រាសាទ​ឬ​វិហារ​ជាដើម : ជើង​ទើន​ប្រាសាទ (សំ. ឧទ្វាប; បា. ឧទ្ទាប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៥២</text:p>
          </table:table-cell>
          <table:table-cell table:style-name="តារាង1.A2" office:value-type="string">
            <text:p text:style-name="P6">ជើង​ទៀ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្រដាប់​ធ្វើ​ដោយ​ថ្ម ឬ​ឈើ​ជាដើម <text:s/>ក្រឡឹង​មាន​ក្បាច់​រំហួត​មាន​កន្ទួត សម្រាប់​ដាក់​កល់​បង្កាន់​ដៃ ឬ​ដាក់​ជា​លម្អ​ការ​រចនា​ទាំងពួង ។ ប្រដាប់​សម្រាប់​បិទ​ទៀ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៥៣</text:p>
          </table:table-cell>
          <table:table-cell table:style-name="តារាង1.A2" office:value-type="string">
            <text:p text:style-name="P6">ជើង​ទេ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ើ​ទ្រ​ទ្រនាប់​ជាង​ទង, ជាង​ដែក ។ ហៅ ជើង​ទ្រនាប់ <text:s/>ក៏​បា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៥៤</text:p>
          </table:table-cell>
          <table:table-cell table:style-name="តារាង1.A2" office:value-type="string">
            <text:p text:style-name="P6">ជើង​ទេ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ដី​នារ​ត្រង់​មាត់​ច្រាំង​ឬ​ទី​ជម្រាល : ដើរ​តាម​ជើង​ទេរ, គេ​ដាំ​ដំណាំ​នៅ​ជើង​ទរ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៥៥</text:p>
          </table:table-cell>
          <table:table-cell table:style-name="តារាង1.A2" office:value-type="string">
            <text:p text:style-name="P6">ជើង​ទ្រន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ម. ព. ជើងទេញ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៥៦</text:p>
          </table:table-cell>
          <table:table-cell table:style-name="តារាង1.A2" office:value-type="string">
            <text:p text:style-name="P6">ជើង​បាត្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បាត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្រដាប់​មាន​សណ្ឋាន​មូល​រីក​លើ​ក្រោម ស្ដួច​កណ្ដាល សម្រាប់​តម្កល់​ទ្រ​បាត្រ, ធ្វើ​ដោយ​លោហជាតិ មាន​ស្ពាន់​ជាដើម​ក៏​មាន, ក្រឡឹង​ធ្វើ​ដោយ​ឈើ​ក៏​មា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៥៧</text:p>
          </table:table-cell>
          <table:table-cell table:style-name="តារាង1.A2" office:value-type="string">
            <text:p text:style-name="P6">ជើង​ព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ម. ព. ពាន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៥៨</text:p>
          </table:table-cell>
          <table:table-cell table:style-name="តារាង1.A2" office:value-type="string">
            <text:p text:style-name="P6">ជើង​ពេ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ពេល​ឱកាស​ជា​ចន្លោះ​បាន​ការ​របស់​អ្នក​ស្វែង​រក​រឿង​រក​ទោស : ចាំ​មើល​ជើង​ពេល គឺ​ចាំ​មើល​ចន្លោះ​ទោស​ដែល​ល្មម​ចាប់​ហេតុ​បាន (ហៅ​ក្លាយ​មក​ជា ជើង​ភេល <text:s/>ក៏​មាន, គួរ​កុំ​ប្រើ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៥៩</text:p>
          </table:table-cell>
          <table:table-cell table:style-name="តារាង1.A2" office:value-type="string">
            <text:p text:style-name="P6">ជើង​ព្នា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ឆ្នូត​ពពក​វែង​លលាយ​ឆ្លូក​ជាមួយ​នឹង​ពពក​ឯ​ទៀត : ថ្ងៃ​នេះ​ពពក​មាន​ជើង​ព្នាយ​ប្លែក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៦០</text:p>
          </table:table-cell>
          <table:table-cell table:style-name="តារាង1.A2" office:value-type="string">
            <text:p text:style-name="P6">ជើង​ព្រៃ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ខេត្ត​ចាស់ ១ ក្នុង​ដែន​កម្ពុជា, សព្វ​ថ្ងៃ​នេះ​ប្រែ​ជា​ស្រុក​វិញ នៅ​ក្នុង​អំណាច​ខេត្ត​កំពង់ចា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៦១</text:p>
          </table:table-cell>
          <table:table-cell table:style-name="តារាង1.A2" office:value-type="string">
            <text:p text:style-name="P6">ជើង​ព្រ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្នំ​អារក្ស (ពាក្យ​នេះ​ហៅ​ថា សព្ទ​អារក្ស) សម្រាប់​ប្រើ​តែ​ក្នុង​ពួក​អ្នក​ជឿគោរព​រាប់អាន​អារក្ស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៦២</text:p>
          </table:table-cell>
          <table:table-cell table:style-name="តារាង1.A2" office:value-type="string">
            <text:p text:style-name="P6">ជើង​ភេ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ម. ព. ជើងពេល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៦៣</text:p>
          </table:table-cell>
          <table:table-cell table:style-name="តារាង1.A2" office:value-type="string">
            <text:p text:style-name="P6">ជើងម៉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្រដាប់​ធ្វើ​ដោយ​ឈើ​មាន​ជើង ៤ មាន​សណ្ឋាន​វែង​ជាង​ជើង​តាំង សម្រាប់​អង្គុយ​ឬ​តម្កល់​អ្វី​ៗ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5">៣៣៦៤</text:p>
          </table:table-cell>
          <table:table-cell table:style-name="តារាង1.A2" office:value-type="string">
            <text:p text:style-name="P6">ជើង​មា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ដើម​ផ្កា​មួយ​ពួក ។ ឈ្មោះ​សារាយ​មួយ​ប្រភេទ ប្រើ​ជា​អន្លក់, ញាំ ...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៦៥</text:p>
          </table:table-cell>
          <table:table-cell table:style-name="តារាង1.A2" office:value-type="string">
            <text:p text:style-name="P6">ជើង​ម្ដ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ភ្នំ​មួយ​នៅ​ទិស​អាគ្នេយ៍​នៃ​ក្រុង​ភ្នំពេញ ពី​ដើម​នៅ​ខេត្ត​រោង​ដំរី ជា​អាណាខេត្ត​ខ្មែរ; សព្វ​ថ្ងៃ​នេះ​នៅ​ក្នុង​អាណាខេត្ត​កូស័ង-ស៊ីន (ម. ព. រោង​ដំរី <text:s/>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៦៦</text:p>
          </table:table-cell>
          <table:table-cell table:style-name="តារាង1.A2" office:value-type="string">
            <text:p text:style-name="P6">ជើង​រម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ើ​ឬ​ឫស្សី​មាន​ចម្ពាម​ពី​កំណើត​ ឬ​ទើប​ចង​បង្កើត​ជា​ចម្ពាម​ខាង​ចុង សម្រាប់​ទល់​ដោយ​លើក​សសរ ឬ​ដង​អ្វី​ឲ្យ​ឈរ​ត្រង់​ឡើ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៦៧</text:p>
          </table:table-cell>
          <table:table-cell table:style-name="តារាង1.A2" office:value-type="string">
            <text:p text:style-name="P6">ជើង​រមាំង​ណែងណ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ើ​ខ្វែង​មាន​ស្នូល​កណ្ដាល សម្រាប់​គង​ឈើ, គង​សសរ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៦៨</text:p>
          </table:table-cell>
          <table:table-cell table:style-name="តារាង1.A2" office:value-type="string">
            <text:p text:style-name="P6">ជើង​រា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លប​មួយ​ប្រភេទ​មាឌ​ធំ​សម្រាប់​ដាក់​ក្នុង​ទឹក​ជ្រៅ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៦៩</text:p>
          </table:table-cell>
          <table:table-cell table:style-name="តារាង1.A2" office:value-type="string">
            <text:p text:style-name="P6">ជើង​ល័ព្ធ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ល៉ាប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លេខ​ដែល​គិត​រក​ចំនួន​ឃើញ​ជា​ស្រេច​ហើយ​ត្រាទុក​មួយ​អន្លើ : ជើង​ល័ព្ធ​ចំណោទ​នេះ អ្នក​បាន​គិត​ឃើញ​ហើយ​ឬ​នៅ <text:s/>?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៧០</text:p>
          </table:table-cell>
          <table:table-cell table:style-name="តារាង1.A2" office:value-type="string">
            <text:p text:style-name="P6">ជើង​វត្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វ័ត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មនុស្ស​ចំណុះ​វត្ត ឬ​មហា​ជន​អ្នក​ទំនុកបម្រុង​ចំពោះ​វត្ត​នីមួយ​ៗ : ឧបាសក​ជើង​វត្ត, ពួក​ញាតិ​ញោម​ជើង​វត្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៧១</text:p>
          </table:table-cell>
          <table:table-cell table:style-name="តារាង1.A2" office:value-type="string">
            <text:p text:style-name="P6">ជើង​ស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ម្រុង​សក់​ខាង​ក្រោម​ដែល​ដុះ​នៅ​ជុំ​វិញ​ក្បាល : កោរ​ជើង​សក់, ជើង​សក់​ខើច, ជើង​សក់​ស្រុង, ចៀរ​តម្រឹម​ជើង​សក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៧២</text:p>
          </table:table-cell>
          <table:table-cell table:style-name="តារាង1.A2" office:value-type="string">
            <text:p text:style-name="P6">ជើង​ស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អ្នក​នាំ​ពាក្យ ឬ​ដំណឹង​ត្រឡប់​សា​ចុះ​សា​ឡើង ពី​ខាង​នេះ​ទៅ​ខាង​នោះ <text:s/>ឬ​ពី​ខាង​នោះ​មក​ខាង​នេះ : ប្រើ​ជើង​សា, ទទួល​ដំណឹង​ពី​ជើង​សា (ម. ព. សា <text:s/>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៧៣</text:p>
          </table:table-cell>
          <table:table-cell table:style-name="តារាង1.A2" office:value-type="string">
            <text:p text:style-name="P6">ជើង​សេ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ើ​ពីរ​កំណាត់​ដែល​ជ្រែង​ទាំង​ពីរ​ខាង​ជើង​គក​មក​សង្កត់​ចុង​ធ្នឹម​ (គ្រឿង​ផ្ទះ​ខ្មែរ​ពី​ដើម ឬ​គ្រឿង​វិហារ, សាលា សព្វ​ថ្ងៃ​នេះ​ក៏​នៅ​មាន​ប្រើ​ខ្លះ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៧៤</text:p>
          </table:table-cell>
          <table:table-cell table:style-name="តារាង1.A2" office:value-type="string">
            <text:p text:style-name="P6">ជើង​ស្រ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ស្រំ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ារ​គូ​ទាំង ៤ នាក់​សម្រាប់​ដុត​ភ្នំ​ស្រូវ​ក្នុង​វេលា​មាន​ពិធី​បរមាឃ ( មាន​តែ​ក្នុង​រជ្ជកាល​ពី​បុរាណ​ព្រេង​នាយ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៧៥</text:p>
          </table:table-cell>
          <table:table-cell table:style-name="តារាង1.A2" office:value-type="string">
            <text:p text:style-name="P6">ជើង​ស្រាពក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ស្រាប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ស្រាវក; វ &gt; ព ជា ស្រាពក ; សារាវក) ជើង​ផ្តិល ។ ប្រដាប់​ធ្វើ​ដោយ​ស្ពាន់ ដោយ​ប្រាក់​ជាដើម មាន​ជើង​ដូច​តុ តែ​តូច មាន​មាត់​ជា​រំពត់​ក្រចាប់ សម្រាប់​ដាក់​អ្វី​ៗ មាន​បារី​ស្លា​ជាដើម : បារី​មួយ​ជើង​ស្រាពក៍ (ហៅ​ត្រឹម​តែ ស្រាពក៍ <text:s/>ក៏​បាន : បារី​មួយ​ស្រាពក៍) ។ ម. ព. នេះ​ទៀត​ផ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៧៦</text:p>
          </table:table-cell>
          <table:table-cell table:style-name="តារាង1.A2" office:value-type="string">
            <text:p text:style-name="P6">ជើង​ស្រុ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ស្រែ​ដែល​នៅ​ក្បែរ​ភូមិ​ស្រុក​ជា​ស្រែ​មាន​ជី​ជាតិ​ល្អ ព្រោះ​ហូរ​ជី​ពី​ទី​ភូមិ​ស្រុក​ចូល​ទៅ : ស្រែ​ជើង​ស្រុក ។ ស្រែ​ជើង​ស្រុក​ សំបុក​ជើង​លាន ស្រែ​ជើង​ស្រុក​ដែល​គេ​ធ្វើ​បាន​ផល​ស្រូវ​ច្រើ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៧៧</text:p>
          </table:table-cell>
          <table:table-cell table:style-name="តារាង1.A2" office:value-type="string">
            <text:p text:style-name="P6">ជើង​ហ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ហា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លេខ​ដែល​បែង​ចែក ឬ​រក​ឲ្យ​ឃើញ​ជា​ចំណែក, ជើង​លេខ​ចែក (ម. ព. ហារ <text:s/>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៧៨</text:p>
          </table:table-cell>
          <table:table-cell table:style-name="តារាង1.A2" office:value-type="string">
            <text:p text:style-name="P6">ជើង​អាធ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អាធា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អាធារ, អាធារក <text:s/>“គ្រឿង​គាំទ្រ, ប្រដាប់​សម្រាប់​រង, សម្រាប់​ទ្រ ....”) ប្រដាប់​សម្រាប់​ទ្រ​គម្ពីរ : <text:s/>កាល​ពី​ក្នុង​សម័យ​ដែល​ពុំ​ទាន់​មាន​សាលា​បាលី​របស់​រាជរដ្ឋាភិបាល​នៅ​ឡើយ, ភិក្ខុ​សាមណេរ​អ្នក​រៀន​ប្រែ​បាលី សុទ្ធ​តែ​មាន​ជើង​អាធារ​តម្កល់​គម្ពីរ​រៀ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៧៩</text:p>
          </table:table-cell>
          <table:table-cell table:style-name="តារាង1.A2" office:value-type="string">
            <text:p text:style-name="P6">ជើង​ឧបោសថ៍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អ៊ុបោស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ព. ប្រ.) ព្រះ​អង្ឃ​ដែល​ធ្វើ​ឧបោសថ៍ សុទ្ធ​តែ​មាន​សាមគ្គី​ព្រម​ព្រៀង​គ្នា ឥត​មាន​សេចក្ដី​រង្កៀស​គ្នា​ទៅ​វិញ​ទៅ​មក​ទើប​ធ្វើ​បាន​ ។ គេ​ច្រើន​យក​ពាក្យ​នេះ​មក​ប្រៀប​នឹង​មនុស្ស​ទាំងពួង ដែល​មាន​គ្នា​តាំង​ពី​ពីរ​នាក់​ឡើង​ទៅ ហើយ​ដែល​មាន​សេចក្ដី​ស្រឡាញ់​រាប់អាន​រក​គ្នា​យ៉ាង​ជិត​ស្និទ្ធ ទោះ​បី​ទៅ​ណា ឬ​ធ្វើ​ការ​អ្វី <text:s/>ក៏​តែង​តែ​ទៅ, តែង​តែ​ធ្វើ​ជា​មួយ​គ្នា​ជា​ដរាប, អ្នក​ផង​តែង​ហៅ​មនុស្ស​ទាំង​នោះ​ថា : គេ​ត្រូវ​ជើង​ឧបោសថ៍​គ្នា​ណាស់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៨០</text:p>
          </table:table-cell>
          <table:table-cell table:style-name="តារាង1.A2" office:value-type="string">
            <text:p text:style-name="P6">ជើង​ឯ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អ្នក​ដែល​ស្ទាត់​ជំនាញ​យ៉ាង​ឆើត​ក្នុង​មុខ​ការ​អ្វី​មួយ : ពួក​អ្នក​ទាំង​ប៉ុន្មាន​នេះ​សុទ្ធ​តែ​ជើង​ឯក​ហើយ ។ វត្ថុ​ឬ​វិញ្ញាសា​ដែល​ពួក​អ្នក​ប្រកួត​ពី​កីឡា​បាន​ទទួល​ដោយ​មាន​ជ័យ​ជម្នះ​ផ្ដាច់​គេ : ជើង​ឯក​ត្រូវ​បាន​ទៅ​ខាង​សហពន្ធ​កីឡា​ខ្មែរ ។ ឈ្មោះ​ភូមិ ១ ក្នុង​ស្រុក​ភ្នំពេញ; សព្វ​ថ្ងៃ​នេះ​នៅ​ក្នុង​អំណាច​ស្រុក​ដង្កោ ខេត្ត​កណ្ដាល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៨១</text:p>
          </table:table-cell>
          <table:table-cell table:style-name="តារាង1.A2" office:value-type="string">
            <text:p text:style-name="P6">ជើ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បទ​ភ្លេង​ពិណពាទ្យ​មួយ​យ៉ាង វាយ​តន្ថើន​ស្គរ​ធំ​មិន​ដាច់​សូរ : ភ្លេង​ជើត <text:s/>។ ជើត​ឈិង <text:s/>ន. (ស. <text:span text:style-name="T8">ជេិតឆិង អ. ថា.</text:span> <text:span text:style-name="T8">ឆឺតឈិ៎ង</text:span>) ឈ្មោះ​បទ​ភ្លេង​ជើត​ដែល​មាន​គោះ​ឈិង​ផ្សំ​ផង : ភ្លេង​ជើត​ឈិ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៨២</text:p>
          </table:table-cell>
          <table:table-cell table:style-name="តារាង1.A2" office:value-type="string">
            <text:p text:style-name="P6">ជើ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ឬ កិ. វិ.</text:p>
          </table:table-cell>
          <table:table-cell table:style-name="តារាង1.D2" office:value-type="string">
            <text:p text:style-name="P8">ព្រងើយ, តាម​សម្រួល​ឥត​ខំ : គេ​ខំ​ប្រឹង​ធ្វើ​​ការ​រទែង​រាល់​គ្នា គាត់​អង្គុយ​ធ្វើ​ជើយ (អង្គុយ​ព្រងើយ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៨៣</text:p>
          </table:table-cell>
          <table:table-cell table:style-name="តារាង1.A2" office:value-type="string">
            <text:p text:style-name="P6">ជឿ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ចុះ​ចិត្ត​ស៊ប់​ដោយ​យល់​ថា​ពិត, យក​ចិត្ត​ទុក​ដាក់​ថា​ជា​ការ​មែន : ត្រូវ​ជឿ​កម្ម​និង​ផល​នៃ​កម្ម ។ កិ. ឬ កិ. វិ. យក​របស់​គេ​មក​មុន​ ដោយ​ទិញ​មិន​ទាន់​សង​ថ្លៃ ព្រោះ​អ្នក​លក់​ទុក​ចិត្ត​ថា​អ្នក​ទិញ​នឹង​សង​ថ្លៃ​ជា​ប្រាកដ : ជឿ​ទំនិញ​គេ; លក់​ជឿ, ទិញ​ជឿ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៨៤</text:p>
          </table:table-cell>
          <table:table-cell table:style-name="តារាង1.A2" office:value-type="string">
            <text:p text:style-name="P6">ជឿ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មាន​ជំនឿន, ចម្រើន​ឡើង : ធ្វើ​ការ​ជឿន, ដើរ​ជឿន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៨៥</text:p>
          </table:table-cell>
          <table:table-cell table:style-name="តារាង1.A2" office:value-type="string">
            <text:p text:style-name="P6">ជៀ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ជ្រែក​ចូល, ដាក់​បញ្ចូល, ដាក់​ថែម : ជៀត​អក្សរ, ជៀត​ពាក្យ ។</text:p>
          </table:table-cell>
          <table:table-cell table:style-name="តារាង1.D2" office:value-type="string">
            <text:p text:style-name="P7">ជ្រៀត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៨៦</text:p>
          </table:table-cell>
          <table:table-cell table:style-name="តារាង1.A2" office:value-type="string">
            <text:p text:style-name="P6">ជៀន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ចម្អិន​ម្ហូប​ឬ​ចំណី​ដោយ​ចម្រាញ់​នឹង​ខ្លាញ់​ឬ​នឹង​ប្រេង : ជៀន​ត្រី, ចៀន​ចេក ។</text:p>
          </table:table-cell>
          <table:table-cell table:style-name="តារាង1.D2" office:value-type="string">
            <text:p text:style-name="P7">ចៀន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ម្ហូប​ឬ​ចំណី​ដែល​ជៀន : ត្រី​ជៀន, សាច់​ចៀន, ចេក​ចៀ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៨៧</text:p>
          </table:table-cell>
          <table:table-cell table:style-name="តារាង1.A2" office:value-type="string">
            <text:p text:style-name="P6">ជៀនជួ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ម្ហូប​ទឹក​មួយ​ប្រភេទ ធ្វើ​ដោយ​ផ្សំ​គ្រឿង​មាន​លាយ​ខ្ញី​និង​សៀង​ផង ។</text:p>
          </table:table-cell>
          <table:table-cell table:style-name="តារាង1.D2" office:value-type="string">
            <text:p text:style-name="P7">ចៀនចួន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៨៨</text:p>
          </table:table-cell>
          <table:table-cell table:style-name="តារាង1.A2" office:value-type="string">
            <text:p text:style-name="P6">ជៀ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ដែល​ទើប​នឹង​ចេញ​ក្ដឹប​តូច​ៗ ។ (ច្រើន​និយាយ​ចំពោះ​តែ​ក្ដឹប​កប្បាស​តូច​ៗ) : មើល​ហាម​ក្មេង​តូច​ៗ​កុំ​ឲ្យ​វា​បេះ​ជៀប​លេង (សម្ដី​របស់​អ្នក​ដាំ​កប្បាស) ។ ម. ព. ជៀប​កប្បាស <text:s/>ផ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៨៩</text:p>
          </table:table-cell>
          <table:table-cell table:style-name="តារាង1.A2" office:value-type="string">
            <text:p text:style-name="P6">ជៀបកប្ប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កាប់បាស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្ដឹប​កប្បាស ។ ឈ្មោះ​សត្វ​ចាប​មួយ​ប្រភេទ មាន​ខ្លួន​តូច​ជាង​ចាប​ទាំងពួង; ហៅ​ថា ចាប​ដង្កូវ <text:s/>ក៏​បា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ចាប​ដង្កូវ </text:p>
          </table:table-cell>
        </table:table-row>
        <table:table-row>
          <table:table-cell table:style-name="តារាង1.A2" office:value-type="string">
            <text:p text:style-name="P4">៣៣៩០</text:p>
          </table:table-cell>
          <table:table-cell table:style-name="តារាង1.A2" office:value-type="string">
            <text:p text:style-name="P6">ជៀ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ទ្រហឹង, អឺង​អាប់​ដោយ​សម្ដី​មនុស្ស​ឬ​សត្វ​ស្លាប​ច្រើន : ស្រែក​ជៀវ, សត្វ​ស្លាប​ស្រែក​ជៀវ <text:s/>។ ជៀជុំ <text:s/>ដែល​ជុំ​គ្នា​និយាយ​ឬ​ស្រែក​ជៀវ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ៀជុំ </text:p>
          </table:table-cell>
        </table:table-row>
        <table:table-row>
          <table:table-cell table:style-name="តារាង1.A2" office:value-type="string">
            <text:p text:style-name="P4">៣៣៩១</text:p>
          </table:table-cell>
          <table:table-cell table:style-name="តារាង1.A2" office:value-type="string">
            <text:p text:style-name="P6">ជៀ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(ម. ព. ចៀស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៩២</text:p>
          </table:table-cell>
          <table:table-cell table:style-name="តារាង1.A2" office:value-type="string">
            <text:p text:style-name="P6">ជៀស្ឋ​ជ័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ៀសជៃ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គុ. ឬ ន.</text:p>
          </table:table-cell>
          <table:table-cell table:style-name="តារាង1.D2" office:value-type="string">
            <text:p text:style-name="P8">(ជេ្យស្ឋ + ជយ; ជេដ្ឋ + ជយ) ដែល​ជា​ធំ​បំផុត, ចម្រើន​បំផុត, ជា​ចម្បង, ជា​ច្បង​ទាំង​មាន​ជ័យ​ជម្នះ​ផង; ឬ​មាន​ជ័យ​ជម្នះ​លើ​អ្នក​ដែល​ជា​ច្បង (ពាក្យ​សម្រាប់​ប្រើ​ក្នុង​កាព្យ) : បពិត្រ​ព្រះ​បាទ​ជៀស្ឋជ័យ សូម​ស្ដេច​វិល​វៃ​ កុំ​បី​បង្អង់​​នៅ​យូរ <text:s/>។ ប្រើ​ជា <text:s/>ជេស្ឋជ័យ <text:s/><text:span text:style-name="T1">ក៏​មាន <text:s/>។</text:span>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៩៣</text:p>
          </table:table-cell>
          <table:table-cell table:style-name="តារាង1.A2" office:value-type="string">
            <text:p text:style-name="P6">ជេដ្ឋមាស 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េត-ឋៈ--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េ្យស្ឋមាស) ខែ​ជេស្ឋ; ហៅ​ថា ជេដ្ឋមូល ឬ ជេដ្ឋមូល​មាស (ជេត-ឋៈមូលៈ--) ក៏​បាន (ម. ព. ជេស្ឋ <text:s/>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៩៤</text:p>
          </table:table-cell>
          <table:table-cell table:style-name="តារាង1.A2" office:value-type="string">
            <text:p text:style-name="P6">ជេដ្ឋ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េត-ឋា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គុ. ឬ ន.</text:p>
          </table:table-cell>
          <table:table-cell table:style-name="តារាង1.D2" office:value-type="string">
            <text:p text:style-name="P8">(ជេដ្ឋ, <text:s/>ប្រើ​តាម​លំនាំ​លិង្គ​ទាំង ៣ គឺ បុំ. ជេដ្ឋោ, ឥ. ជេដ្ឋា, នបុំ. ជេដ្ឋំ; សំ. ជេ្យស្ឋ, ប្រើ​តាម​លំនាំ​លិង្គ​ទាំង ៣ ដូច បា. ដែរ) ដែល​ជា​ធំ​បំផុត, ចម្រើន​បំផុត, ជា​ចម្បង, ជា​ច្បង; ច្រើន​ប្រើ​ជា រ. ស. ថា “បង” : សម្ដេច​ព្រះ​ជេដ្ឋា, ព្រះ​ជេដ្ឋា; ព្រះ​ជេដ្ឋាធិរាជ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៩៥</text:p>
          </table:table-cell>
          <table:table-cell table:style-name="តារាង1.A2" office:value-type="string">
            <text:p text:style-name="P6">ជេតព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េតៈពន់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េតវន) ពាក្យ​ក្លាយ​មក​អំពី ជេតវន ឬ ជេតវ័ន (ម. ព. នោះ​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៩៦</text:p>
          </table:table-cell>
          <table:table-cell table:style-name="តារាង1.A2" office:value-type="string">
            <text:p text:style-name="P6">ជេតវ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េតៈវ័ន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េតវន <text:s/>“ព្រៃ​របស់​ព្រះ​រាជ​កុមារ​ជេត”) ឈ្មោះ​អារាម​មួយ​ធំ (ក្នុង​ពុទ្ធ​សម័យ) នៅ​ជិត​ក្រុង​សាវត្ថី​ក្នុង​ដែន​កោសល, ដែល​អនាថបិណ្ឌិក​មហា​សេដ្ឋី (សុទត្ត) ជាវ​ដី​ជា​ឧទ្យាន​របស់​ព្រះ​អង្គ​ម្ចាស់​ជេត​កសាង​ជា​វត្ត ហើយ​វេរ​ចំពោះ​ព្រះ​ភិក្ខុ​សង្ឃ មាន​ព្រះ​សម្មាសម្ពុទ្ធ​ជា​ប្រធាន; ហៅ​ក្លាយ​ជា ជេតពន ឬ ជេតុពន (--ពន់) ក៏​មាន ។</text:p>
          </table:table-cell>
          <table:table-cell table:style-name="តារាង1.D2" office:value-type="string">
            <text:p text:style-name="P7">ជេត​វ័ន​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៩៧</text:p>
          </table:table-cell>
          <table:table-cell table:style-name="តារាង1.A2" office:value-type="string">
            <text:p text:style-name="P6">ជេតុត្ត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េតុត-ដ</text:p>
          </table:table-cell>
          <table:table-cell table:style-name="តារាង1.D2" office:value-type="string">
            <text:p text:style-name="P7">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ក្រុង​មួយ​មាន​និយាយ​ក្នុង​រឿង​វេស្សន្តរ​ជាតក ជា​នគរ​ដែល​ព្រះ​បាទ​វេស្សន្តរ​ទ្រង់​គង់ ។ ក្រុង​កបិលវត្ថុ ឬ កបិលពស្ដុ ក៏​គឺ​ក្រុង ជេតុត្តរ <text:s/>ពី​ដើម​នុ៎ះ​ឯ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៩៨</text:p>
          </table:table-cell>
          <table:table-cell table:style-name="តារាង1.A2" office:value-type="string">
            <text:p text:style-name="P6">ជេ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ក្លាយ​មក​អំពី ជិន “អ្នក​មាន​ជ័យ, អ្នក​ឈ្នះ; សំដៅ​សេចក្ដី​ថា​ អ្នក​ឈ្នះ​កិលេស”) ឈ្មោះ​សាសនា​ឬ​អ្នក​កាន់​សាសនា​របស់​គ្រូ​ជា​មេ​លទ្ធិ​ម្នាក់​ឈ្មោះ ជិន ឬ មហា​វីរៈ ក្នុង​ប្រទេស​ឥណ្ឌា : លទ្ធិ​ជេន, សាសនា​ជេន, ពួក​សាសន៍​ជេន, ពួក​ជេន (សំ. ជៃន អ. ថា. ជែន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៣៩៩</text:p>
          </table:table-cell>
          <table:table-cell table:style-name="តារាង1.A2" office:value-type="string">
            <text:p text:style-name="P6">ជេ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ពោល​ពាក្យ​អសប្បុរស ដោយ​កំហឹង ឬ​ដោយ​អាការ​ឡេះឡោះ​ផង​ក៏​មាន ។ ជេរ​ប្រទេច ជេរ​ផង​ប្រទេច​ផ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០០</text:p>
          </table:table-cell>
          <table:table-cell table:style-name="តារាង1.A2" office:value-type="string">
            <text:p text:style-name="P6">ជេស្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េស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េ្យស្ឋ; ជេដ្ឋ) ឈ្មោះ​ផ្កាយ ៣ ដួង, មួយ​ដួង​មាន​រូប​ដូច​ជា​ខ្ទួយ ហៅ​រួម​ទាំង ៣ ដួង​ថា ជេស្ឋនក្សត្រ ឬ ជេ្យស្ឋនក្សត្រ, រាប់​បញ្ចូល​ក្នុង​ពួក​ផ្កាយ ទុក​ជា​នក្សត្រ​ទី ១៨ ។ ឈ្មោះ​ខែ​ទី ៧ នៃ​ចន្ទគតិ : ខែ​ជេស្ឋ (ម. ព. ជេដ្ឋមាស, ជេដ្ឋា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០១</text:p>
          </table:table-cell>
          <table:table-cell table:style-name="តារាង1.A2" office:value-type="string">
            <text:p text:style-name="P6">ជេស្ឋ​ជ័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 ព. ជៀស្ឋជ័យ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០២</text:p>
          </table:table-cell>
          <table:table-cell table:style-name="តារាង1.A2" office:value-type="string">
            <text:p text:style-name="P6">ជេ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វាយ​បេះ​វត្ថុ​រឹង​មាន​ក្រមរ​ឈើ​និង​ថ្ម​ជាដើម ឲ្យ​របេះ ឬ​ឲ្យ​របើក​បន្តិច​ៗ : ជេះ​ក្រមរ​ឈើ​ដោយ​ងៀង​ប៉ូវថៅ <text:s/>(ម. ព. កញ្ជេះ ផង) ។ ជេះ​ស្រូវ <text:s/>ដូច​គ្នា​នឹង​ពាក្យ កញ្ជេះ​ស្រូវ ដែរ ។</text:p>
          </table:table-cell>
          <table:table-cell table:style-name="តារាង1.D2" office:value-type="string">
            <text:p text:style-name="P7">ជែះ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០៣</text:p>
          </table:table-cell>
          <table:table-cell table:style-name="តារាង1.A2" office:value-type="string">
            <text:p text:style-name="P6">ជ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ញែក​ចេញ, ញែក​ចូល : ជែក​ឲ្យ​វា​ញែក​ពី​គ្នា គឺ​ធ្វើ​ឲ្យ​វា​ញែក​ពី​គ្នា​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០៤</text:p>
          </table:table-cell>
          <table:table-cell table:style-name="តារាង1.A2" office:value-type="string">
            <text:p text:style-name="P6">ជ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ដណ្ដើម​យក​ឈ្នះ, ដណ្ដើម​ទៅ​ឲ្យ​បាន​នៅ​ពី​ខាង​មុខ : ខ្ញុំ​ខំ​ប្រឹង​ជែង​វា​ទាល់​តែ​បា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០៥</text:p>
          </table:table-cell>
          <table:table-cell table:style-name="តារាង1.A2" office:value-type="string">
            <text:p text:style-name="P6">ជ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ត្រគាក​ដំរី : ជែង​ដំរី ។ កង​ធ្វើ​ដោយ​ដែក​ជាដើម​ចង​នឹង​ព្រ័ត្រ​ឬ​ខ្សែ សម្រាប់​វាយ​ត្រគាក​ដំរី​ឲ្យ​បោល, ហៅ​ថា វាយ​ជែង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០៦</text:p>
          </table:table-cell>
          <table:table-cell table:style-name="តារាង1.A2" office:value-type="string">
            <text:p text:style-name="P6">ជែពព្រ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ែ-ពព្រែ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(ម. ព. ចែប៉​ប្រែ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០៧</text:p>
          </table:table-cell>
          <table:table-cell table:style-name="តារាង1.A2" office:value-type="string">
            <text:p text:style-name="P6">ជែ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(ម. ព. ជេះ ឬ ជែះ កិ.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០៨</text:p>
          </table:table-cell>
          <table:table-cell table:style-name="តារាង1.A2" office:value-type="string">
            <text:p text:style-name="P6">ជ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ទទឹក​ជ្រាប​សព្វ : ភ្លៀង​ជោក​ដី : ទទឹក​ជោក ។ <text:s/>ព. ប្រ. ជ្រាប​សព្វ​សាច់, ស៊ប់, ជ្រុល : ជោក​ចិត្ត, ស្រវឹង​ជោក, ជឿ​ជោក​ណាស់​ហើយ ... ។ ន. ដំណើរ​ដែល​ទទឹក​សព្វ : ភ្លៀង​មួយ​ជោក​ខ្នង​គោ ។ ជោកជាំ <text:s/>ទទឹក​ជ្រាប​សព្វ​ដល់​ជាំ ។ ព. ប្រ. កិ. វិ. ស៊ប់, ជាក់, ប្រាកដ : ទៅ​មក​ជោកជាំ, ស្គាល់​ជោកជាំ; និយាយ​ថា ជោកជាក់ <text:s/>ក៏​បាន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ោកជាំ </text:p>
          </table:table-cell>
        </table:table-row>
        <table:table-row>
          <table:table-cell table:style-name="តារាង1.A2" office:value-type="string">
            <text:p text:style-name="P4">៣៤០៩</text:p>
          </table:table-cell>
          <table:table-cell table:style-name="តារាង1.A2" office:value-type="string">
            <text:p text:style-name="P6">ជោគ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ោក</text:p>
          </table:table-cell>
          <table:table-cell table:style-name="តារាង1.D2" office:value-type="string">
            <text:p text:style-name="P7">សំ.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យោគ្គ, យោគ្យ; យ &gt; ជ = ជោគ្គ, ជោគ្យ) សេចក្ដី​សុខ​ស្រួល, សេចក្ដី​សម​ប្រកប, សេចក្ដី​កើត​ការ : ថ្ងៃ​មាន​ជោគ, មនុស្ស​មាន​ជោគ, អ្នក​មាន​ជោគ; ព្រះ​មាន​ជោគ (ព្រះ​ភគរ័ត អរហន្ត​សម្មាសម្ពុទ្ធ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១០</text:p>
          </table:table-cell>
          <table:table-cell table:style-name="តារាង1.A2" office:value-type="string">
            <text:p text:style-name="P6">ជោគជ័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ម. ព. ជោគ <text:s/>និង ជ័យ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១១</text:p>
          </table:table-cell>
          <table:table-cell table:style-name="តារាង1.A2" office:value-type="string">
            <text:p text:style-name="P6">ជោគ​វាសន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ោក-វាស្នា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ម. ព. ជោគ <text:s/>និង វាសនា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១២</text:p>
          </table:table-cell>
          <table:table-cell table:style-name="តារាង1.A2" office:value-type="string">
            <text:p text:style-name="P6">ជោត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ោតៈកៈ ឬ ជោកដក់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17">(ជ្យោតក, ទ្យោតក) អ្នក​រុងរឿង, អ្នក​បំភ្លឺ; អ្នក​ទាយ​ហេតុ​អាក្រក់​ល្អ​តាម​ដំណើរ​ផ្កាយ, តាម​ដំណើរ​ពន្លឺ​ផ្សេង​ៗ​ឯ​អាកាស​មាន​ជើង​ព្នាយ, កេតុ​ធ្លាក់, ជាដើម (ហោរ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១៣</text:p>
          </table:table-cell>
          <table:table-cell table:style-name="តារាង1.A2" office:value-type="string">
            <text:p text:style-name="P6">ជោតនាកា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ោតៈ ន៉ាកា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្យោត--, ទ្យោត--) អាការ​នៃ​សេចក្ដី​រុងរឿង, អ្នក​ដែល​មាន​អាការ​រុងរឿ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១៤</text:p>
          </table:table-cell>
          <table:table-cell table:style-name="តារាង1.A2" office:value-type="string">
            <text:p text:style-name="P6">ជោតិ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្យោតិ, ទ្យោតិ ឬ ជ្យោតិស៑, ទ្យោតិស៑) សេចក្ដី​រុងរឿង, ពន្លឺ, រស្មី​, ភ្លើង... (ព. កា.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១៥</text:p>
          </table:table-cell>
          <table:table-cell table:style-name="តារាង1.A2" office:value-type="string">
            <text:p text:style-name="P6">ជោតិ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ជោតិកៈ ឬ ជោដិក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្យោតិក, ទ្យោតិក) អ្នក​មាន​សេចក្ដី​រុងរឿង; អ្នក​មាន​ពន្លឺ, មាន​រស្មី (មាន​ព្រះ​អាទិត្យ, ព្រះ​ចន្ទ​និង​ពួក​ផ្កាយ​ជាដើម) ។ ឈ្មោះ​មហា​សេដ្ឋី​ម្នាក់ ក្នុង​ពុទ្ធសម័យ​នៃ​ព្រះ​សក្យមុនី​សម្ពុទ្ធ ។ បុរាណ​រាជ្យ​ក្នុង​កម្ពុជរដ្ឋ ច្រើន​យក​ពាក្យ​នេះ​មក​តាំង​ជា​ងារ​មន្រ្តី​នាយ​ឃ្លាំង ឬ​ជា​ងារ​កិត្តិយស​សម្រាប់​មេ​ជំនួញ​ធំ​ណា​មួយ​ក្នុង​ព្រះ​នគរ : ឃុន​ជោតិក (--ដិក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១៦</text:p>
          </table:table-cell>
          <table:table-cell table:style-name="តារាង1.A2" office:value-type="string">
            <text:p text:style-name="P6">ជោតិកាចារ្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ចា</text:p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្យោតិក, ទ្យោតិក + អាចាយ៌; ជោតិក + អាចរិយ<text:span text:style-name="T1">) អាចារ្យ (ហោរ, រាជបុរោហិត) អ្នក​ទាយ​ហេតុ​អាក្រក់​ល្អ​តាម​ដំណើរ​ពន្លឺ​ឯ​អាកាស​មាន​ផ្កាយ​ដុះ​កន្ទុយ​ជាដើម ។</text:span>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១៧</text:p>
          </table:table-cell>
          <table:table-cell table:style-name="តារាង1.A2" office:value-type="string">
            <text:p text:style-name="P6">ជោតិភាព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ភាប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ោតិភាវ; ជ្យោតិភាវ, ទ្យោតិភាវ) ភាវៈ​នៃ​ពន្លឺ, រស្មី; បែប​ភាព​នៃ​ពន្លឺ ...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១៨</text:p>
          </table:table-cell>
          <table:table-cell table:style-name="តារាង1.A2" office:value-type="string">
            <text:p text:style-name="P6">ជោតិ​រ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រស់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្យោតិរស, ទ្យោតិរស) ឈ្មោះ​កែវ​វិសេស​មួយ​ប្រភេទ មាន​ពន្លឺ​រុងរឿង អាច​ឲ្យ​សម្រេច​សេចក្ដី​ប្រាថ្នា​គ្រប់​យ៉ាង​បាន ។ ឈ្មោះ​ពេជ្រ​ទឹក​ភ្លឺ​វិសេស​មួយ​ប្រភេទ មាន​តម្លៃ​បំផុត (ម. ព. មណិជោតិរស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១៩</text:p>
          </table:table-cell>
          <table:table-cell table:style-name="តារាង1.A2" office:value-type="string">
            <text:p text:style-name="P6">ជោតិ​សាស្ត្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សាស</text:p>
          </table:table-cell>
          <table:table-cell table:style-name="តារាង1.D2" office:value-type="string">
            <text:p text:style-name="P7">បា.; សំ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ជោតិសត្ថ; សំ. ជ្យោតិសាស្ត្រ, ទ្យោតិសាស្ត្រ) ឈ្មោះ​គម្ពីរ​ឬ​ក្បួន​មួយ​ប្រភេទ និយាយ​អំពី​ទំនាយ​ផ្កាយ និង​ដំណើរ​ពន្លឺ​ផ្សេង​ៗ​ឯ​អាកាស (ក្នុង​ពួក​វេទ​ប៉ែក​ខាង​ហោរា​សាស្រ្ត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២០</text:p>
          </table:table-cell>
          <table:table-cell table:style-name="តារាង1.A2" office:value-type="string">
            <text:p text:style-name="P6">ជោ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ពោរ​ឡើង : ទឹក​ជោរ (ព. ផ្ទ. នាច) ។ កិ. ឬ គុ. ឡើង​ចិត្ត, ស្រស់​ចិត្ត, រីក​ចិត្ត ដោយ​ពាក្យ​បញ្ជោរ ។ គុ. ដែល​ញោស, ជ្រុល​ហួស​ : ទុំ​ជោរ; ចាស់​ជោរ​ណាស់​ហើ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២១</text:p>
          </table:table-cell>
          <table:table-cell table:style-name="តារាង1.A2" office:value-type="string">
            <text:p text:style-name="P6">ជ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ឆ្កឹះ, ចោះ, គោះ​បំបែក : ជោះ​បន្លា, ជោះ​ពង​មាន់, ជោះ​អុត <text:s/>(ម. ព. បន្លា <text:s/>ទៀត​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២២</text:p>
          </table:table-cell>
          <table:table-cell table:style-name="តារាង1.A2" office:value-type="string">
            <text:p text:style-name="P6">ជ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ចំបើង​ដែល​បែន​នៅ​ជជុះ​យក​គ្រាប់​ស្រូវ​ម្ដង​ទៀត ហើយ​ទើប​សម្រេច​ទៅ​ជា​ចំបើង​មែន​ទែ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២៣</text:p>
          </table:table-cell>
          <table:table-cell table:style-name="តារាង1.A2" office:value-type="string">
            <text:p text:style-name="P6">ជុ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មូល​គ្នា ។ ន. ដំណើរ​វង់​វិល​ចួប​មក​កន្លែង​ដដែល​វិញ : ដើរ​មួយ​ជុំ​នគរ, ដើរ​ប្រទក្សិណ​វិហារ​៣​ជុំ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២៤</text:p>
          </table:table-cell>
          <table:table-cell table:style-name="តារាង1.A2" office:value-type="string">
            <text:p text:style-name="P6">ជុំ​កន្ល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ន.</text:p>
          </table:table-cell>
          <table:table-cell table:style-name="តារាង1.D2" office:value-type="string">
            <text:p text:style-name="P8">ដែល​ព័ទ្ធ​ជុំ​ចួប​ជិត​ឥត​មាន​ចន្លោះ (និយាយ​ចំពោះ​តែ​ស្រម៉​ល័ខ​និង​ស្រកា​ជើង​មាន់) : ល័ខ​ជុំ​កន្លង់, ស្រកា​ជុំ​កន្លង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២៥</text:p>
          </table:table-cell>
          <table:table-cell table:style-name="តារាង1.A2" office:value-type="string">
            <text:p text:style-name="P6">ជុំរុ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ដែល​ជួប​ជុំ​មូល​គ្នា​ឥត​មាន​សល់​ម្នាក់ : ភ្ញៀវ​បាន​មក​ជុំរុំ​អស់​ហើយ; កុំ​អាល​និយាយ​ការណ៍ ចាំ​ឲ្យ​ជុំរុំ​គា្ន​សិ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២៦</text:p>
          </table:table-cell>
          <table:table-cell table:style-name="តារាង1.A2" office:value-type="string">
            <text:p text:style-name="P6">ជ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ព. បុ.</text:p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ពិគ្រោះ, ស្នើ​ឲ្យ​ដឹង​ការណ៍, ឲ្យ​ដឹង​ផ្លូវ​ច្បាប់ : ខ្ញុំ​បាន​ទៅ​ជំ​អំពី​ការណ៍​ហ្នឹង​រួច​ហើយ, លោក​មាន​ប្រសាសន៍​ថា ឥត​មាន​ច្បាប់​ហាម​ទេ; ចាំ​ជំ​ញាតិ​មើល​សិ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២៧</text:p>
          </table:table-cell>
          <table:table-cell table:style-name="តារាង1.A2" office:value-type="string">
            <text:p text:style-name="P6">ជំងឺ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ភាវៈ​ឈឺ, សេចក្ដី​ឈឺ​ចាប់, អាពាធ, រោគ : មាន​ជំងឺ, ចាប់​ជំងឺ ។ អ្នក​ដែល​ឈឺ : នាំ​យក​ជំងឺ​ទៅ​មន្ទីរ​ពេទ្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២៨</text:p>
          </table:table-cell>
          <table:table-cell table:style-name="តារាង1.A2" office:value-type="string">
            <text:p text:style-name="P6">ជំទ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ចំទង់ <text:s/>ឬ ជំទង់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២៨</text:p>
          </table:table-cell>
          <table:table-cell table:style-name="តារាង1.A2" office:value-type="string">
            <text:p text:style-name="P6">ជំទ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មន្ត្រី​អ្នក​កាន់​ការ​ក្នុង​សង្កាត់ ជា​អ្នក​ជួយ​ទប់ទល់​ចៅ​សង្កាត់​នានា​ក្នុង​ប្រទេស​កម្ពុជា មាន ៣ នាក់ គឺ ជំទប់​លេខ ១ មាន​ឋានន្តរ​ជា ជំទប់​រាជា, លេខ ២ ជា ជំទប់​សេនា, លេខ ៣ ជា ជំទប់​ភក្ដី; ហៅ​កាត់​ខ្លី​ថា ជំទប់​លេខ ១, ជំទប់​លេខ ២, ជំទប់​លេខ ៣ ។ ជំទប់​ជំពាម (ព. សា.) ជំទប់​ជា​ជំនួយ គឺ​អ្នក​ដែល​ជួយ​ធ្វើ​ការ​ជំទប់​ជា​មិត្រ​ជិត​ដិត​ស្និទ្ធស្នាល​នឹង​ជំទប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៣០</text:p>
          </table:table-cell>
          <table:table-cell table:style-name="តារាង1.A2" office:value-type="string">
            <text:p text:style-name="P6">ជំទ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ចំទយ <text:s/>ឬ ជំទយ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៣១</text:p>
          </table:table-cell>
          <table:table-cell table:style-name="តារាង1.A2" office:value-type="string">
            <text:p text:style-name="P6">ជំទា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ចំទាញ <text:s/>ឬ ជំទាញ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៣២</text:p>
          </table:table-cell>
          <table:table-cell table:style-name="តារាង1.A2" office:value-type="string">
            <text:p text:style-name="P6">ជំទា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ណ្ដា​ស័ក្ដិ​សម្រាប់​ស្រ្តី​ជា​ភរិយា​សេនាបតី​ដោយ​ព្រះ​ករុណា​ជា​ម្ចាស់​ជីវិត ទ្រង់​ប្រោស​ព្រះ​រាជ​ទាន​តាំង : លោក​ជំទាវ <text:s/>(លោក​ស្រី) ។ បណ្ដា​ស័ក្ដិ​នេះ ទោះ​បី​ភរិយា​របស់​មន្រ្តី​ស័ក្ដិ ១០ ហ៊ូពាន់​ឯ​ទៀត​ៗ ក្រៅ​ពី​សេនាបតី​ក៏​ដោយ, ស្រេច​នឹង​ព្រះ​ករុណា​ជា​ម្ចាស់​ជីវិត, បើ​ទ្រង់​ព្រះ​មេត្តា​ប្រោស​ព្រះ​រាជ​ទាន​តាំង​ក៏​បាន ។ ពាក្យ​នេះ កាល​ពី​ក្នុង​សម័យ​បុរាណ ប្រហែល​ជា​ហៅ ចាំទាវ ឬ ចំទាវ <text:s/>ទេ​ដឹង ? ព្រោះ​បាន​សង្កេត​ឃើញ​ថា <text:s/>ប្រហែល​ជា​ក្លាយ​មក​ពី​ពាក្យ​សៀម​សម័យ​បុរាណ​យូរ​អង្វែង​ហើយ​ថា ប្រៈចាំទាវ (--ថាវ) “ប្រចាំ​ជើង” ឬ ហ្យិងប្រៈចាំទាវ <text:s/>“ស្រ្តី​ប្រចាំ​ជើង” គឺ​ស្រ្តី​អ្នក​នៅ​ប្រចាំ​ការ​បម្រើ​ជិត​ជើង​ស្វាមី (ភរិយា), ជា​ពាក្យ​ប្រែ​ចេញ​មក​អំពី សំ. បា. ថា បាទបរិចារិកា ? (ម. ព. <text:s/>នោះ​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៣៣</text:p>
          </table:table-cell>
          <table:table-cell table:style-name="តារាង1.A2" office:value-type="string">
            <text:p text:style-name="P6">ជំទាស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ចំទាស់ <text:s/>ឬ ជំទាស់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៣៤</text:p>
          </table:table-cell>
          <table:table-cell table:style-name="តារាង1.A2" office:value-type="string">
            <text:p text:style-name="P6">ជំទួ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ចំទួយ <text:s/>ឬ ជំទួយ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៣៥</text:p>
          </table:table-cell>
          <table:table-cell table:style-name="តារាង1.A2" office:value-type="string">
            <text:p text:style-name="P6">ជំទើ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ចំទើរ <text:s/>ឬ ជំទើរ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៣៦</text:p>
          </table:table-cell>
          <table:table-cell table:style-name="តារាង1.A2" office:value-type="string">
            <text:p text:style-name="P6">ជំទើ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ចំទើស <text:s/>ឬ ជំទើស 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៣៧</text:p>
          </table:table-cell>
          <table:table-cell table:style-name="តារាង1.A2" office:value-type="string">
            <text:p text:style-name="P6">ជំទ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ចំទែង <text:s/>ឬ ជំទែ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៣៨</text:p>
          </table:table-cell>
          <table:table-cell table:style-name="តារាង1.A2" office:value-type="string">
            <text:p text:style-name="P6">ជំទ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ចំទាំង <text:s/>ឬ ជំទាំ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៣៩</text:p>
          </table:table-cell>
          <table:table-cell table:style-name="តារាង1.A2" office:value-type="string">
            <text:p text:style-name="P6">ជំន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ដំណើរ​ដែល​ជន់, ទឹក​ដែល​ជន់ : ឆ្នាំ​នេះ​មាន​ជំនន់​ធំ​ណាស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៤០</text:p>
          </table:table-cell>
          <table:table-cell table:style-name="តារាង1.A2" office:value-type="string">
            <text:p text:style-name="P6">ជំន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េចក្ដី​ល្អ​ជា, ដំណើរ​ដែល​ប្រព្រឹត្ត​ទៅ​ល្អ, ដែល​នឹង​ប្រព្រឹត្ត​ទៅ​បាន; (ច្រើន​ប្រើ​តែ​ក្នុង​សេចក្ដី​ផ្តន្ទា​ព្យាបាទ) : កុំ​ឲ្យ​ជំនា​វា, ធ្វើ​យ៉ាង​ណា​កុំ​ឲ្យ​វា​បាន​ជំនា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៤១</text:p>
          </table:table-cell>
          <table:table-cell table:style-name="តារាង1.A2" office:value-type="string">
            <text:p text:style-name="P6">ជំនា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ថ្វី​ដៃ, ស្នា​ដៃ របស់​ជា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៤២</text:p>
          </table:table-cell>
          <table:table-cell table:style-name="តារាង1.A2" office:value-type="string">
            <text:p text:style-name="P6">ជំនា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ជាញ, គឺ​ដែល​វាងវៃ, ប៉ិន, ប្រសប់, ស្ទាត់, ដែល​ចេះ​ស្ទាត់​ប្រាកដ : ត្រូវ​ជ្រើស​រើស​យក​សុទ្ធ​តែ​អ្នក​ជំនាញ ។ កាល​ពី​ក្នុង​សម័យ​បុរាណ​ព្រេង​នាយ ជន​ជាតិ​ថៃ​បាន​យក​ពាក្យ​ខ្មែរ​ថា <text:s/>ជំនាញ <text:s/>នេះ​ទៅ​ប្រើ​ជា ជាំនាញ <text:s/>ថៃ​អាន​ថា <text:s/>ឆាំន៉ាន, លុះ​ដល់​សម័យ​ត​មក ខ្មែរ​ខ្លះ​យក​សំដី​នេះ​មក​ប្រើ​ថា ចំណាន ឃ្លាត​ក្លាយ​ពី​សម្ដី​ថៃ​ដែល​ថា​តាម​សម្ដី​ខ្មែរ ពុំ​ច្បាស់​នោះ​ទៅ​ទៀត ។ អ្នក​ជំនាញ​ការ <text:s/>គឺ​អ្នក​ប៉ិន​ធ្វើ​ការ (ម. ព. ចំណាន ទៀត​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៤៣</text:p>
          </table:table-cell>
          <table:table-cell table:style-name="តារាង1.A2" office:value-type="string">
            <text:p text:style-name="P6">ជំនាញ​ជាញជ័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ជំនាញ​អង់​អាច​ក្លាហាន​តែង​តែ​មាន​ជម្នះ​ជា​ដរាប ។ ប្រើ​ត្រឹម​តែ ជាញជ័យ ក៏​បាន (ព. កា.) សេនា​ចិត្ត​ក្លា​ជាញជ័យ ឥត​ស្លុត​ឥត​ភ័យ អាស្រ័យ​កម្លាំង​វិជ្ជា ។ ពួក​ពល​ចូល​ស្រគ្រប់​គ្នា ពុំ​មាន​រួញរា ក្រទាក្រទឺត​អង់អាច ។ល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៤៤</text:p>
          </table:table-cell>
          <table:table-cell table:style-name="តារាង1.A2" office:value-type="string">
            <text:p text:style-name="P6">ជំនាន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ាល, សម័យ ដែល​ជា​ជាន់​គ្រា​ដោយ​លើក​ៗ : ជំនាន់​ជីតា​ទួត​ខ្ញុំ​ ឮ​ថា​ស្រុក​មិន​សូវ​សម្បូរ​មាស​ប្រាក់​ដូច​ជំនាន់​នេះ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៤៥</text:p>
          </table:table-cell>
          <table:table-cell table:style-name="តារាង1.A2" office:value-type="string">
            <text:p text:style-name="P6">ជំនានី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មិន​ឲ្យ​ជំនា, ឈ្នានីស​គេ គឺ​ពង្វាង​បង្វែរ​កាត់​លាភ​កាត់​ប្រយោជន៍​គេ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៤៦</text:p>
          </table:table-cell>
          <table:table-cell table:style-name="តារាង1.A2" office:value-type="string">
            <text:p text:style-name="P6">ជំនា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ទី​ដែល​ជាប់​ទឹក, ទី​ដែល​ទប់​ខាំង​ជី​ជាតិ​ដែល​ធ្លាក់​អំពី​ភ្នំ​មក​ឲ្យ​ជាប់​នៅ : ជំនាប់​ភ្នំ ។ ឈ្មោះ​ភូមិ​ភាគ​មួយ​ក្នុង​ខែត្រ​កំព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៤៧</text:p>
          </table:table-cell>
          <table:table-cell table:style-name="តារាង1.A2" office:value-type="string">
            <text:p text:style-name="P6">ជំនិ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ជិត​ដិត, ដែល​ជា​ទី​ស្និទ្ធស្នាល ជា​ទី​ទុក​ចិត្ត : មនុស្ស​ជំនិត, សិស្ស​ជំនិ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៤៨</text:p>
          </table:table-cell>
          <table:table-cell table:style-name="តារាង1.A2" office:value-type="string">
            <text:p text:style-name="P6">ជំនិ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យាន, ពាហនៈ​សម្រាប់​ជិះ; ច្រើន​ប្រើ​ជា​មួយ​នឹង​ពាក្យ​យាន​ថែម​ទៀត : រក​ជួល​យាន​ជំនិះ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៤៩</text:p>
          </table:table-cell>
          <table:table-cell table:style-name="តារាង1.A2" office:value-type="string">
            <text:p text:style-name="P6">ជំនី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ារ​ជីក, អំពើ​ដែល​ជីក : ស្រះ​នេះ​រាក់​ណាស់, បើ​ចង់​ឲ្យ​ទឹក​ដក់​បាន​ច្រើន​ទាល់​តែ​ធ្វើ​ជំនីក​ថែម​ទៀត: ស្នាម​ដែល​ជីក : ត្រូវ​លុប​ជំនីក​ខាង​នោះ​ចោល​ចេញ កុំ​ឲ្យ​មាន​ស្នាម​ក្រហេងក្រហូង​ច្រើន​ពេក ។ ប្រើ​ជា គុ. ក៏​បាន : ពាម​ជំនីក, ព្រែក​ជំនីក ពាម, ព្រែក​ដែល​គេ​ជីក (ដែល​មិន​មែន​កើត​ឯ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៥០</text:p>
          </table:table-cell>
          <table:table-cell table:style-name="តារាង1.A2" office:value-type="string">
            <text:p text:style-name="P6">ជំនូ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របស់​ដែល​ជូន : ទទួល​ជំនូន, ស៊ី​ជំនូន​មុន​នឹង​រៀប​មង្គល​ការ​កូន​ គេ​តែង​លើក​ជំនូ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៥១</text:p>
          </table:table-cell>
          <table:table-cell table:style-name="តារាង1.A2" office:value-type="string">
            <text:p text:style-name="P6">ជំនួ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មុខ​ការ, របរ​ដែល​ជួញ, របស់​ដែល​គេ​ជួញ : អ្នក​ជនួញ, ធ្វើ​ជំនួញ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៥២</text:p>
          </table:table-cell>
          <table:table-cell table:style-name="តារាង1.A2" office:value-type="string">
            <text:p text:style-name="P6">ជំនួ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ចំនួប <text:s/>ឬ ជំនួប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៥៣</text:p>
          </table:table-cell>
          <table:table-cell table:style-name="តារាង1.A2" office:value-type="string">
            <text:p text:style-name="P6">ជំនួ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ារ​ជួយ, អំពើ​ដែល​ជួយ; របស់​ដែល​គេ​ឲ្យ​ដោយ​ជួយ, អ្វី​ៗ​ដែល​ជួយ; អ្នក​ជួយ : មាន​ជំនួយ, ខ្វះ​ជំនួយ ។ ប្រើ​ជា គុ. ក៏​បាន : ប្រាក់​ជំនួ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៥៤</text:p>
          </table:table-cell>
          <table:table-cell table:style-name="តារាង1.A2" office:value-type="string">
            <text:p text:style-name="P6">ជំនួ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រូប​ដែល​ជួស, អ្នក​ចាត់​ការ​ជួស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៥៥</text:p>
          </table:table-cell>
          <table:table-cell table:style-name="តារាង1.A2" office:value-type="string">
            <text:p text:style-name="P6">ជំនឿ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េចក្ដី​ដែល​គួរ​ជឿ, ដំណើរ​ជឿ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៥៦</text:p>
          </table:table-cell>
          <table:table-cell table:style-name="តារាង1.A2" office:value-type="string">
            <text:p text:style-name="P6">ជំនឿ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ារ​ជឿន, ដំណើរ​ដែល​ជឿន​លឿន​ទៅ​មុខ : កិច្ច​ការ​នេះ​មិន​សូវ​មាន​ជំនឿ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៥៧</text:p>
          </table:table-cell>
          <table:table-cell table:style-name="តារាង1.A2" office:value-type="string">
            <text:p text:style-name="P6">ជំនោ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ទឹក​ដែល​ជោរ; ដំណើរ​ដែល​ជោរ ។ ឈ្មោះ​ខ្យល់​នាំ​ទឹក​ឲ្យ​ជោរ : ត្រូវ​ជំនោរ, ធ្លាក់​ជំនោរ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៥៨</text:p>
          </table:table-cell>
          <table:table-cell table:style-name="តារាង1.A2" office:value-type="string">
            <text:p text:style-name="P6">ជំនុំ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ពិគ្រោះ​គ្នា, ពិភាក្សា​គ្នា ក្នុង​វេលា​ចួប​ជុំ ។ ជំនុំ​ក្ដី, ជម្រះ​ក្ដី ។ ជំនុំ​ជម្រះ <text:s/>ជំនុំ​ឲ្យ​ជ្រះ​ស្រឡះ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ំនុំ​ជម្រះ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ទី​ប្រជុំ​ជន់, ភូមិ, តំបន់​ដែល​មាន​មនុស្ស​ច្រើន, ក្រុង : កណ្ដាល​ជំនុំ, ទី​ជំនុំ, ស្រុក​ជំនុំ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៣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អា. និ.</text:p>
          </table:table-cell>
          <table:table-cell table:style-name="តារាង1.D2" office:value-type="string">
            <text:p text:style-name="P8">បណ្ដា; ពាក្យ​សម្រាប់​ប្រើ​ដក​រំលែក​ចំនួន​នីមួយ​ៗ អំពី​ចំនួន​ច្រើន ឲ្យ​ដាច់​ដោយ​ឡែក : ជំនុំ​អ្នក​នគរ​ទាំង​មូល, ព្រះ​មហា​ក្សត្រ​ជា​ធំ​បំផុត; ជំនុំ​មនុស្ស​ទាំង ១០ នាក់​នេះ, ត្រូវ​ចាត់​មនុស្ស ៣ នាក់​ឲ្យ​នៅ​ចាំ​ផ្ទះ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៥៩</text:p>
          </table:table-cell>
          <table:table-cell table:style-name="តារាង1.A2" office:value-type="string">
            <text:p text:style-name="P6">ជំន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ទើប​នឹង​ប្រើ​ប្រាស់​ទក់​សាច់​បន្ដិច​បន្តួច, ដែល​ស្ទើរ​ថ្មី​ស្ទើរ​ចាស់ : សំពត់​ជំនំ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៦០</text:p>
          </table:table-cell>
          <table:table-cell table:style-name="តារាង1.A2" office:value-type="string">
            <text:p text:style-name="P6">ជំបួ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(ម. ព. ចំបួរ <text:s/>ឬ ជំបួរ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៦១</text:p>
          </table:table-cell>
          <table:table-cell table:style-name="តារាង1.A2" office:value-type="string">
            <text:p text:style-name="P6">ជំព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ចំពប់ <text:s/>ឬ ជំពប់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៦២</text:p>
          </table:table-cell>
          <table:table-cell table:style-name="តារាង1.A2" office:value-type="string">
            <text:p text:style-name="P6">ជំពា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ចំពាក់ <text:s/>ឬ ជំពាក់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៦៣</text:p>
          </table:table-cell>
          <table:table-cell table:style-name="តារាង1.A2" office:value-type="string">
            <text:p text:style-name="P6">ជំពូ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ចំពូក <text:s/>ឬ ជំពូក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៦៤</text:p>
          </table:table-cell>
          <table:table-cell table:style-name="តារាង1.A2" office:value-type="string">
            <text:p text:style-name="P6">ជំរត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នាំ​រត់, ពង្រត់ (មិន​សូវ​ប្រើ, ច្រើន​ប្រើ​តែ ពង្រត់ ជា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៦៥</text:p>
          </table:table-cell>
          <table:table-cell table:style-name="តារាង1.A2" office:value-type="string">
            <text:p text:style-name="P6">ជំរិ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តឿន​តឹង​ឲ្យ​បាន​ឆាប់, បង្ខំ​ទារ ។</text:p>
          </table:table-cell>
          <table:table-cell table:style-name="តារាង1.D2" office:value-type="string">
            <text:p text:style-name="P7">ជំរឹត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៦៦</text:p>
          </table:table-cell>
          <table:table-cell table:style-name="តារាង1.A2" office:value-type="string">
            <text:p text:style-name="P6">ជំរុ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រុញ​ដោយ​តឿន​បង្ខំ, បង្ខំ​ដូច​គេ​រុញ : ជំរុញ​វា​បន្ដិច​ទៅ !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៦៧</text:p>
          </table:table-cell>
          <table:table-cell table:style-name="តារាង1.A2" office:value-type="string">
            <text:p text:style-name="P6">ជំរឿ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ត្រួតត្រា​ដើម្បី​ឲ្យ​ចម្រើន​ប្រយោជន៍​ឡើង : <text:s/>ដាស់​តឿន, ក្រើន​ព្រមាន ឲ្យ​ដឹង​ជា​មុន : ជំរឿន​ប្រាក់​ពន្ធ, ជំរឿន​មនុស្ស ដើម្បី​ឲ្យ​ដឹង​ចំនួ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៦៨</text:p>
          </table:table-cell>
          <table:table-cell table:style-name="តារាង1.A2" office:value-type="string">
            <text:p text:style-name="P6">ជំរ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ទី​សម្រាប់​ជ្រក​អាស្រ័យ​បណ្ដោះ​អាសន្ន ធ្វើ​ដោយ​មែក​ឈើ ស្លឹក​ឈើ​ឬ​ចំបើ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៦៩</text:p>
          </table:table-cell>
          <table:table-cell table:style-name="តារាង1.A2" office:value-type="string">
            <text:p text:style-name="P6">ជំលា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បំភ័យ, គំរាម​កំហែង​ឲ្យ​ខ្លាច, សំដែង​អាការ​គំរាម​ឲ្យ​ភ័យ​ខ្លាច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៧០</text:p>
          </table:table-cell>
          <table:table-cell table:style-name="តារាង1.A2" office:value-type="string">
            <text:p text:style-name="P6">ជំហ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ហ៊ប់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ារ​ឈប់, ដំណើរ​ដែល​ឈប់; កន្លែង​ដែល​ឈប់ : ធ្វើ​ដំណើរ​តាម​ផ្លូវ​ឆ្ងាយ គប្បី​លៃលក​ឲ្យ​មាន​ជំហប់​ខ្លះ​ផង; ទៅ​ខាង​បន្តិច​ទៀត​ទើប​ដល់​ជំហប់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៧១</text:p>
          </table:table-cell>
          <table:table-cell table:style-name="តារាង1.A2" office:value-type="string">
            <text:p text:style-name="P6">ជំហ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ហ៊ម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ឈម​មុខ​ទៅ​រក, ទទូច​មើល​គេ​បរិភោគ​អាហារ​ដោយ​មាន​បំណង​ឲ្យ​គេ​ឲ្យ​ខ្លួន​បរិភោគ​ផង ។ ពាក្យ​នេះ​មាន​ន័យ​ឲ្យ​ប្រើ​បាន​ច្រើន​យ៉ាង ដូច​ពាក្យ​ថា ជំហម​បុណ្យ, ជំហម​លុយ ជាដើ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៧២</text:p>
          </table:table-cell>
          <table:table-cell table:style-name="តារាង1.A2" office:value-type="string">
            <text:p text:style-name="P6">ជំហរ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ហ៊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ំពស់​ដែល​ឈរ, ឥរិយាបថ​ឈរ, ភាព​ដែល​ឈរ : មួយ​ជំហរ​មនុស្ស ។ គុ. ដែល​ឈរ​តែ, ដែល​មិន​សូវ​បាន​ការ, បាន​តែ​ខាង​អួត, បាន​តែ​ខាង​ស៊ី​ខាង​ចាយ ជាដើម : ជំហរ​តែ​ថា​ឲ្យ​គេ, ជំហរ​តែ​អួត, ជំហរ​តែ​ស៊ី, ជំហរ​តែ​ចាយ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៧៣</text:p>
          </table:table-cell>
          <table:table-cell table:style-name="តារាង1.A2" office:value-type="string">
            <text:p text:style-name="P6">ជំហា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ហ៊ាញ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យះ​កន្ធែង​បង់​ជំទាញ (សម្រាប់​ប្រើ​ជា​វិសេសនៈនឹង​ពាក្យ អង្គុយ) : អង្គុយ​ជំហាញ​ក្បែរ​មាត់​ទ្វារ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៧៤</text:p>
          </table:table-cell>
          <table:table-cell table:style-name="តារាង1.A2" office:value-type="string">
            <text:p text:style-name="P6">ជំហាន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ហ៊ាន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រង្វាស់​ដែល​ឈាន​ជើង​ពី ១ ទៅ ១, ចន្លោះ​ជើង​ដែល​ឈាន​ដើរ : ដើរ​មួយ​ជំហាន, វាស់​ពីរ​ជំហាន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៧៥</text:p>
          </table:table-cell>
          <table:table-cell table:style-name="តារាង1.A2" office:value-type="string">
            <text:p text:style-name="P6">ជំហូ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ហ៊ូស</text:p>
          </table:table-cell>
          <table:table-cell table:style-name="តារាង1.D2" office:value-type="string">
            <text:p text:style-name="P8">ព. ថ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ារ​ឈូស, អំពើ​ដែល​ឈូស​អ្វី​ៗ : ជំហូស​ឈើ, ជំហូស​ដី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៧៦</text:p>
          </table:table-cell>
          <table:table-cell table:style-name="តារាង1.A2" office:value-type="string">
            <text:p text:style-name="P6">ជំហោ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ហ៊ោង</text:p>
          </table:table-cell>
          <table:table-cell table:style-name="តារាង1.D2" office:value-type="string">
            <text:p text:style-name="P8">ព. ថ. 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ារ​ឈោង; រយៈ​ទី​ដែល​អាច​ឈោង​ដៃ​ទៅ​ដល់, ចន្លោះ​ដែល​អាច​លូក​ឈោង​ដៃ​ចាប់​បាន : ត្រូវ​បោះ​បង្គោល​រាយ​ជា​ជួរ ទុក​ចន្លោះ​ឲ្យ​ល្មម​ប្រមាណ​ជា​មួយ​ជំហោង ឬ ពីរ​ជំហោ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៧៧</text:p>
          </table:table-cell>
          <table:table-cell table:style-name="តារាង1.A2" office:value-type="string">
            <text:p text:style-name="P6">ជំហ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ហ៊ៅ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(ម. ព. ចំហូវ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៧៨</text:p>
          </table:table-cell>
          <table:table-cell table:style-name="តារាង1.A2" office:value-type="string">
            <text:p text:style-name="P6">ជា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ឡើង​សម្បុរ​ខ្មៅ​សៅហ្មង, ខ្មៅ​ខៀវ : ខ្មៅ​ជាំ, មុខ​ជាំ ។ <text:s/>ប្រើ​ជា​មួយ​នឹង​ពាក្យ​ក្រហម​ក៏​បាន : ក្រហម​ជាំ <text:s/>គឺ​ក្រហម​លាយ​ខ្មៅ​ច្រើន ។ ដែល​ជោក​បៀម​ទឹក : ជោកជាំ, ព្រៃ​ជាំ , ដី​ជាំ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ោកជាំ​</text:p>
          </table:table-cell>
        </table:table-row>
        <table:table-row>
          <table:table-cell table:style-name="តារាង1.A2" office:value-type="string">
            <text:p text:style-name="P4">៣៤៧៩</text:p>
          </table:table-cell>
          <table:table-cell table:style-name="តារាង1.A2" office:value-type="string">
            <text:p text:style-name="P6">ជ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បាច​ចោល​ដោយ​ប្រដាប់​មាន​ភាជន៍, ផ្តិល​ជាដើម : ដើរ​ក្បែរ​ផ្ទះ​ គេ​ជះ​ទឹក​មក ត្រូវ​ខ្លួន​ជោក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៨០</text:p>
          </table:table-cell>
          <table:table-cell table:style-name="តារាង1.A2" office:value-type="string">
            <text:p text:style-name="P6">ជ្រ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ចូល​ពឹង​អាស្រ័យ​ក្នុង​ម្លប់; ពឹង​ពាក់​អាស្រ័យ​ដោយ​សារ​បុណ្យ​អំណាច ។ ជ្រក​កោន ចូល​ជ្រក​អាស្រ័យ​ដោយ​ឱន​លំទោន គឺ​ពឹង​ពាក់​អាស្រ័យ​ដោយ​សារ​បុណ្យ​អំណាច​អ្នក​ដទៃ​ឲ្យ​បាន​សុខ​ចំពោះ​ខ្លួ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៨១</text:p>
          </table:table-cell>
          <table:table-cell table:style-name="តារាង1.A2" office:value-type="string">
            <text:p text:style-name="P6">ជ្រកមម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ដើរ​ជ្រក​រុក​រុល​ចូល​ក្នុង​ទី​កៀន​កោះ : ខំ​ជ្រក​មមក​សព្វ​ច្រក​ល្ហ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៨២</text:p>
          </table:table-cell>
          <table:table-cell table:style-name="តារាង1.A2" office:value-type="string">
            <text:p text:style-name="P6">ជ្រក់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ធ្វើ​ជ្រក់, ផ្សំ​គ្រឿង​ម្ហូប​ដែល​ហៅ​ថា ជ្រក់ <text:s/>។ ពោល​ពាក្យ​បៀតបៀន​ស្ដី​បន្ទោស​ញយ​ៗ : គាត់​ចេះ​តែ​ជ្រក់​រាល់​ព្រឹក​រាល់​ល្ងាច ។ ជ្រក់​ជ្រេញ <text:s/>ស្ដី, ជេរ, បន្ទោស​ញយ​ៗ ទាល់​តែ​ជ្រេញ​ចិត្ត​គំនិ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្រក់ជ្រេញ​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របស់​បរិភោគ​ធ្វើ​ដោយ​បន្លែ ឬ ដោយ​ផ្កា​ឈើ, ផ្លែ​ឈើ​ដាក់​ទឹក​ដាក់​អំបិល ត្រាំ​ទុក​ឲ្យ​មាន​រស​ជូរ : ជ្រក់​ស្ពៃ, ជ្រក់​ត្រពាំង ។ ម្ហូប​មួយ​ប្រភេទ​ដែល​ផ្សំ​គ្រឿង​ធ្វើ​ឲ្យ​កើត​ភ្លាម​ៗ មាន​បែប​ស្រដៀង​នឹង​សម្ល​ម្ជូរ : ហៅ​ថា <text:s/>សម្ល​ក្រៅ​ឆ្នាំង <text:s/>ក៏​បា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៨៣</text:p>
          </table:table-cell>
          <table:table-cell table:style-name="តារាង1.A2" office:value-type="string">
            <text:p text:style-name="P6">ជ្រ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លើក​កើច​សក់​ឲ្យ​ឈរ, ឲ្យ​ត្រង់​ឡើង : យក​ដៃ​ជ្រង​សក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បទ​ភ្លេង​មួយ​ប្រភេទ : ភ្លេង​ជ្រង ។ បែប​ភាព​សក់​ដែល​កាត់​ឈរ​ក៏​ហៅ​ថា សក់​ជ្រង ដែរ : ក្នុង​សម័យ​ពី​ដើម ពួក​ស្ត្រី​ខ្មែរ​កាត់​សក់​ជ្រង​ទាំងអស់​គ្នា តាម​សម័យ​និយ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ភ្លេង​ជ្រង​</text:p>
          </table:table-cell>
        </table:table-row>
        <table:table-row>
          <table:table-cell table:style-name="តារាង1.A2" office:value-type="string">
            <text:p text:style-name="P4">៣៤៨៤</text:p>
          </table:table-cell>
          <table:table-cell table:style-name="តារាង1.A2" office:value-type="string">
            <text:p text:style-name="P6">ជ្រ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ឈរ​ឬ​អង្គុយ​សំកុក​រង់​ចាំ : ឈរ​ជ្រង់, អង្គុយ​ជ្រង់, កុក​ជ្រង់​ចាំ​ចឹក​ត្រី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៨៥</text:p>
          </table:table-cell>
          <table:table-cell table:style-name="តារាង1.A2" office:value-type="string">
            <text:p text:style-name="P6">ជ្រង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ដែល​អង្គុយ​ឬ​ឈរ​ឈ្ងោក​ទៅ​ខាង​ក្រោម : អង្គុយ​ជ្រងក់, ឈរ​ជ្រងក់ (ព. ម. ទ្រ.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៨៦</text:p>
          </table:table-cell>
          <table:table-cell table:style-name="តារាង1.A2" office:value-type="string">
            <text:p text:style-name="P6">ជ្រង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8">ដែល​នៅ​នឹង​កណ្ដាល​វាល​ឥត​របាំង : មើល​ទៅ​ឃើញ​ជ្រងោ (ម. ព. ច្រងោ 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៨៧</text:p>
          </table:table-cell>
          <table:table-cell table:style-name="តារាង1.A2" office:value-type="string">
            <text:p text:style-name="P6">ជ្រង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 ឬ គុ.</text:p>
          </table:table-cell>
          <table:table-cell table:style-name="តារាង1.D2" office:value-type="string">
            <text:p text:style-name="P8">ដែល​ឈឹង​សូន្យ ឬ​ស្ងាត់​សូន្យ : ទៅ​បាត់​ជ្រងំ, ស្ងាត់​ជ្រងំ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៨៨</text:p>
          </table:table-cell>
          <table:table-cell table:style-name="តារាង1.A2" office:value-type="string">
            <text:p text:style-name="P6">ជ្រញ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ើ​មូល​ឬ​កំណាត់​ឈើ សម្រាប់​ទ្រាប់​ត្រី, សាច់​ឬ​បន្លែ​ជាដើម ដែល​ត្រូវ​កាប់, ត្រូវ​ចិញ្ច្រាំ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៨៩</text:p>
          </table:table-cell>
          <table:table-cell table:style-name="តារាង1.A2" office:value-type="string">
            <text:p text:style-name="P6">ជ្រនង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ើ​ស្រួច​សម្រាប់​ដោត​ជង់​សាច់, ជង់​ត្រី; ឬ​សាច់​ដែល​គេ​ដោត​ជង់ (មិន​សូវ​ប្រើ, ច្រើន​ប្រើ​តែ ច្រនួច ឬ ជ្រនួច, <text:s/>ម. ព. នោះ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៩០</text:p>
          </table:table-cell>
          <table:table-cell table:style-name="តារាង1.A2" office:value-type="string">
            <text:p text:style-name="P6">ជ្រនី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្រដាប់​សម្រាប់​ជីក, ច្រើន​ធ្វើ​ដោយ​កំណាត់​ឈើ ឬ គល់​ឫស្សី, ប្រើ​ជា​ជំនួស​ចប​ជី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៩១</text:p>
          </table:table-cell>
          <table:table-cell table:style-name="តារាង1.A2" office:value-type="string">
            <text:p text:style-name="P6">ជ្រនួ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ច្រនួច <text:s/>ឬ ជ្រនួច កិ. និង ច្រនួច ឬ ជ្រនួច ន.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៩២</text:p>
          </table:table-cell>
          <table:table-cell table:style-name="តារាង1.A2" office:value-type="string">
            <text:p text:style-name="P6">ជ្រនៀ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8">(ម. ព. ច្រនៀង <text:s/>ឬ ជ្រនៀ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៩៣</text:p>
          </table:table-cell>
          <table:table-cell table:style-name="តារាង1.A2" office:value-type="string">
            <text:p text:style-name="P6">ជ្រ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ទ្រោប (មិន​សូវ​ប្រើ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៩៤</text:p>
          </table:table-cell>
          <table:table-cell table:style-name="តារាង1.A2" office:value-type="string">
            <text:p text:style-name="P6">ជ្រប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ឱន​ងប់​ដោយ​កើត​ទុក្ខ​ខ្លាំង​ឬ​ដោយ​ឈឺ​ក្បាល : វា​ចេះ​តែ​ជ្រប់ ឥត​ងើប​មុខ​សោះ, អង្គុយ​ជ្រប់, ឈរ​ជ្រប់​រាល់​តែ​ថ្ងៃ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៩៥</text:p>
          </table:table-cell>
          <table:table-cell table:style-name="តារាង1.A2" office:value-type="string">
            <text:p text:style-name="P6">ជ្រមី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ស្ងួត​ស្ងប់, ក្រៀមក្រំ : មុខ​ជ្រមីស, អា​ជ្រមីស ! <text:s/>(ព. ទ្រ.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៩៦</text:p>
          </table:table-cell>
          <table:table-cell table:style-name="តារាង1.A2" office:value-type="string">
            <text:p text:style-name="P6">ជ្រមុ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ចាប់​សង្កត់​ឲ្យ​មុជ (ម. ព. មុជ <text:s/>ផង) ។ ជ្រមុជ​ជ្រមិន <text:s/>ឬ ជ្រមុជ​ជ្រមឹន ចាប់​ឈ្លី​ញក់ញី​ឲ្យ​មុជ​ដោយ​ការ​ប្រឡែង​លេង ។ ប្រើ​ប្រាស់​ញីញក់​ឥត​ប្រណី, ឥត​ថ្នម ។ ជ្រមុជ​ជ្រមុល ចាប់​សង្កត់​ជម្រុល​ឲ្យ​មុជ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្រមុជ​ជ្រមិន <text:s text:c="3"/>ជ្រមុជ​ជ្រមុល</text:p>
          </table:table-cell>
        </table:table-row>
        <table:table-row>
          <table:table-cell table:style-name="តារាង1.A2" office:value-type="string">
            <text:p text:style-name="P4">៣៤៩៧</text:p>
          </table:table-cell>
          <table:table-cell table:style-name="តារាង1.A2" office:value-type="string">
            <text:p text:style-name="P6">ជ្រមូ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ស្ងួត​ស្ងប់, ព្រលូស, ប្រឡាក់​ប្រឡូស, ពភ្លក់ : មុខ​ជ្រមូស (ព. ទ្រ. ម.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៩៨</text:p>
          </table:table-cell>
          <table:table-cell table:style-name="តារាង1.A2" office:value-type="string">
            <text:p text:style-name="P6">ជ្រលក់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ជ្រមុជ​ក្នុង​ទឹក​ទទេ​ឬ​ទឹក​មាន​ពណ៌​ផ្សេង​ៗ ដើម្បី​ឲ្យ​ទទឹក, ឲ្យ​ដិត : ជ្រលក់​ចីវរ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៤៩៩</text:p>
          </table:table-cell>
          <table:table-cell table:style-name="តារាង1.A2" office:value-type="string">
            <text:p text:style-name="P6">ជ្រល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ច្រក​ជ្រៅ​ជា​ផ្លូវ​ទឹក​មាន​ភ្នំ​ទាំង​ពីរ​ខាង ឬ ប្រឡាយ​ស្នាម​ផ្លូវ​ដើរ ឬ​ផ្លូវ​ទឹក : ដើរ​តាម​ជ្រលង​ដង​ភ្នំ, ទឹក​ហូរ​តាម​ជ្រល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០០</text:p>
          </table:table-cell>
          <table:table-cell table:style-name="តារាង1.A2" office:value-type="string">
            <text:p text:style-name="P6">ជ្រល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មាន​រាង​សណ្ឋាន​តូច​រួម​ម្ខាង ដោយ​ជម​ឬ​ដោយ​ធម្មតា​ស្រាប់ (រាង​ត្រយូង​ចេក) : រាង​ជ្រលម, ទ្រង់​ជ្រលម (ម. ព. ជម <text:s/>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០១</text:p>
          </table:table-cell>
          <table:table-cell table:style-name="តារាង1.A2" office:value-type="string">
            <text:p text:style-name="P6">ជ្រលិ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8">ជ្រិះ, វិះ, ទៀប​នឹង​ត្រូវ : របស់​នេះ​ជ្រលិះ​នឹង​របស់​ខ្ញុំ; ចោល​ជ្រលិះ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០២</text:p>
          </table:table-cell>
          <table:table-cell table:style-name="តារាង1.A2" office:value-type="string">
            <text:p text:style-name="P6">ជ្រលួ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ជ្រួស, ហួស, ទាស​ខុស​ពី​ផ្លូវ​ពី​ដំណើរ : ជ្រលួស​មាត់, និយាយ​ជ្រលួស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០៣</text:p>
          </table:table-cell>
          <table:table-cell table:style-name="តារាង1.A2" office:value-type="string">
            <text:p text:style-name="P6">ជ្រលែង 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ពាក្យ​សម្រាប់​ហៅ​គោ​ដែល​កើត​ពី​មេ​កូន​ស្រុក បា​ពូជ​ល្បាយ, ជា​គោ​មាន​កម្លាំង​ច្រើន មាន​ល្បឿន ប៉ុន្តែ​មាន​ពុតត្បុត​កិច្ចកល​របិញបុញ​ពិបាក​ប្រើ : គោ​ជ្រលែង ។ មាន​ពាក្យ​ទំនៀម​ថា : ពូជ​គោ​ជ្រលែង, ពូជ​ស្រី​ប្ដី​លែង, ពូជ​ឆ្កែ​បង់​ម្ចាស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០៤</text:p>
          </table:table-cell>
          <table:table-cell table:style-name="តារាង1.A2" office:value-type="string">
            <text:p text:style-name="P6">ជ្រហ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>--ហ៊ម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ដែល​មាន​អាការ​ព្រនម : អង្គុយ​ជ្រហម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០៥</text:p>
          </table:table-cell>
          <table:table-cell table:style-name="តារាង1.A2" office:value-type="string">
            <text:p text:style-name="P6">ជ្រហិតជ្រហ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12">--ហ៊‌ិត--ហ៊‍ឹត</text:p>
            <text:p text:style-name="P12">--ហ៊ម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វិ.</text:p>
          </table:table-cell>
          <table:table-cell table:style-name="តារាង1.D2" office:value-type="string">
            <text:p text:style-name="P8">ដែល​បះ​មុខ​បះ​ក្រោយ ជជ្រុលជជ្រក, ទ្រោបទ្រាប : ច្រាន​គ្នា​ដួល​ជ្រហិតជ្រហម ។</text:p>
          </table:table-cell>
          <table:table-cell table:style-name="តារាង1.D2" office:value-type="string">
            <text:p text:style-name="P7">ជ្រហឹត​ជ្រហម</text:p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០៦</text:p>
          </table:table-cell>
          <table:table-cell table:style-name="តារាង1.A2" office:value-type="string">
            <text:p text:style-name="P6">ជ្រា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មិន​ហាប់, មិន​ណែន : សាច់​ជ្រាក ។ (ម. ព. ជ្រោក <text:s/>ផង)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០៧</text:p>
          </table:table-cell>
          <table:table-cell table:style-name="តារាង1.A2" office:value-type="string">
            <text:p text:style-name="P6">ជ្រា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ចូល​សព្វ​សាច់, ហូរ​ស្រក់ : ទឹក​ជ្រាប ។ ដឹង (ម. ព. ជម្រាប) : សូម​ទ្រង់​ជ្រាប, សូម​ទាន​ជ្រាប, សូម​ជ្រាប, បាន​ជ្រាប <text:s/>(ប្រើ​ចំពោះ​តែ​អ្នក​ដទៃ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០៨</text:p>
          </table:table-cell>
          <table:table-cell table:style-name="តារាង1.A2" office:value-type="string">
            <text:p text:style-name="P6">ជ្រាម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ចង​ខ្វែង​ត្របែង ឥត​កូន​កំព្រា : ជ្រាម​នឹម​រទេះ​ដោយ​ពួរ ឬ ដោយ​ព្រ័ត្រ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ចំណង​ដែល​ចង​ជ្រាម ។ ខ្សែ, ពួរ, ព្រ័ត្រ​ចង​ជ្រាម​ក៏​ហៅ​ថា ខ្សែ​ជ្រាម, ពួរ​ជ្រាម, ព្រ័ត្រ​ជ្រាម ដែរ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០៩</text:p>
          </table:table-cell>
          <table:table-cell table:style-name="តារាង1.A2" office:value-type="string">
            <text:p text:style-name="P6">ជ្រាយ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ទន់​ច្របាច់​បញ្ចូល​គ្នា​បាន : បាយ​ជ្រាយ ។ ទន់, ធូរ, ជ្រោកជ្រាក : សាច់​ជ្រា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កុល​សម្ពន្ធ​ខ្មែរ​លើ​មួយ​ពួក ក្នុង​ពួក ស្ទៀង, រដែ, សំរែ, ជង... ច្រើន​អាស្រ័យ​នៅ​ក្នុង​ខេត្ត​រតនគិរី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១០</text:p>
          </table:table-cell>
          <table:table-cell table:style-name="តារាង1.A2" office:value-type="string">
            <text:p text:style-name="P6">ជ្រា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ទេរ, ទាប​ម្ខាង​ខ្ពស់​ម្ខាង : ដី​ជ្រាល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១១</text:p>
          </table:table-cell>
          <table:table-cell table:style-name="តារាង1.A2" office:value-type="string">
            <text:p text:style-name="P6">ជ្រាវ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កកូរ​ច្របល់, រាវ​រក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ភ្នំ ១, ឈ្មោះ​ភូមិ ១, <text:s/>ក្នុង​ស្រុក​ថ្ពង​ខេត្ត​កំពង់​ស្ពឺ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១២</text:p>
          </table:table-cell>
          <table:table-cell table:style-name="តារាង1.A2" office:value-type="string">
            <text:p text:style-name="P6">ជ្រា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រង្គាត់​ស្កាត់​រក : ជ្រាស​រក​សព្វ​ច្រក​ល្ហក; ដើរ​ជ្រាស​រក​សព្វ​កន្លែ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១៣</text:p>
          </table:table-cell>
          <table:table-cell table:style-name="តារាង1.A2" office:value-type="string">
            <text:p text:style-name="P6">ជ្រិ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 ឬ កិ. វិ.</text:p>
          </table:table-cell>
          <table:table-cell table:style-name="តារាង1.D2" office:value-type="string">
            <text:p text:style-name="P8">ស្រដៀង, ជ្រលិះ, វិះ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១៤</text:p>
          </table:table-cell>
          <table:table-cell table:style-name="តារាង1.A2" office:value-type="string">
            <text:p text:style-name="P6">ជ្រីវ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ជ្រួញ​គ្រជីវ : សាច់​ជ្រីវ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១៥</text:p>
          </table:table-cell>
          <table:table-cell table:style-name="តារាង1.A2" office:value-type="string">
            <text:p text:style-name="P6">ជ្រឹ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ត្វ​ហើរ​មួយ​ប្រភេទ​មាន​ស្បែក​ដុះ​ជាប់​នឹង​ជើង​ប្រើ​ជា​ស្លាប រូប​ដូច​ប្រចៀវ​តែ​ធំ​ជាង (ម. ព. ចម្មបក្សី <text:s/>ផង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១៦</text:p>
          </table:table-cell>
          <table:table-cell table:style-name="តារាង1.A2" office:value-type="string">
            <text:p text:style-name="P6">ជ្រុ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មុម, ទី​មាន​សណ្ឋាន​ជា​កែង : ជ្រុង​ផ្ទះ, ជ្រុង​ដី ។ ចំណិត​ទ្រវែង : ឪឡឹក ១ ជ្រុង ។ ជ្រុងជ្រោយ <text:s/>ជ្រុង​ដែល​មាន​ជ្រោយ​លយ​ចេញ ។ មុខ​ជ្រុង មុខ​ដែល​ស្គម​ឡើង​ឆ្អឹ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្រុង​ជ្រោយ </text:p>
          </table:table-cell>
        </table:table-row>
        <table:table-row>
          <table:table-cell table:style-name="តារាង1.A2" office:value-type="string">
            <text:p text:style-name="P4">៣៥១៧</text:p>
          </table:table-cell>
          <table:table-cell table:style-name="តារាង1.A2" office:value-type="string">
            <text:p text:style-name="P6">ជ្រុ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ហួស​កំណត់ : ជ្រុល​ពេល; ដើរ​ជ្រុល, ដេក​ជ្រុល ។ ជ្រលួស : ជ្រុល​ដៃ, ជ្រុល​មាត់, ជ្រុល​សម្ដី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១៨</text:p>
          </table:table-cell>
          <table:table-cell table:style-name="តារាង1.A2" office:value-type="string">
            <text:p text:style-name="P6">ជ្រុ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ធ្លាក់​ដោយ​របេះ, របូត : ផ្លែ​ឈើ​ជ្រុះ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១៩</text:p>
          </table:table-cell>
          <table:table-cell table:style-name="តារាង1.A2" office:value-type="string">
            <text:p text:style-name="P6">ជ្រូ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សត្វ​ចតុប្បាទ​មួយ​ប្រភេទ ដែល​គេ​ចិញ្ចឹម​ក្នុង​ស្រុក ហៅ​ថា ជ្រូក​ស្រុក, ដែល​កើត​អាស្រ័យ​នៅ​ក្នុង​ព្រៃ ហៅ​ថា ជ្រូក​ព្រៃ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២០</text:p>
          </table:table-cell>
          <table:table-cell table:style-name="តារាង1.A2" office:value-type="string">
            <text:p text:style-name="P6">ជ្រូក​ត្រឹប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សត្វ​ចតុប្បាទ​មួយ​ប្រភេទ រូប​សណ្ឋាន​ស្រដៀង​នឹង​ជ្រូក​ តែ​តូច​ជាង នៅ​អាស្រ័យ​តែ​លើ​ត្រឹប, បឿន​បឹង​ធំ​ៗ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២១</text:p>
          </table:table-cell>
          <table:table-cell table:style-name="តារាង1.A2" office:value-type="string">
            <text:p text:style-name="P6">ជ្រូក​ព្រុល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សត្វ​ចតុប្បាទ​មួយ​ប្រភេទ រូប​រាង​ស្រដៀង​នឹង​ជ្រូក តែ​តូច​ជាង​ជ្រូក​ត្រឹប​ទៅ​ទៀត ច្រើន​នៅ​អាស្រ័យ​នឹង​ព្រៃ​ស្បាត​ភ្នំ​ដែល​មាន​ស្នាប់​ញឹក​ជិត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២២</text:p>
          </table:table-cell>
          <table:table-cell table:style-name="តារាង1.A2" office:value-type="string">
            <text:p text:style-name="P6">ជ្រួ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ឧ.</text:p>
          </table:table-cell>
          <table:table-cell table:style-name="តារាង1.D2" office:value-type="string">
            <text:p text:style-name="P8">សូរ​ឮ​ដោយ​យក​គ្រឿង​សស្ត្រា​មាន​មុខ​ដ៏​មុត​ចាក់​អ្វី​ៗ​ដែល​ទន់, ស្រួយ​យ៉ាង​ដូច​ដើម​ចេក​ជាដើម : ចាក់​ជ្រួក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២៣</text:p>
          </table:table-cell>
          <table:table-cell table:style-name="តារាង1.A2" office:value-type="string">
            <text:p text:style-name="P6">ជ្រួញ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គុ.</text:p>
          </table:table-cell>
          <table:table-cell table:style-name="តារាង1.D2" office:value-type="string">
            <text:p text:style-name="P8">(ម. ព. ជួញ ឬ ជ្រួញ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អំពើ​កំណាច​មួយ​ប្រភេទ ធ្វើ​ឲ្យ​គេ​ឈឺ​ចាប់ (ច្រើន​ឮ​មាន​តែ​ក្នុង​សម័យ​បុរាណ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២៤</text:p>
          </table:table-cell>
          <table:table-cell table:style-name="តារាង1.A2" office:value-type="string">
            <text:p text:style-name="P6">ជ្រួ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ប.</text:p>
          </table:table-cell>
          <table:table-cell table:style-name="តារាង1.D2" office:value-type="string">
            <text:p text:style-name="P8">ពាក្យ​សម្រាប់​និយាយ​ផ្សំ​នឹង​ពាក្យ​ជ្រាប​ឲ្យ​មាន​សេចក្ដី​ប្លែក​ជាង​ប្រក្រតី : ជ្រួតជ្រាប <text:s/>គឺ​ជ្រាប​សព្វ​សាច់ សព្វ​អន្លើ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្រួតជ្រាប</text:p>
          </table:table-cell>
        </table:table-row>
        <table:table-row>
          <table:table-cell table:style-name="តារាង1.A2" office:value-type="string">
            <text:p text:style-name="P4">៣៥២៥</text:p>
          </table:table-cell>
          <table:table-cell table:style-name="តារាង1.A2" office:value-type="string">
            <text:p text:style-name="P6">ជ្រួយ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ធ្វើ​ឲ្យ​ផុស, ឲ្យ​ធូរ, ចាក់​គាស់​កំសុល : ជ្រួយ​ដី, ជ្រួយ​បា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ឈើ​មួយ​ប្រភេទ ស្លឹក​ទ្រវែង​ស្រួច​ស្រដៀង​នឹង​ស្លឹក​ក្ដាំងងា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២៦</text:p>
          </table:table-cell>
          <table:table-cell table:style-name="តារាង1.A2" office:value-type="string">
            <text:p text:style-name="P6">ជ្រួល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ផ្អើល​រជើបរជោ ។ ជ្រួលច្រាល់ <text:s/>ជ្រួល​រញ៉ាល់រចល់ ។ ជ្រួល​ជ្រើម <text:s/>ជ្រួលជ្រើម​ជាពួក​ជាក្រុម ពូន​ចុះ​ពូន​ឡើង ។ កិ. វិ. ពួក​ម្រឹគ​ផ្អើល​ជ្រួល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្រួលច្រាល់</text:p>
            <text:p text:style-name="P8">ជ្រួល​ជ្រើម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ច្រវាក់​ដែល​មាន​រង្វង់​វែង​ៗ ចាប់​ភ្ជាប់​គ្នា (ច្រវាក់​ជង្គង់​គ្រៀល) ។ ប្រើ​ជា ច្រួល <text:s/>ក៏​មាន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២៧</text:p>
          </table:table-cell>
          <table:table-cell table:style-name="តារាង1.A2" office:value-type="string">
            <text:p text:style-name="P6">ជ្រួ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ជ្រលួស, ជ្រុល​ហួស, ឃ្វាង​ដំណើរ​គ្នា : ដើរ​ជ្រួស​ផ្លូវ, និយាយ​ជ្រួស​សេចក្ដី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២៨</text:p>
          </table:table-cell>
          <table:table-cell table:style-name="តារាង1.A2" office:value-type="string">
            <text:p text:style-name="P6">ជ្រើម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ព្រើម, ព្រើតព្រើម​ព្រម​គ្នា, ព្រឺស​ចិត្ត : ត្រី​ជ្រើម​ក្នុង​ទឹក, កុំ​ជ្រើម​ពេក !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២៩</text:p>
          </table:table-cell>
          <table:table-cell table:style-name="តារាង1.A2" office:value-type="string">
            <text:p text:style-name="P6">ជ្រើស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រើស​រក, ស្រាល់​រក, រើស​សម្រាំង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៣០</text:p>
          </table:table-cell>
          <table:table-cell table:style-name="តារាង1.A2" office:value-type="string">
            <text:p text:style-name="P6">ជ្រៀ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ល្អៀង ។ គុ. ឬ ន. ឈ្មោះ​អក្សរ​តួ​ទ្រេត : អក្សរ​ជ្រៀ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៣១</text:p>
          </table:table-cell>
          <table:table-cell table:style-name="តារាង1.A2" office:value-type="string">
            <text:p text:style-name="P6">ជ្រៀត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(ម. ព. ជៀត <text:s/>ឬ ជ្រៀត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៣២</text:p>
          </table:table-cell>
          <table:table-cell table:style-name="តារាង1.A2" office:value-type="string">
            <text:p text:style-name="P6">ជ្រេ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ទេរ, ងាក​បែរ មិន​ចំ​កណ្ដាល ដែល​ល្អៀង : ថ្ងៃ​ជ្រេ​ពី​ត្រង់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៣៣</text:p>
          </table:table-cell>
          <table:table-cell table:style-name="តារាង1.A2" office:value-type="string">
            <text:p text:style-name="P6">ជ្រេញ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ទ្រាន់​ចិត្ត : ជ្រេញ​ចិត្ត ។ គុ. ដែល​ជូរ​ខ្លាំង : ជូរ​ជ្រេញ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៣៤</text:p>
          </table:table-cell>
          <table:table-cell table:style-name="តារាង1.A2" office:value-type="string">
            <text:p text:style-name="P6">ជ្រែ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ឈើ​តចសារជាតិ​មួយ​ប្រភេទ ពួក​ទ្រាំង, ពួក​ត្នោត សាច់​ក្នុង​ដើម​បុក​ច្រោះ​យក​ម្សៅ ប្រើ​ការ​ធ្វើ​ជា​នំ​បាន​យ៉ាង​ច្រើន : នំ​លត​ម្សៅ​ជ្រៃ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កាស​បង្ខិត​របស់​ដែល​គេ​ដាក់​ប្រទើស​ប្រជាន់​គ្នា ឲ្យ​ឃ្លាត​ចេញ​ពី​គ្នា; កាស​ញែក​អក្សរ​ពុម្ព​ដែល​ចង្អៀត​ញឹក​ឲ្យ​ឃ្លាត​ស្រឡះ​ពី​គ្នា; ជ្រែ​អក្សរ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៣៥</text:p>
          </table:table-cell>
          <table:table-cell table:style-name="តារាង1.A2" office:value-type="string">
            <text:p text:style-name="P6">ជ្រែ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ជែក​វែក​ចូល, ញែក​ចូល : ជ្រែក​ចូល, មារ​ជ្រែក <text:s/>។ ផ្សំ​ថ្នាំ​កែ​រោគ​ យក​ថ្នាំ​ឯទៀត​លាយ​បញ្ចូល​ខ្លះ​ឲ្យ​ជួយ​ជា​ជំនួយ; សូត្រ​រាយ​មន្ត​អាគម​ច្រើន​មេ​ចម្រុះ​គ្នា : លុះ​ផ្សំ​ថ្នាំ​នេះ​គ្រប់​មុខ​ហើយ​ត្រូវ​យក​កប៌ូរ​២​ជី​ជ្រែក​ផង; សូត្រ​ជ្រែក​មន្ត​អាគម (ច្រើន​ប្រើ​ក្លាយ​តាម​សៀម​ថា <text:s/>សែក) ។ ព. ប្រ. ជែក​ជែង​ស្ទាក់​ផ្លូវ ស្ទាក់​ដំណើរ​ឲ្យ​អាក់​ឲ្យ​ទាស់ : កំពុង​តែ​ធ្វើ​បុណ្យ​ស្រាប់​តែ​មាន​មារ​មក​ជ្រែក <text:s/>គឺ​កំពុង​តែ​ធ្វើ​បុណ្យ ក៏​ស្រាប់​តែ​មាន​មនុស្ស​ណា​មួយ​មក​អុកឡុក ឬ​មាន​ហេតុ​អ្វី​មក​ជំទាស់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៣៦</text:p>
          </table:table-cell>
          <table:table-cell table:style-name="តារាង1.A2" office:value-type="string">
            <text:p text:style-name="P6">ជ្រ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 ឬ កិ. វិ.</text:p>
          </table:table-cell>
          <table:table-cell table:style-name="តារាង1.D2" office:value-type="string">
            <text:p text:style-name="P8">ទល់ទប់​ខ្ជែង​ពី​ខាង​ឲ្យ​មាំ ឲ្យ​នឹង : ជ្រែង​កុំ​ឲ្យ​ទ្រេត, ទល់​ជ្រែង ។ ជ្រែង​ជើង <text:s/>ឈរ​កន្ធែង​ជើង​ទាំង ២ ពេញ​កម្លាំង ។ ជ្រែង​ដៃ <text:s/>កន្ធែង​ដៃ​ទាំង ២ ទប់​ពេញ​ទំហឹ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៣៧</text:p>
          </table:table-cell>
          <table:table-cell table:style-name="តារាង1.A2" office:value-type="string">
            <text:p text:style-name="P6">ជ្រែ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(ម. ព. ច្រេះ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៣៨</text:p>
          </table:table-cell>
          <table:table-cell table:style-name="តារាង1.A2" office:value-type="string">
            <text:p text:style-name="P6">ជ្រៃ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ឈើ​មាន​ជ័រ ពួក​ពោធិ៍, ពួក​ល្វា, មាន​ពួរ​រយីករយាក​ឬ​ព័ទ្ធ​ព័ន្ធ; ជ្រៃ​មាន​ច្រើន​យ៉ាង​គឺ ជ្រៃ​ពោធិ៍, ជ្រៃ​ក្រឹម, ជ្រៃ​លៀប, ជ្រៃ​ត្រាង, ជ្រៃ​វល្លិ ...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្រៃពោធិ៍​</text:p>
            <text:p text:style-name="P8">ជ្រៃ​ក្រឹម​ ជ្រៃលៀប</text:p>
            <text:p text:style-name="P8"><text:s/>ជ្រៃ​ត្រាង​</text:p>
            <text:p text:style-name="P8">ជ្រៃ​វល្លិ </text:p>
          </table:table-cell>
        </table:table-row>
        <table:table-row>
          <table:table-cell table:style-name="តារាង1.A2" office:value-type="string">
            <text:p text:style-name="P4">៣៥៣៩</text:p>
          </table:table-cell>
          <table:table-cell table:style-name="តារាង1.A2" office:value-type="string">
            <text:p text:style-name="P6">ជ្រ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ជរា​ខ្លាំង, ដែល​ទោរ​ទន់ទ្រម​ខ្លាំង : ចាស់​ជ្រោ​ណាស់​ហើយ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៤០</text:p>
          </table:table-cell>
          <table:table-cell table:style-name="តារាង1.A2" office:value-type="string">
            <text:p text:style-name="P6">ជ្រោក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ដែល​ល្ហោស​ៗ, ស្គោក, មិន​ហាប់, មិន​ណែន, មិន​ម៉ដ្ឋ : សាច់​ជ្រោក ។ ជ្រោក​ជ្រាក <text:s/>ដែល​ជ្រោក​រយាក, ជ្រោក​ខ្លាំង ។ ដែល​ខ្ជីខ្ជា : ពាក្យ​ជ្រោកជ្រាក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>ជ្រោក​ជ្រាក </text:p>
          </table:table-cell>
        </table:table-row>
        <table:table-row>
          <table:table-cell table:style-name="តារាង1.A2" office:value-type="string">
            <text:p text:style-name="P4">៣៥៤១</text:p>
          </table:table-cell>
          <table:table-cell table:style-name="តារាង1.A2" office:value-type="string">
            <text:p text:style-name="P6">ជ្រោង</text:p>
          </table:table-cell>
          <table:table-cell table:style-name="តារាង1.A2" office:value-type="string">
            <text:p text:style-name="P7">១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ទ្រស្ទួយ​ឡើង : ហែល​ទឹក​ជ្រោង​បង្វេច​ឆ្លង​ទៅ​ត្រើយ​ម្ខាង ។ លើក​បញ្ឈរ​អ្វី​ៗ មាន​ដើម​ឫស្សី និង​ឧស​ជាដើម តាំង​អំពី​៣ ដើម​ឡើង​ទៅ ធ្វើ​គល់​ឲ្យ​កន្ធែក ខាង​ចុង​ឲ្យ​រួម​ចូល​ទល់​គ្នា​ឬ​ខ្វែង​ទប់​​គ្នា : ជ្រោង​ឫស្សី, ជ្រោង​ឧស, ជ្រោង​កាំភ្លើង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6"/>
          </table:table-cell>
          <table:table-cell table:style-name="តារាង1.A2" office:value-type="string">
            <text:p text:style-name="P7">២</text:p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ចំនួន​អ្វី​ៗ​ដែល​ដាក់​ជ្រោង : ឧស ១ ជ្រោង ។ ឈើ​ឬ​ឫស្សី​ដែល​គេ​ដាក់​ខ្វែង​ឲ្យ​កន្ធែក​ខាង​គល់​រួម​ចុង​ចង​ភ្ជាប់​គ្នា (ហៅ​ថា ចង​ជ្រោង) : ជ្រោង​ស្នាច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៤២</text:p>
          </table:table-cell>
          <table:table-cell table:style-name="តារាង1.A2" office:value-type="string">
            <text:p text:style-name="P6">ជ្រោមជ្រែ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ទំនុក​បម្រុង​ដោយ​ជួយ​គាំពារ, ផ្ទប់ផ្ទល់ (ព. ប្រ.) : គួរ​ជួយ​ជ្រោម​ជ្រែង​គ្នា​កុំ​ឲ្យ​រលំ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៤៣</text:p>
          </table:table-cell>
          <table:table-cell table:style-name="តារាង1.A2" office:value-type="string">
            <text:p text:style-name="P6">ជ្រោយ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ប៉ែក​ដី​ខ្ពស់​ស្មើ​នឹង​ច្រាំង​ដែល​ញោច​លយ​លូក​ចូល​ទៅ​ក្នុង​សមុទ្រ​ឬ ទន្លេ, ស្ទឹង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៤៤</text:p>
          </table:table-cell>
          <table:table-cell table:style-name="តារាង1.A2" office:value-type="string">
            <text:p text:style-name="P6">ជ្រោ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ជ្រលង​ជ្រៅ​ក្នុង​ភ្នំ, ចង្ហូរ​ទឹក​ចេញ​ពី​ភ្នំ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៤៥</text:p>
          </table:table-cell>
          <table:table-cell table:style-name="តារាង1.A2" office:value-type="string">
            <text:p text:style-name="P6">ជ្រៅ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គុ.</text:p>
          </table:table-cell>
          <table:table-cell table:style-name="តារាង1.D2" office:value-type="string">
            <text:p text:style-name="P8">ទីទៃ​ពី​រាក់ គឺ​ដែល​មាន​ជម្រៅ : ទឹក​ជ្រៅ, អណ្ដូង​ជ្រៅ ។ ពាក្យ​ផ្ទុយ <text:s/>រាក់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៤៦</text:p>
          </table:table-cell>
          <table:table-cell table:style-name="តារាង1.A2" office:value-type="string">
            <text:p text:style-name="P6">ជ្រ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កាប់​ឬ​បុក តិច​ៗ​ញំ​ៗ បន្ថើរ​ៗ យ៉ាង​ញាប់​បន្តិច : ជ្រំ​ដី, ជ្រំ​ច្រវា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៤៧</text:p>
          </table:table-cell>
          <table:table-cell table:style-name="តារាង1.A2" office:value-type="string">
            <text:p text:style-name="P6">ជ្រាំ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ភក់​កខ្វក់​ដែល​មាន​អសោចិ៍, ភក់​ដែល​បែក​ពពុល : ត្រូវ​កាយ​ជ្រាំ​ចេញ <text:s/>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៤៨</text:p>
          </table:table-cell>
          <table:table-cell table:style-name="តារាង1.A2" office:value-type="string">
            <text:p text:style-name="P6">ជ្រាំង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សាច់​ជា​ចម្រៀក​ៗ​ក្នុង​ផ្លែ​ដែល​ផ្សេង​ពី​ក្លែប​និង​គ្រាប់ : ជ្រាំង​ខ្នុរ ។ ឈ្មោះ​រោគ​មួយ​ប្រភេទ កើត​នៅ​អណ្ដាត ឬ​ទាំង​សាច់​ក្នុង​មាត់​ផង បណ្ដាល​អំពី​ចំហាយ​ក្ដៅ​ឲ្យ​ពង​បែក​ប្រេះ​រអាម​ផ្សា : កើត​ជ្រាំង (អ្នក​ខ្លះ​មិន​សូវ​ប្រយ័ត្ន ច្រើន​តែ​ប្រើ​ពាក្យ ច្រាំង <text:s/>និង <text:s/>ជ្រាំង ច្រឡំ​ពុំ​ដឹង​ថា​ណា​ជា​ណា​ឡើយ)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៤៩</text:p>
          </table:table-cell>
          <table:table-cell table:style-name="តារាង1.A2" office:value-type="string">
            <text:p text:style-name="P6">ជ្រះ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កិ.</text:p>
          </table:table-cell>
          <table:table-cell table:style-name="តារាង1.D2" office:value-type="string">
            <text:p text:style-name="P8">អស់​មន្ទិល, ឥត​មាន​ហ្មង, ស្រឡះ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៥០</text:p>
          </table:table-cell>
          <table:table-cell table:style-name="តារាង1.A2" office:value-type="string">
            <text:p text:style-name="P6">ជ្វ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8">ឈ្មោះ​កោះ​មួយ​ជា​ប្រទេស​រាប់​បញ្ចូល​ក្នុង​ភាគ​ផែន​ដី​អាស៊ី ។ ពួក​មនុស្ស​អ្នក​ប្រទេស​នោះ​ក៏​ហៅ ជ្វា <text:s/>ដែរ, មាន​ឆ្លង​មក​នៅ​ក្នុង​កម្ពុជរដ្ឋ​តាំង​ពី​យូរ​ហើយ ជាប់​ជា​ពូជ​វង្ស​ដរាប​មក​ដល់​សព្វ​ថ្ងៃ​នេះ, តែ​ភាសា​សម្ដី​ក្លាយ​ឃ្លាត​អំពី​ភាសា​របស់​ពួក​ជ្វា​ដែល​នៅ​ក្នុង​ប្រទេស ។ របស់​និង​ដំណាំ​ជាដើម​ដែល​ដោយ​ជាប់​មក​អំពី​ប្រទេស​ជ្វា​នោះ​ក៏​មាន​ឈ្មោះ​ហៅ​ជាប់​ពាក្យ​ថា ជ្វា​ៗ ក្នុង​កម្ពុជ​ប្រទេស​ជា​ច្រើន​ដូច​ជា ចេក​ជ្វា, ដឹង​ជ្វា, ដំឡូង​ជ្វា, ស្គរ​ជ្វា, ស្លា​ជ្វា <text:s/>ជាដើម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4">៣៥៥១</text:p>
          </table:table-cell>
          <table:table-cell table:style-name="តារាង1.A2" office:value-type="string">
            <text:p text:style-name="P6">ជ្វាលា</text:p>
          </table:table-cell>
          <table:table-cell table:style-name="តារាង1.A2" office:value-type="string">
            <text:p text:style-name="P7"/>
          </table:table-cell>
          <table:table-cell table:style-name="តារាង1.D2" office:value-type="string">
            <text:p text:style-name="P7"/>
          </table:table-cell>
          <table:table-cell table:style-name="តារាង1.D2" office:value-type="string">
            <text:p text:style-name="P7">សំ.; បា.</text:p>
          </table:table-cell>
          <table:table-cell table:style-name="តារាង1.D2" office:value-type="string">
            <text:p text:style-name="P7">ន.</text:p>
          </table:table-cell>
          <table:table-cell table:style-name="តារាង1.D2" office:value-type="string">
            <text:p text:style-name="P9">(ជ្វាល; ជាលា) អណ្ដាត​ភ្លើង, សេចក្ដី​រុងរឿង, ពន្លឺ​ដែល​ភ្លឺ​ព្រោង​ព្រាត : ប្រទីប​ជ្វាលា, អគ្គីជ្វាលា ។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8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>ជម្រួញ</text:p>
          </table:table-cell>
          <table:table-cell table:style-name="តារាង1.A2" office:value-type="string">
            <text:p text:style-name="P13"/>
          </table:table-cell>
          <table:table-cell table:style-name="តារាង1.D2" office:value-type="string">
            <text:p text:style-name="P13"/>
          </table:table-cell>
          <table:table-cell table:style-name="តារាង1.D2" office:value-type="string">
            <text:p text:style-name="P13">ព. ថ.</text:p>
          </table:table-cell>
          <table:table-cell table:style-name="តារាង1.D2" office:value-type="string">
            <text:p text:style-name="P13">កិ.</text:p>
          </table:table-cell>
          <table:table-cell table:style-name="តារាង1.D2" office:value-type="string">
            <text:p text:style-name="P13">ធ្វើ​ឲ្យ​ជ្រួញ : ជម្រួញ​សាច់​សំពត់ ។ ន. សភាព​ឬ​សាច់​ដែល​ <text:s text:c="3"/>ជ្រួញ ។ </text:p>
          </table:table-cell>
          <table:table-cell table:style-name="តារាង1.D2" office:value-type="string">
            <text:p text:style-name="P13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>ជម្រេញ</text:p>
          </table:table-cell>
          <table:table-cell table:style-name="តារាង1.A2" office:value-type="string">
            <text:p text:style-name="P13"/>
          </table:table-cell>
          <table:table-cell table:style-name="តារាង1.D2" office:value-type="string">
            <text:p text:style-name="P13"/>
          </table:table-cell>
          <table:table-cell table:style-name="តារាង1.D2" office:value-type="string">
            <text:p text:style-name="P13">ព. ថ.</text:p>
          </table:table-cell>
          <table:table-cell table:style-name="តារាង1.D2" office:value-type="string">
            <text:p text:style-name="P13">កិ.</text:p>
          </table:table-cell>
          <table:table-cell table:style-name="តារាង1.D2" office:value-type="string">
            <text:p text:style-name="P13">ធ្វើ​ឲ្យ​ជ្រេញ; <text:s/>ផ្អាប់​ទុក​ឲ្យ​ជ្រេញ : ជម្រេញ​ជ្រក់​ទំពាំង ។ </text:p>
          </table:table-cell>
          <table:table-cell table:style-name="តារាង1.D2" office:value-type="string">
            <text:p text:style-name="P13"/>
          </table:table-cell>
          <table:table-cell table:style-name="តារាង1.I2" office:value-type="string">
            <text:p text:style-name="P13"><text:s/></text:p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>ជម្រោង</text:p>
          </table:table-cell>
          <table:table-cell table:style-name="តារាង1.A2" office:value-type="string">
            <text:p text:style-name="P13"/>
          </table:table-cell>
          <table:table-cell table:style-name="តារាង1.D2" office:value-type="string">
            <text:p text:style-name="P13"/>
          </table:table-cell>
          <table:table-cell table:style-name="តារាង1.D2" office:value-type="string">
            <text:p text:style-name="P13">ព. ថ.</text:p>
          </table:table-cell>
          <table:table-cell table:style-name="តារាង1.D2" office:value-type="string">
            <text:p text:style-name="P13">ន.</text:p>
          </table:table-cell>
          <table:table-cell table:style-name="តារាង1.D2" office:value-type="string">
            <text:p text:style-name="P13">ការ​ជ្រោង​ឡើង; ប្រជុំ​អ្វី​ៗ មាន​ឫស្សី​ជាដើម​ដែល​លើក​បពា្ឈរ​ ជ្រោង​ឡើង : លៃ​លក​ដាក់​ជម្រោង​ឫស្សី​នេះ​ឲ្យ​ស្រួល​បួល​ផង; បង្គោល​របង​មួយ​ជម្រោង ។ </text:p>
          </table:table-cell>
          <table:table-cell table:style-name="តារាង1.D2" office:value-type="string">
            <text:p text:style-name="P13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>ជំនក់</text:p>
          </table:table-cell>
          <table:table-cell table:style-name="តារាង1.A2" office:value-type="string">
            <text:p text:style-name="P13"/>
          </table:table-cell>
          <table:table-cell table:style-name="តារាង1.D2" office:value-type="string">
            <text:p text:style-name="P13"/>
          </table:table-cell>
          <table:table-cell table:style-name="តារាង1.D2" office:value-type="string">
            <text:p text:style-name="P13">ព. ថ.</text:p>
          </table:table-cell>
          <table:table-cell table:style-name="តារាង1.D2" office:value-type="string">
            <text:p text:style-name="P13">ន.</text:p>
          </table:table-cell>
          <table:table-cell table:style-name="តារាង1.D2" office:value-type="string">
            <text:p text:style-name="P13">ការ​ជក់, ការ​បឺត​ស្រូប : ហាម​កុំ​ឲ្យ​មាន​ជំនក់​បារី; ខ្លែង​កំពុង​ត្រូវ​ ជំនក់​ខ្យល់, ជំនក់​ទឹក ។</text:p>
          </table:table-cell>
          <table:table-cell table:style-name="តារាង1.D2" office:value-type="string">
            <text:p text:style-name="P13"/>
          </table:table-cell>
          <table:table-cell table:style-name="តារាង1.I2" office:value-type="string">
            <text:p text:style-name="P13"/>
            <text:p text:style-name="P13"><text:s/>ជំនក់ទឹក​ </text:p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>ជំនង់</text:p>
          </table:table-cell>
          <table:table-cell table:style-name="តារាង1.A2" office:value-type="string">
            <text:p text:style-name="P13"/>
          </table:table-cell>
          <table:table-cell table:style-name="តារាង1.D2" office:value-type="string">
            <text:p text:style-name="P13"/>
          </table:table-cell>
          <table:table-cell table:style-name="តារាង1.D2" office:value-type="string">
            <text:p text:style-name="P13">ព. ថ.</text:p>
          </table:table-cell>
          <table:table-cell table:style-name="តារាង1.D2" office:value-type="string">
            <text:p text:style-name="P13">ន.</text:p>
          </table:table-cell>
          <table:table-cell table:style-name="តារាង1.D2" office:value-type="string">
            <text:p text:style-name="P13">ការ​ជង់, ការ​មុត​ទល់​ពី​ខាង​ក្រោម; ឈើ​ឬ​ដែក​ស្រួច​សម្រាប់​ជង់ : វា​ដើរ​ពុំ​រួច​ទេ ព្រោះ​មាន​ជំនង់​ជើង​ដោយ​ចម្រូង; ជាន់​ប៉ះ​លើ ជំនង់ <text:s/>។ </text:p>
          </table:table-cell>
          <table:table-cell table:style-name="តារាង1.D2" office:value-type="string">
            <text:p text:style-name="P13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>ជំនច់</text:p>
          </table:table-cell>
          <table:table-cell table:style-name="តារាង1.A2" office:value-type="string">
            <text:p text:style-name="P13"/>
          </table:table-cell>
          <table:table-cell table:style-name="តារាង1.D2" office:value-type="string">
            <text:p text:style-name="P13"/>
          </table:table-cell>
          <table:table-cell table:style-name="តារាង1.D2" office:value-type="string">
            <text:p text:style-name="P13">ព. ថ.</text:p>
          </table:table-cell>
          <table:table-cell table:style-name="តារាង1.D2" office:value-type="string">
            <text:p text:style-name="P13">ន.</text:p>
          </table:table-cell>
          <table:table-cell table:style-name="តារាង1.D2" office:value-type="string">
            <text:p text:style-name="P13">ការ​ជច់; ស្នាម​ដែល​ជច់ : បើ​ទិញ​ផ្តៅ ត្រូវ​រើស​មើល​ឲ្យ​ល្អ កុំ​យក​សាច់​ត្រង់ ដែល​មាន​ជំនច់ ។</text:p>
          </table:table-cell>
          <table:table-cell table:style-name="តារាង1.D2" office:value-type="string">
            <text:p text:style-name="P13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>ជំនាង​ផ្ទះ</text:p>
          </table:table-cell>
          <table:table-cell table:style-name="តារាង1.A2" office:value-type="string">
            <text:p text:style-name="P13"/>
          </table:table-cell>
          <table:table-cell table:style-name="តារាង1.D2" office:value-type="string">
            <text:p text:style-name="P13"/>
          </table:table-cell>
          <table:table-cell table:style-name="តារាង1.D2" office:value-type="string">
            <text:p text:style-name="P13"/>
          </table:table-cell>
          <table:table-cell table:style-name="តារាង1.D2" office:value-type="string">
            <text:p text:style-name="P13">ន.</text:p>
          </table:table-cell>
          <table:table-cell table:style-name="តារាង1.D2" office:value-type="string">
            <text:p text:style-name="P13">ទេវតា​ដែល​ថែ​រក្សា​ផ្ទះ, វត្ថុ​សក្តិសិទ្ធិ​ដែល​នៅ​អាស្រ័យ​ក្នុង​ផ្ទះ​ <text:s text:c="7"/>(តាម​ប្រពៃណី​ខ្មែរ, នៅ​វេលា​សង់​ផ្ទះ​ថ្មី, មុន​នឹង​ដាក់​មេ​ដំបូល, គេ​តែង​យក​សំពត់​ជាតី​ឬ​ព្រៃ​ពណ៌​ក្រហម​ប្រមាណ​ជា​កន្លះ​ម៉ែត្រ មាន​គូរ​យន្ត​ទៅ​ដាក់​ភ្ជាប់​ចំ​កណ្ដាល​មេ​ដំបូល-គេ​រៀប​ទ្រនឹប​ជាង​ មាន​បង្អែម, ចម្អាប, ទៀន, ធូប, ភ្ញី​ផ្កា ជាដើម តាម​សម​គួរ ធ្វើ​ពិធី​ សែន​ព្រេង​បួងសួង​រំលឹក​ដល់​ទេវតា ១ អង្គ​គឺ​ព្រះ​ពិស្ណុការ ដែល​ ពួក​ជាង​ពី​បុរាណ​តែង​ប្រកាន់​ជឿ​ថា ជា​គ្រូ​ធំ​បំផុត​របស់​ពួក​ជាង​ទាំងអស់ - សូម​អញ្ជើញ​ព្រះ​ពិស្ណុការ​នោះ​មក​ជា​អធិបតី​ក្នុង​ការ​ សង់​ផ្ទះ​ថ្មី កុំ​ឲ្យ​មាន​ឧបស័គ្គ​គ្រោះ​ថ្នាក់​ផ្សេង​ៗ ព្រម​ទាំង​សូម​ឲ្យ​ជួយ​ថែ​រក្សា​ម្ចាស់​ផ្ទះ​ឲ្យ​បាន​សុខ​ចម្រើន... គេ​ជឿ​ថា វត្ថុ​សក្តិសិទ្ធិ​នោះ មក​សណ្ឋិត​នៅ​ក្នុង​ផ្ទះ នៅ​វេលា​ដែល​គេ​ធ្វើ​ផ្ទះ​រួច​ហើយ, ដូច្នេះ​ទើប​គេ​សន្មត​កំណត់​ហៅ ទេវតា​នោះ​ថា ជំនាង​ផ្ទះ) : អុជ​ទៀន​ធូប បូជា​រំលឹក​នឹក​ដល់​ជំនាង​ផ្ទះ សុំ​ឲ្យ​ជួយ​ថែ​រក្សា​កូន​ចៅ​ឲ្យ​បាន​សុខ សប្បាយ, ជំនាង​ផ្ទះ​មក​ពន្យល់​សប្តិ . . . (ហៅ​ក្លាយ​ជា ជនាង​ផ្ទះ ក៏​មាន) ។</text:p>
          </table:table-cell>
          <table:table-cell table:style-name="តារាង1.D2" office:value-type="string">
            <text:p text:style-name="P13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>ជំនាត់</text:p>
          </table:table-cell>
          <table:table-cell table:style-name="តារាង1.A2" office:value-type="string">
            <text:p text:style-name="P13"/>
          </table:table-cell>
          <table:table-cell table:style-name="តារាង1.D2" office:value-type="string">
            <text:p text:style-name="P13"/>
          </table:table-cell>
          <table:table-cell table:style-name="តារាង1.D2" office:value-type="string">
            <text:p text:style-name="P13">ព. ថ.</text:p>
          </table:table-cell>
          <table:table-cell table:style-name="តារាង1.D2" office:value-type="string">
            <text:p text:style-name="P13">ន.</text:p>
          </table:table-cell>
          <table:table-cell table:style-name="តារាង1.D2" office:value-type="string">
            <text:p text:style-name="P13">ការ​ជាត់ : កុំ​ធ្វើ​ជំនាត់​ទឹក​បាយ​ឲ្យ​សោះ​ឱជា​រស ។</text:p>
          </table:table-cell>
          <table:table-cell table:style-name="តារាង1.D2" office:value-type="string">
            <text:p text:style-name="P13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>ជំនាវ</text:p>
          </table:table-cell>
          <table:table-cell table:style-name="តារាង1.A2" office:value-type="string">
            <text:p text:style-name="P13"/>
          </table:table-cell>
          <table:table-cell table:style-name="តារាង1.D2" office:value-type="string">
            <text:p text:style-name="P13"/>
          </table:table-cell>
          <table:table-cell table:style-name="តារាង1.D2" office:value-type="string">
            <text:p text:style-name="P13">ព. ថ.</text:p>
          </table:table-cell>
          <table:table-cell table:style-name="តារាង1.D2" office:value-type="string">
            <text:p text:style-name="P13">ន.</text:p>
          </table:table-cell>
          <table:table-cell table:style-name="តារាង1.D2" office:value-type="string">
            <text:p text:style-name="P13">ការ​ជាវ, ការ​លក់​ឬ​ទិញ : ជំនាវ​ត្រៃ​ចីវរ, ជំនាវ​សៀវភៅ​សព្វ​ថ្ងៃ​មិន​សូវ​ដាច់​ទេ ។ គុ. ដែល​សម្រាប់​ជាវ, ដែល​បម្រុង​ជាវ : វត្ថុ​ជំនាវ ។ ម. ព. ជាវ ផង ។ </text:p>
          </table:table-cell>
          <table:table-cell table:style-name="តារាង1.D2" office:value-type="string">
            <text:p text:style-name="P13"/>
          </table:table-cell>
          <table:table-cell table:style-name="តារាង1.I2" office:value-type="string">
            <text:p text:style-name="P13"><text:s/></text:p>
            <text:p text:style-name="P13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>ជំនីប</text:p>
          </table:table-cell>
          <table:table-cell table:style-name="តារាង1.A2" office:value-type="string">
            <text:p text:style-name="P13"/>
          </table:table-cell>
          <table:table-cell table:style-name="តារាង1.D2" office:value-type="string">
            <text:p text:style-name="P13"/>
          </table:table-cell>
          <table:table-cell table:style-name="តារាង1.D2" office:value-type="string">
            <text:p text:style-name="P13">ព. ថ.</text:p>
          </table:table-cell>
          <table:table-cell table:style-name="តារាង1.D2" office:value-type="string">
            <text:p text:style-name="P13">ន.</text:p>
          </table:table-cell>
          <table:table-cell table:style-name="តារាង1.D2" office:value-type="string">
            <text:p text:style-name="P13">ការ​ជីប; ផ្នត់​ឬ​អង្កាញ់​ដែល​ជីប : សំពត់​លាត​ឥត​ជំនីប, ជំនីប​សម្លៀក​ល្ខោន ។ </text:p>
          </table:table-cell>
          <table:table-cell table:style-name="តារាង1.D2" office:value-type="string">
            <text:p text:style-name="P13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>ជំនូត</text:p>
          </table:table-cell>
          <table:table-cell table:style-name="តារាង1.A2" office:value-type="string">
            <text:p text:style-name="P13"/>
          </table:table-cell>
          <table:table-cell table:style-name="តារាង1.D2" office:value-type="string">
            <text:p text:style-name="P13"/>
          </table:table-cell>
          <table:table-cell table:style-name="តារាង1.D2" office:value-type="string">
            <text:p text:style-name="P13">ព. ថ.</text:p>
          </table:table-cell>
          <table:table-cell table:style-name="តារាង1.D2" office:value-type="string">
            <text:p text:style-name="P13">ន.</text:p>
          </table:table-cell>
          <table:table-cell table:style-name="តារាង1.D2" office:value-type="string">
            <text:p text:style-name="P13">ការ​ជូត : ត្រូវ​ធ្វើ​ជំនូត​ក្ដារ តុ-ទូ រៀង​រាល់​ថ្ងៃ ។ </text:p>
          </table:table-cell>
          <table:table-cell table:style-name="តារាង1.D2" office:value-type="string">
            <text:p text:style-name="P13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>ជំនួល</text:p>
          </table:table-cell>
          <table:table-cell table:style-name="តារាង1.A2" office:value-type="string">
            <text:p text:style-name="P13"/>
          </table:table-cell>
          <table:table-cell table:style-name="តារាង1.D2" office:value-type="string">
            <text:p text:style-name="P13"/>
          </table:table-cell>
          <table:table-cell table:style-name="តារាង1.D2" office:value-type="string">
            <text:p text:style-name="P13">ព. ថ.</text:p>
          </table:table-cell>
          <table:table-cell table:style-name="តារាង1.D2" office:value-type="string">
            <text:p text:style-name="P13">ន.</text:p>
          </table:table-cell>
          <table:table-cell table:style-name="តារាង1.D2" office:value-type="string">
            <text:p text:style-name="P13">ការ​ជួល : បណ្ដា​ផ្ទះ​ទាំង​៣​ល្វែង​នេះ មាន​ជំនួល​តែ​១​ល្វែង​ទេ​ (ច្រើន​ប្រើ ជួល ជាង) ។ </text:p>
          </table:table-cell>
          <table:table-cell table:style-name="តារាង1.D2" office:value-type="string">
            <text:p text:style-name="P13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>ជំនេរ</text:p>
          </table:table-cell>
          <table:table-cell table:style-name="តារាង1.A2" office:value-type="string">
            <text:p text:style-name="P13"/>
          </table:table-cell>
          <table:table-cell table:style-name="តារាង1.D2" office:value-type="string">
            <text:p text:style-name="P13"/>
          </table:table-cell>
          <table:table-cell table:style-name="តារាង1.D2" office:value-type="string">
            <text:p text:style-name="P13">ព. ថ.</text:p>
          </table:table-cell>
          <table:table-cell table:style-name="តារាង1.D2" office:value-type="string">
            <text:p text:style-name="P13">ន.</text:p>
          </table:table-cell>
          <table:table-cell table:style-name="តារាង1.D2" office:value-type="string">
            <text:p text:style-name="P13">ការ​ជេរ, ពាក្យ​ជេរ : អា​ហ្នឹង​ខ្ជិល​ណាស់ ប្រើ​វា​ឲ្យ​ធ្វើ​ការ​អ្វី​ៗ ទាល់​តែ​មាន​ជំនេរ​ថែម​ទៀត ទើប​រហ័ស​រហួន​គ្រាន់​បើ​បន្តិច ។</text:p>
          </table:table-cell>
          <table:table-cell table:style-name="តារាង1.D2" office:value-type="string">
            <text:p text:style-name="P13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>ជំនែង</text:p>
          </table:table-cell>
          <table:table-cell table:style-name="តារាង1.A2" office:value-type="string">
            <text:p text:style-name="P13"/>
          </table:table-cell>
          <table:table-cell table:style-name="តារាង1.D2" office:value-type="string">
            <text:p text:style-name="P13"/>
          </table:table-cell>
          <table:table-cell table:style-name="តារាង1.D2" office:value-type="string">
            <text:p text:style-name="P13">ព. ថ.</text:p>
          </table:table-cell>
          <table:table-cell table:style-name="តារាង1.D2" office:value-type="string">
            <text:p text:style-name="P13">ន.</text:p>
          </table:table-cell>
          <table:table-cell table:style-name="តារាង1.D2" office:value-type="string">
            <text:p text:style-name="P13">ការ​ជែង, ការ​ដណ្ដើម​ទៅ​ឲ្យ​បាន​នៅ​ពី​ខាង​មុខ​គេ : បើក​បរ​រថយន្ត កុំ​គប្បី​ឆ្លៀត​ប្រើ​ជំនែង​ដោយ​ខុស​របៀប​ច្បាប់ ។</text:p>
          </table:table-cell>
          <table:table-cell table:style-name="តារាង1.D2" office:value-type="string">
            <text:p text:style-name="P13"/>
          </table:table-cell>
          <table:table-cell table:style-name="តារាង1.I2" office:value-type="string">
            <text:p text:style-name="P13"/>
          </table:table-cell>
        </table:table-row>
        <table:table-row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4">ជំនោះ</text:p>
          </table:table-cell>
          <table:table-cell table:style-name="តារាង1.A2" office:value-type="string">
            <text:p text:style-name="P13"/>
          </table:table-cell>
          <table:table-cell table:style-name="តារាង1.D2" office:value-type="string">
            <text:p text:style-name="P13"/>
          </table:table-cell>
          <table:table-cell table:style-name="តារាង1.D2" office:value-type="string">
            <text:p text:style-name="P13">ព. ថ.</text:p>
          </table:table-cell>
          <table:table-cell table:style-name="តារាង1.D2" office:value-type="string">
            <text:p text:style-name="P13">ន.</text:p>
          </table:table-cell>
          <table:table-cell table:style-name="តារាង1.D2" office:value-type="string">
            <text:p text:style-name="P13">ការ​ជោះ, មុខ​ឬ​ស្នាម​ដែល​ជោះ : មាន​បង្គាប់​ពី​ក្រសួង​សាធារណ​ សុខាភិបាល ឲ្យ​ធ្វើ​ជំនោះ​អុត​នៅ​គ្រប់​តំបន់, កុំ​ធ្វើ​ជំនោះ​បន្លា​ដោយ​ម្ជុល​មាន​ច្រែះ; ប្រយ័ត្ន​កុំ​ឲ្យ​ប៉ះ​ត្រង់​ជំនោះ ។</text:p>
          </table:table-cell>
          <table:table-cell table:style-name="តារាង1.D2" office:value-type="string">
            <text:p text:style-name="P13"/>
          </table:table-cell>
          <table:table-cell table:style-name="តារាង1.I2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16T14:50:33</dc:date>
    <meta:print-date>2005-12-01T09:25:03</meta:print-date>
    <dc:language>en-US</dc:language>
    <meta:editing-cycles>144</meta:editing-cycles>
    <meta:editing-duration>P3DT4H5M4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72" meta:paragraph-count="2443" meta:word-count="6499" meta:character-count="76101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